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7cefa" draw:textarea-horizontal-align="justify" draw:textarea-vertical-align="middle" draw:auto-grow-height="false" fo:min-height="1.734cm" fo:min-width="2.599cm"/>
    </style:style>
    <style:style style:name="gr2" style:family="graphic" style:parent-style-name="standard">
      <style:graphic-properties draw:stroke="none" draw:fill="solid" draw:fill-color="#87cefa" draw:textarea-horizontal-align="justify" draw:textarea-vertical-align="middle" draw:auto-grow-height="false" fo:min-height="2.163cm" fo:min-width="4.224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604cm" fo:min-width="2.404cm"/>
    </style:style>
    <style:style style:name="gr4" style:family="graphic" style:parent-style-name="standard">
      <style:graphic-properties draw:stroke="none" draw:fill="solid" draw:fill-color="#87cefa" draw:textarea-horizontal-align="justify" draw:textarea-vertical-align="middle" draw:auto-grow-height="false" fo:min-height="3.006cm" fo:min-width="5.4cm"/>
    </style:style>
    <style:style style:name="gr5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Default_5f_1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7.698cm" fo:min-width="23.464cm" fo:padding-top="0.143cm" fo:padding-bottom="0.143cm" fo:padding-left="0.268cm" fo:padding-right="0.268cm"/>
    </style:style>
    <style:style style:name="gr8" style:family="graphic" style:parent-style-name="Default_5f_1">
      <style:graphic-properties svg:stroke-width="0.1cm" svg:stroke-color="#000000" draw:marker-start-width="0.262cm" draw:marker-end-width="0.262cm" draw:fill="none" draw:textarea-horizontal-align="justify" draw:textarea-vertical-align="middle" draw:auto-grow-height="false" fo:min-height="4.846cm" fo:min-width="4.596cm" fo:padding-top="0.176cm" fo:padding-bottom="0.176cm" fo:padding-left="0.301cm" fo:padding-right="0.301cm"/>
    </style:style>
    <style:style style:name="gr9" style:family="graphic" style:parent-style-name="Default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5.536cm" fo:min-width="5.286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2cm" svg:stroke-color="#000000" draw:marker-start-width="0.72cm" draw:marker-end-width="0.72cm" draw:fill="none" draw:textarea-vertical-align="middle" fo:padding-top="0.224cm" fo:padding-bottom="0.224cm" fo:padding-left="0.349cm" fo:padding-right="0.349cm"/>
    </style:style>
    <style:style style:name="gr11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2" style:family="graphic" style:parent-style-name="Default_5f_1">
      <style:graphic-properties draw:stroke="none" svg:stroke-color="#81d41a" draw:fill="solid" draw:fill-color="#2cee0e" draw:textarea-horizontal-align="justify" draw:textarea-vertical-align="middle" draw:auto-grow-height="false" fo:min-height="0.394cm" fo:min-width="0cm"/>
    </style:style>
    <style:style style:name="gr13" style:family="graphic" style:parent-style-name="Default_5f_1">
      <style:graphic-properties svg:stroke-width="0.15cm" svg:stroke-color="#ff8c00" draw:marker-start-width="0.335cm" draw:marker-end-width="0.335cm" draw:fill="none" draw:textarea-horizontal-align="justify" draw:textarea-vertical-align="middle" draw:auto-grow-height="false" fo:min-height="1.582cm" fo:min-width="2.324cm" fo:padding-top="0.198cm" fo:padding-bottom="0.198cm" fo:padding-left="0.323cm" fo:padding-right="0.323cm"/>
    </style:style>
    <style:style style:name="gr14" style:family="graphic" style:parent-style-name="Default_5f_1">
      <style:graphic-properties svg:stroke-color="#9900ff" draw:fill-color="#9900ff" draw:textarea-horizontal-align="justify" draw:textarea-vertical-align="middle" draw:auto-grow-height="false" fo:min-height="0.29cm" fo:min-width="0.277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689cm" fo:min-width="4.264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19cm"/>
    </style:style>
    <style:style style:name="gr18" style:family="graphic" style:parent-style-name="objectwithoutfill">
      <style:graphic-properties svg:stroke-width="0.053cm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Dashed_20__28_var_29_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2.802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34cm" fo:min-width="1.642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46cm" fo:min-width="0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6" style:family="graphic" style:parent-style-name="Default_5f_1">
      <style:graphic-properties draw:stroke="solid" svg:stroke-width="0.051cm" svg:stroke-color="#000000" draw:marker-start-width="0.279cm" draw:marker-end-width="0.279cm" draw:fill="solid" draw:fill-color="#87cefa" draw:auto-grow-height="true" draw:auto-grow-width="false" fo:max-height="0cm" fo:min-height="0.945cm" fo:padding-top="0.151cm" fo:padding-bottom="0.151cm" fo:padding-left="0.276cm" fo:padding-right="0.276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39cm"/>
      <style:paragraph-properties style:writing-mode="lr-tb"/>
    </style:style>
    <style:style style:name="gr28" style:family="graphic" style:parent-style-name="standard">
      <style:graphic-properties draw:stroke="solid" svg:stroke-width="0.051cm" svg:stroke-color="#000000" draw:marker-start-width="0.279cm" draw:marker-end-width="0.279cm" draw:fill="solid" draw:fill-color="#32cd32" draw:textarea-horizontal-align="justify" draw:textarea-vertical-align="middle" draw:auto-grow-height="false" fo:min-height="0.154cm" fo:min-width="0.684cm" fo:padding-top="0.151cm" fo:padding-bottom="0.151cm" fo:padding-left="0.276cm" fo:padding-right="0.276cm"/>
    </style:style>
    <style:style style:name="gr29" style:family="graphic" style:parent-style-name="Default_5f_1">
      <style:graphic-properties draw:stroke="solid" svg:stroke-width="0.15cm" svg:stroke-color="#ff8c00" draw:marker-start-width="0cm" draw:marker-end-width="0cm" draw:fill="none" draw:fill-color="#ff8c00" draw:textarea-horizontal-align="justify" draw:textarea-vertical-align="middle" draw:auto-grow-height="false" fo:min-height="0.324cm" fo:min-width="0.074cm" fo:padding-top="0.198cm" fo:padding-bottom="0.198cm" fo:padding-left="0.323cm" fo:padding-right="0.323cm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solid" draw:fill-color="#32cd32" draw:textarea-vertical-align="middle" fo:padding-top="0.15cm" fo:padding-bottom="0.15cm" fo:padding-left="0.275cm" fo:padding-right="0.275cm"/>
    </style:style>
    <style:style style:name="gr3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23cm"/>
      <style:paragraph-properties style:writing-mode="lr-tb"/>
    </style:style>
    <style:style style:name="gr32" style:family="graphic">
      <style:graphic-properties style:protect="size"/>
    </style:style>
    <style:style style:name="gr33" style:family="graphic" style:parent-style-name="Default_5f_1">
      <style:graphic-properties draw:stroke="solid" svg:stroke-width="0.15cm" svg:stroke-color="#ff8c00" draw:marker-start-width="0cm" draw:marker-end-width="0cm" draw:fill="none" draw:fill-color="#ff8c00" draw:textarea-horizontal-align="justify" draw:textarea-vertical-align="middle" draw:auto-grow-height="false" fo:min-height="1.042cm" fo:min-width="0.792cm" fo:padding-top="0.198cm" fo:padding-bottom="0.198cm" fo:padding-left="0.323cm" fo:padding-right="0.323cm"/>
    </style:style>
    <style:style style:name="gr34" style:family="graphic" style:parent-style-name="standard">
      <style:graphic-properties draw:stroke="none" svg:stroke-color="#9900ff" draw:fill-color="#9900ff" draw:textarea-horizontal-align="justify" draw:textarea-vertical-align="middle" draw:auto-grow-height="false" fo:min-height="0.02cm" fo:min-width="0cm"/>
    </style:style>
    <style:style style:name="gr35" style:family="graphic" style:parent-style-name="Default_5f_1">
      <style:graphic-properties draw:stroke="solid" svg:stroke-width="0.15cm" svg:stroke-color="#ff8c00" draw:marker-start-width="0cm" draw:marker-end-width="0cm" draw:fill="none" draw:fill-color="#ff8c00" draw:textarea-horizontal-align="justify" draw:textarea-vertical-align="middle" draw:auto-grow-height="false" fo:min-height="1.76cm" fo:min-width="1.51cm" fo:padding-top="0.198cm" fo:padding-bottom="0.198cm" fo:padding-left="0.323cm" fo:padding-right="0.323cm"/>
    </style:style>
    <style:style style:name="gr36" style:family="graphic" style:parent-style-name="standard">
      <style:graphic-properties draw:stroke="none" svg:stroke-color="#9900ff" draw:fill-color="#9900ff" draw:textarea-horizontal-align="justify" draw:textarea-vertical-align="middle" draw:auto-grow-height="false" fo:min-height="0.308cm" fo:min-width="0.292cm"/>
    </style:style>
    <style:style style:name="gr37" style:family="graphic" style:parent-style-name="Default_5f_1">
      <style:graphic-properties draw:stroke="solid" svg:stroke-width="0.15cm" svg:stroke-color="#ff8c00" draw:marker-start-width="0cm" draw:marker-end-width="0cm" draw:fill="none" draw:fill-color="#ff8c00" draw:textarea-horizontal-align="justify" draw:textarea-vertical-align="middle" draw:auto-grow-height="false" fo:min-height="2.12cm" fo:min-width="1.87cm" fo:padding-top="0.198cm" fo:padding-bottom="0.198cm" fo:padding-left="0.323cm" fo:padding-right="0.323cm"/>
    </style:style>
    <style:style style:name="gr38" style:family="graphic" style:parent-style-name="standard">
      <style:graphic-properties draw:stroke="none" svg:stroke-color="#9900ff" draw:fill-color="#9900ff" draw:textarea-horizontal-align="justify" draw:textarea-vertical-align="middle" draw:auto-grow-height="false" fo:min-height="0.218cm" fo:min-width="0.148cm"/>
    </style:style>
    <style:style style:name="gr39" style:family="graphic" style:parent-style-name="Default_5f_1">
      <style:graphic-properties draw:stroke="solid" svg:stroke-width="0.15cm" svg:stroke-color="#ff8c00" draw:marker-start-width="0cm" draw:marker-end-width="0cm" draw:fill="none" draw:fill-color="#ff8c00" draw:textarea-horizontal-align="justify" draw:textarea-vertical-align="middle" draw:auto-grow-height="false" fo:min-height="2.226cm" fo:min-width="1.976cm" fo:padding-top="0.198cm" fo:padding-bottom="0.198cm" fo:padding-left="0.323cm" fo:padding-right="0.323cm"/>
    </style:style>
    <style:style style:name="gr40" style:family="graphic" style:parent-style-name="Default_5f_1">
      <style:graphic-properties draw:stroke="none" svg:stroke-color="#00cc00" draw:fill="solid" draw:fill-color="#2cee0e" draw:textarea-horizontal-align="justify" draw:textarea-vertical-align="middle" draw:auto-grow-height="false" fo:min-height="0.034cm" fo:min-width="0cm"/>
    </style:style>
    <style:style style:name="gr41" style:family="graphic" style:parent-style-name="Default_5f_1">
      <style:graphic-properties draw:stroke="none" svg:stroke-color="#00cc00" draw:fill="solid" draw:fill-color="#2cee0e" draw:textarea-horizontal-align="justify" draw:textarea-vertical-align="middle" draw:auto-grow-height="false" fo:min-height="0.182cm" fo:min-width="0cm"/>
    </style:style>
    <style:style style:name="gr42" style:family="graphic" style:parent-style-name="Default_5f_1">
      <style:graphic-properties draw:stroke="solid" svg:stroke-width="0.15cm" svg:stroke-color="#ff8c00" draw:marker-start-width="0cm" draw:marker-end-width="0cm" draw:fill="none" draw:fill-color="#ff8c00" draw:textarea-horizontal-align="justify" draw:textarea-vertical-align="middle" draw:auto-grow-height="false" fo:min-height="2.298cm" fo:min-width="2.048cm" fo:padding-top="0.198cm" fo:padding-bottom="0.198cm" fo:padding-left="0.323cm" fo:padding-right="0.323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4" style:family="graphic" style:parent-style-name="Default_5f_1">
      <style:graphic-properties draw:stroke="solid" svg:stroke-width="0.051cm" svg:stroke-color="#000000" draw:marker-start-width="0.279cm" draw:marker-end-width="0.279cm" draw:fill="none" draw:fill-color="#87cefa" draw:auto-grow-height="true" draw:auto-grow-width="false" fo:max-height="0cm" fo:min-height="0.945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draw:stroke="solid" svg:stroke-width="0.051cm" svg:stroke-color="#000000" draw:marker-start-width="0.279cm" draw:marker-end-width="0.279cm" draw:fill="solid" draw:fill-color="#ff0000" draw:textarea-horizontal-align="justify" draw:textarea-vertical-align="middle" draw:auto-grow-height="false" fo:min-height="0.154cm" fo:min-width="0.684cm" fo:padding-top="0.151cm" fo:padding-bottom="0.151cm" fo:padding-left="0.276cm" fo:padding-right="0.276cm"/>
    </style:style>
    <style:style style:name="gr46" style:family="graphic" style:parent-style-name="Default_5f_1">
      <style:graphic-properties draw:stroke="solid" svg:stroke-width="0.305cm" svg:stroke-color="#ff8c00" draw:marker-start-width="0.229cm" draw:marker-end-width="0.229cm" svg:stroke-opacity="85%" draw:fill="none" draw:fill-color="#ff8c00" draw:textarea-horizontal-align="justify" draw:textarea-vertical-align="middle" draw:auto-grow-height="false" fo:min-height="0.89cm" fo:min-width="0.64cm" fo:padding-top="0.274cm" fo:padding-bottom="0.274cm" fo:padding-left="0.399cm" fo:padding-right="0.399cm"/>
    </style:style>
    <style:style style:name="gr47" style:family="graphic" style:parent-style-name="standard">
      <style:graphic-properties draw:stroke="none" svg:stroke-color="#9900ff" draw:fill="solid" draw:fill-color="#9900ff" draw:opacity="70%" draw:textarea-horizontal-align="justify" draw:textarea-vertical-align="middle" draw:auto-grow-height="false" fo:min-height="0.182cm" fo:min-width="0.076cm" draw:shadow-opacity="70%"/>
    </style:style>
    <style:style style:name="gr48" style:family="graphic" style:parent-style-name="Default_5f_1">
      <style:graphic-properties draw:stroke="solid" svg:stroke-width="0.457cm" svg:stroke-color="#ff8c00" draw:marker-start-width="0.457cm" draw:marker-end-width="0.457cm" svg:stroke-opacity="70%" draw:fill="none" draw:fill-color="#ff8c00" draw:textarea-horizontal-align="justify" draw:textarea-vertical-align="middle" draw:auto-grow-height="false" fo:min-height="1.454cm" fo:min-width="1.204cm" fo:padding-top="0.351cm" fo:padding-bottom="0.351cm" fo:padding-left="0.476cm" fo:padding-right="0.476cm"/>
    </style:style>
    <style:style style:name="gr49" style:family="graphic" style:parent-style-name="standard">
      <style:graphic-properties draw:stroke="none" svg:stroke-color="#9900ff" draw:fill-color="#9900ff" draw:opacity="55%" draw:textarea-horizontal-align="justify" draw:textarea-vertical-align="middle" draw:auto-grow-height="false" fo:min-height="0.522cm" fo:min-width="0.614cm" draw:shadow-opacity="55%"/>
    </style:style>
    <style:style style:name="gr50" style:family="graphic" style:parent-style-name="Default_5f_1">
      <style:graphic-properties draw:stroke="solid" svg:stroke-width="0.61cm" svg:stroke-color="#ff8c00" draw:marker-start-width="0.686cm" draw:marker-end-width="0.686cm" svg:stroke-opacity="55%" draw:fill="none" draw:fill-color="#ff8c00" draw:textarea-horizontal-align="justify" draw:textarea-vertical-align="middle" draw:auto-grow-height="false" fo:min-height="1.662cm" fo:min-width="1.412cm" fo:padding-top="0.427cm" fo:padding-bottom="0.427cm" fo:padding-left="0.552cm" fo:padding-right="0.552cm"/>
    </style:style>
    <style:style style:name="gr51" style:family="graphic" style:parent-style-name="standard">
      <style:graphic-properties draw:stroke="none" svg:stroke-color="#9900ff" draw:fill-color="#9900ff" draw:opacity="40%" draw:textarea-horizontal-align="justify" draw:textarea-vertical-align="middle" draw:auto-grow-height="false" fo:min-height="0.542cm" fo:min-width="0.578cm" draw:shadow-opacity="40%"/>
    </style:style>
    <style:style style:name="gr52" style:family="graphic" style:parent-style-name="Default_5f_1">
      <style:graphic-properties draw:stroke="solid" svg:stroke-width="0.762cm" svg:stroke-color="#ff8c00" draw:marker-start-width="0.914cm" draw:marker-end-width="0.914cm" svg:stroke-opacity="40%" draw:fill="none" draw:fill-color="#ff8c00" draw:textarea-horizontal-align="justify" draw:textarea-vertical-align="middle" draw:auto-grow-height="false" fo:min-height="1.616cm" fo:min-width="1.366cm" fo:padding-top="0.503cm" fo:padding-bottom="0.503cm" fo:padding-left="0.628cm" fo:padding-right="0.628cm"/>
    </style:style>
    <style:style style:name="gr53" style:family="graphic" style:parent-style-name="Default_5f_1">
      <style:graphic-properties draw:stroke="none" svg:stroke-color="#00cc00" draw:fill="solid" draw:fill-color="#2cee0e" draw:opacity="40%" draw:textarea-horizontal-align="justify" draw:textarea-vertical-align="middle" draw:auto-grow-height="false" fo:min-height="0.47cm" fo:min-width="0.22cm" draw:shadow-opacity="40%"/>
    </style:style>
    <style:style style:name="gr54" style:family="graphic" style:parent-style-name="Default_5f_1">
      <style:graphic-properties draw:stroke="none" svg:stroke-color="#00cc00" draw:fill="solid" draw:fill-color="#2cee0e" draw:opacity="25%" draw:textarea-horizontal-align="justify" draw:textarea-vertical-align="middle" draw:auto-grow-height="false" fo:min-height="0.72cm" fo:min-width="0.47cm" draw:shadow-opacity="25%"/>
    </style:style>
    <style:style style:name="gr55" style:family="graphic" style:parent-style-name="Default_5f_1">
      <style:graphic-properties draw:stroke="solid" svg:stroke-width="0.914cm" svg:stroke-color="#ff8c00" draw:marker-start-width="1.143cm" draw:marker-end-width="1.143cm" svg:stroke-opacity="25%" draw:fill="none" draw:fill-color="#ff8c00" draw:textarea-horizontal-align="justify" draw:textarea-vertical-align="middle" draw:auto-grow-height="false" fo:min-height="1.534cm" fo:min-width="1.284cm" fo:padding-top="0.58cm" fo:padding-bottom="0.58cm" fo:padding-left="0.705cm" fo:padding-right="0.705cm"/>
    </style:style>
    <style:style style:name="gr56" style:family="graphic" style:parent-style-name="standard">
      <style:graphic-properties draw:stroke="none" svg:stroke-color="#9900ff" draw:fill-color="#9900ff" draw:opacity="60%" draw:textarea-horizontal-align="justify" draw:textarea-vertical-align="middle" draw:auto-grow-height="false" fo:min-height="0.522cm" fo:min-width="0.614cm" draw:shadow-opacity="60%"/>
    </style:style>
    <style:style style:name="gr57" style:family="graphic" style:parent-style-name="Default_5f_1">
      <style:graphic-properties draw:stroke="solid" svg:stroke-width="0.61cm" svg:stroke-color="#ff8c00" draw:marker-start-width="0.686cm" draw:marker-end-width="0.686cm" svg:stroke-opacity="60%" draw:fill="none" draw:fill-color="#ff8c00" draw:textarea-horizontal-align="justify" draw:textarea-vertical-align="middle" draw:auto-grow-height="false" fo:min-height="1.662cm" fo:min-width="1.412cm" fo:padding-top="0.427cm" fo:padding-bottom="0.427cm" fo:padding-left="0.552cm" fo:padding-right="0.552cm"/>
    </style:style>
    <style:style style:name="gr58" style:family="graphic" style:parent-style-name="standard">
      <style:graphic-properties draw:stroke="none" draw:fill="solid" draw:fill-color="#ffd700" draw:textarea-horizontal-align="justify" draw:textarea-vertical-align="middle" draw:auto-grow-height="false" fo:min-height="1.734cm" fo:min-width="2.599cm"/>
    </style:style>
    <style:style style:name="gr59" style:family="graphic" style:parent-style-name="standard">
      <style:graphic-properties draw:stroke="none" draw:fill="solid" draw:fill-color="#ffd700" draw:textarea-horizontal-align="justify" draw:textarea-vertical-align="middle" draw:auto-grow-height="false" fo:min-height="2.163cm" fo:min-width="4.224cm"/>
    </style:style>
    <style:style style:name="gr60" style:family="graphic" style:parent-style-name="Default_5f_1">
      <style:graphic-properties draw:stroke="solid" svg:stroke-width="0.051cm" svg:stroke-color="#000000" draw:marker-start-width="0.279cm" draw:marker-end-width="0.279cm" draw:fill="solid" draw:fill-color="#ffd700" draw:auto-grow-height="true" draw:auto-grow-width="false" fo:max-height="0cm" fo:min-height="0.945cm" fo:padding-top="0.151cm" fo:padding-bottom="0.151cm" fo:padding-left="0.276cm" fo:padding-right="0.276cm"/>
      <style:paragraph-properties style:writing-mode="lr-tb"/>
    </style:style>
    <style:style style:name="gr61" style:family="graphic" style:parent-style-name="Default_5f_1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46cm" fo:min-width="0cm" fo:padding-top="0.151cm" fo:padding-bottom="0.151cm" fo:padding-left="0.276cm" fo:padding-right="0.276cm"/>
    </style:style>
    <style:style style:name="gr62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577cm"/>
    </style:style>
    <style:style style:name="gr64" style:family="graphic" style:parent-style-name="Default_5f_1">
      <style:graphic-properties draw:stroke="none" svg:stroke-color="#00cc00" draw:fill="solid" draw:fill-color="#2cee0e" draw:textarea-horizontal-align="justify" draw:textarea-vertical-align="middle" draw:auto-grow-height="false" fo:min-height="0cm" fo:min-width="0cm"/>
    </style:style>
    <style:style style:name="gr65" style:family="graphic" style:parent-style-name="Default_5f_1">
      <style:graphic-properties svg:stroke-width="0.1cm" svg:stroke-color="#ff8000" draw:marker-start-width="0.165cm" draw:marker-end-width="0.165cm" draw:fill="none" draw:textarea-horizontal-align="justify" draw:textarea-vertical-align="middle" draw:auto-grow-height="false" fo:min-height="0.014cm" fo:min-width="0cm" fo:padding-top="0.173cm" fo:padding-bottom="0.173cm" fo:padding-left="0.298cm" fo:padding-right="0.298cm"/>
    </style:style>
    <style:style style:name="gr66" style:family="graphic" style:parent-style-name="Default_5f_1">
      <style:graphic-properties draw:stroke="none" svg:stroke-color="#00cc00" draw:fill="solid" draw:fill-color="#9900ff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87cefa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solid" draw:fill-color="#2cee0e"/>
      <style:paragraph-properties fo:text-align="center"/>
    </style:style>
    <style:style style:name="P6" style:family="paragraph">
      <loext:graphic-properties draw:fill-color="#9900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 fo:font-weight="bold"/>
    </style:style>
    <style:style style:name="P10" style:family="paragraph">
      <loext:graphic-properties draw:fill="solid" draw:fill-color="#87cefa"/>
      <style:paragraph-properties fo:text-align="center" style:writing-mode="lr-tb"/>
      <style:text-properties fo:font-size="18pt" fo:font-weight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end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8pt" fo:font-weight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22pt" fo:font-style="italic" fo:font-weight="bold" style:font-size-asian="22pt" style:font-style-asian="italic" style:font-size-complex="22pt" style:font-style-complex="italic"/>
    </style:style>
    <style:style style:name="P17" style:family="paragraph">
      <loext:graphic-properties draw:fill="solid" draw:fill-color="#32cd32"/>
      <style:paragraph-properties fo:text-align="center"/>
    </style:style>
    <style:style style:name="P18" style:family="paragraph">
      <loext:graphic-properties draw:fill="none" draw:fill-color="#ff8c00"/>
      <style:paragraph-properties fo:text-align="center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24pt" fo:font-style="italic" fo:font-weight="bold" style:font-size-asian="28pt" style:font-style-asian="italic" style:font-size-complex="28pt" style:font-style-complex="italic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none" draw:fill-color="#87cefa"/>
      <style:paragraph-properties fo:text-align="center" style:writing-mode="lr-tb"/>
      <style:text-properties fo:font-size="18pt" fo:font-weight="bold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solid" draw:fill-color="#9900ff" draw:opacity="70%"/>
      <style:paragraph-properties fo:text-align="center"/>
    </style:style>
    <style:style style:name="P25" style:family="paragraph">
      <loext:graphic-properties draw:fill-color="#9900ff" draw:opacity="55%"/>
      <style:paragraph-properties fo:text-align="center"/>
    </style:style>
    <style:style style:name="P26" style:family="paragraph">
      <loext:graphic-properties draw:fill-color="#9900ff" draw:opacity="40%"/>
      <style:paragraph-properties fo:text-align="center"/>
    </style:style>
    <style:style style:name="P27" style:family="paragraph">
      <loext:graphic-properties draw:fill="solid" draw:fill-color="#2cee0e" draw:opacity="40%"/>
      <style:paragraph-properties fo:text-align="center"/>
    </style:style>
    <style:style style:name="P28" style:family="paragraph">
      <loext:graphic-properties draw:fill="solid" draw:fill-color="#2cee0e" draw:opacity="25%"/>
      <style:paragraph-properties fo:text-align="center"/>
    </style:style>
    <style:style style:name="P29" style:family="paragraph">
      <loext:graphic-properties draw:fill-color="#9900ff" draw:opacity="60%"/>
      <style:paragraph-properties fo:text-align="center"/>
    </style:style>
    <style:style style:name="P30" style:family="paragraph">
      <loext:graphic-properties draw:fill="solid" draw:fill-color="#ffd700"/>
      <style:paragraph-properties fo:text-align="center"/>
    </style:style>
    <style:style style:name="P31" style:family="paragraph">
      <loext:graphic-properties draw:fill="solid" draw:fill-color="#ffd700"/>
      <style:paragraph-properties fo:text-align="center" style:writing-mode="lr-tb"/>
      <style:text-properties fo:font-size="18pt" fo:font-weight="bold"/>
    </style:style>
    <style:style style:name="P32" style:family="paragraph">
      <loext:graphic-properties draw:fill="solid" draw:fill-color="#9900ff"/>
      <style:paragraph-properties fo:text-align="center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fo:font-style="italic" fo:font-weight="bold" style:font-size-asian="28pt" style:font-style-asian="italic" style:font-size-complex="28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Microsoft YaHei" style:font-size-asian="28pt" style:font-style-asian="italic" style:font-weight-asian="normal" style:font-name-complex="Mangal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cm">
          <draw:text-box>
            <text:p text:style-name="P8"><text:span text:style-name="T1">Water objective</text:span></text:p>
          </draw:text-box>
        </draw:frame>
        <draw:g xml:id="id1" draw:id="id1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2" draw:id="id2" draw:layer="layout" draw:type="curve" svg:x1="12.332cm" svg:y1="16.492cm" svg:x2="20cm" svg:y2="17.878cm" draw:start-shape="id1" draw:start-glue-point="1" svg:d="M12332 16492c6147 0 2313 1386 7668 1386" svg:viewBox="0 0 7669 1387">
          <text:p/>
        </draw:connector>
        <draw:connector draw:style-name="gr25" draw:text-style-name="P3" xml:id="id3" draw:id="id3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2" draw:start-glue-point="3" draw:end-shape="id3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8" draw:layer="layout" svg:width="1.016cm" svg:height="1.016cm" svg:x="22.441cm" svg:y="5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cm">
          <draw:text-box>
            <text:p text:style-name="P8"><text:span text:style-name="T1">Water objective</text:span></text:p>
          </draw:text-box>
        </draw:frame>
        <draw:g xml:id="id4" draw:id="id4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5" draw:id="id5" draw:layer="layout" draw:type="curve" svg:x1="12.332cm" svg:y1="16.492cm" svg:x2="20cm" svg:y2="17.878cm" draw:start-shape="id4" draw:start-glue-point="1" svg:d="M12332 16492c6147 0 2313 1386 7668 1386" svg:viewBox="0 0 7669 1387">
          <text:p/>
        </draw:connector>
        <draw:connector draw:style-name="gr25" draw:text-style-name="P3" xml:id="id6" draw:id="id6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5" draw:start-glue-point="3" draw:end-shape="id6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8" draw:layer="layout" svg:width="1.016cm" svg:height="1.016cm" svg:x="22.441cm" svg:y="5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cm">
          <draw:text-box>
            <text:p text:style-name="P8"><text:span text:style-name="T1">Water objective</text:span></text:p>
          </draw:text-box>
        </draw:frame>
        <draw:g xml:id="id7" draw:id="id7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8" draw:id="id8" draw:layer="layout" draw:type="curve" svg:x1="12.332cm" svg:y1="16.492cm" svg:x2="20cm" svg:y2="17.878cm" draw:start-shape="id7" draw:start-glue-point="1" svg:d="M12332 16492c6147 0 2313 1386 7668 1386" svg:viewBox="0 0 7669 1387">
          <text:p/>
        </draw:connector>
        <draw:connector draw:style-name="gr25" draw:text-style-name="P3" xml:id="id9" draw:id="id9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8" draw:start-glue-point="3" draw:end-shape="id9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8" draw:layer="layout" svg:width="1.016cm" svg:height="1.016cm" svg:x="22.441cm" svg:y="5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33" draw:text-style-name="P18" draw:layer="layout" svg:width="2.032cm" svg:height="2.032cm" svg:x="21.93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4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4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4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396cm" svg:x2="9.789cm" svg:y2="13cm">
                  <text:p/>
                </draw:line>
                <draw:line draw:style-name="gr18" draw:text-style-name="P2" draw:layer="layout" svg:x1="9.79cm" svg:y1="13cm" svg:x2="3.18cm" svg:y2="13cm">
                  <text:p/>
                </draw:line>
                <draw:line draw:style-name="gr18" draw:text-style-name="P2" draw:layer="layout" svg:x1="3.18cm" svg:y1="13cm" svg:x2="3.18cm" svg:y2="10.422cm">
                  <text:p/>
                </draw:line>
                <draw:line draw:style-name="gr18" draw:text-style-name="P2" draw:layer="layout" svg:x1="8.912cm" svg:y1="9.422cm" svg:x2="4.118cm" svg:y2="9.427cm">
                  <text:p/>
                </draw:line>
                <draw:line draw:style-name="gr18" draw:text-style-name="P2" draw:layer="layout" svg:x1="8.882cm" svg:y1="9.422cm" svg:x2="9.789cm" svg:y2="10.421cm">
                  <text:p/>
                </draw:line>
                <draw:line draw:style-name="gr18" draw:text-style-name="P2" draw:layer="layout" svg:x1="3.18cm" svg:y1="10.422cm" svg:x2="4.118cm" svg:y2="9.427cm">
                  <text:p/>
                </draw:line>
              </draw:g>
            </draw:g>
          </draw:g>
          <draw:g>
            <draw:line draw:style-name="gr6" draw:text-style-name="P3" draw:layer="layout" svg:x1="6.413cm" svg:y1="7.474cm" svg:x2="4.332cm" svg:y2="9.427cm">
              <text:p/>
            </draw:line>
            <draw:line draw:style-name="gr6" draw:text-style-name="P3" draw:layer="layout" svg:x1="6.413cm" svg:y1="7.474cm" svg:x2="8.64cm" svg:y2="9.422cm">
              <text:p/>
            </draw:line>
            <draw:line draw:style-name="gr19" draw:text-style-name="P3" draw:layer="layout" svg:x1="4.064cm" svg:y1="7.434cm" svg:x2="8.839cm" svg:y2="7.434cm">
              <text:p/>
            </draw:line>
          </draw:g>
          <draw:custom-shape draw:style-name="gr20" draw:text-style-name="P2" draw:layer="layout" svg:width="3.302cm" svg:height="2.032cm" svg:x="4.826cm" svg:y="10.9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06cm">
          <draw:text-box>
            <text:p text:style-name="P8"><text:span text:style-name="T1">Water objective</text:span></text:p>
          </draw:text-box>
        </draw:frame>
        <draw:g xml:id="id10" draw:id="id10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1" draw:id="id11" draw:layer="layout" draw:type="curve" svg:x1="12.332cm" svg:y1="16.492cm" svg:x2="20cm" svg:y2="17.878cm" draw:start-shape="id10" draw:start-glue-point="1" svg:d="M12332 16492c6147 0 2313 1386 7668 1386" svg:viewBox="0 0 7669 1387">
          <text:p/>
        </draw:connector>
        <draw:connector draw:style-name="gr25" draw:text-style-name="P3" xml:id="id12" draw:id="id12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1" draw:start-glue-point="3" draw:end-shape="id12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34" draw:text-style-name="P6" draw:layer="layout" svg:width="0.508cm" svg:height="0.382cm" svg:x="23.349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1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1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1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096cm" svg:x2="9.789cm" svg:y2="12.7cm">
                  <text:p/>
                </draw:line>
                <draw:line draw:style-name="gr18" draw:text-style-name="P2" draw:layer="layout" svg:x1="9.79cm" svg:y1="12.7cm" svg:x2="3.18cm" svg:y2="12.7cm">
                  <text:p/>
                </draw:line>
                <draw:line draw:style-name="gr18" draw:text-style-name="P2" draw:layer="layout" svg:x1="3.18cm" svg:y1="12.7cm" svg:x2="3.18cm" svg:y2="10.122cm">
                  <text:p/>
                </draw:line>
                <draw:line draw:style-name="gr18" draw:text-style-name="P2" draw:layer="layout" svg:x1="8.912cm" svg:y1="9.122cm" svg:x2="4.118cm" svg:y2="9.127cm">
                  <text:p/>
                </draw:line>
                <draw:line draw:style-name="gr18" draw:text-style-name="P2" draw:layer="layout" svg:x1="8.882cm" svg:y1="9.122cm" svg:x2="9.789cm" svg:y2="10.121cm">
                  <text:p/>
                </draw:line>
                <draw:line draw:style-name="gr18" draw:text-style-name="P2" draw:layer="layout" svg:x1="3.18cm" svg:y1="10.122cm" svg:x2="4.118cm" svg:y2="9.127cm">
                  <text:p/>
                </draw:line>
              </draw:g>
            </draw:g>
          </draw:g>
          <draw:g>
            <draw:line draw:style-name="gr6" draw:text-style-name="P3" draw:layer="layout" svg:x1="6.413cm" svg:y1="7.174cm" svg:x2="4.332cm" svg:y2="9.127cm">
              <text:p/>
            </draw:line>
            <draw:line draw:style-name="gr6" draw:text-style-name="P3" draw:layer="layout" svg:x1="6.413cm" svg:y1="7.174cm" svg:x2="8.64cm" svg:y2="9.122cm">
              <text:p/>
            </draw:line>
            <draw:line draw:style-name="gr19" draw:text-style-name="P3" draw:layer="layout" svg:x1="4.064cm" svg:y1="7.134cm" svg:x2="8.839cm" svg:y2="7.134cm">
              <text:p/>
            </draw:line>
          </draw:g>
          <draw:custom-shape draw:style-name="gr20" draw:text-style-name="P2" draw:layer="layout" svg:width="3.302cm" svg:height="2.032cm" svg:x="4.826cm" svg:y="10.6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76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g xml:id="id13" draw:id="id13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4" draw:id="id14" draw:layer="layout" draw:type="curve" svg:x1="12.332cm" svg:y1="16.492cm" svg:x2="20cm" svg:y2="17.878cm" draw:start-shape="id13" draw:start-glue-point="1" svg:d="M12332 16492c6147 0 2313 1386 7668 1386" svg:viewBox="0 0 7669 1387">
          <text:p/>
        </draw:connector>
        <draw:connector draw:style-name="gr25" draw:text-style-name="P3" xml:id="id15" draw:id="id15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4" draw:start-glue-point="3" draw:end-shape="id15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2cm" svg:y="12.60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36" draw:text-style-name="P6" draw:layer="layout" svg:width="1.118cm" svg:height="0.788cm" svg:x="23.044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8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8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796cm" svg:x2="9.789cm" svg:y2="12.4cm">
                  <text:p/>
                </draw:line>
                <draw:line draw:style-name="gr18" draw:text-style-name="P2" draw:layer="layout" svg:x1="9.79cm" svg:y1="12.4cm" svg:x2="3.18cm" svg:y2="12.4cm">
                  <text:p/>
                </draw:line>
                <draw:line draw:style-name="gr18" draw:text-style-name="P2" draw:layer="layout" svg:x1="3.18cm" svg:y1="12.4cm" svg:x2="3.18cm" svg:y2="9.822cm">
                  <text:p/>
                </draw:line>
                <draw:line draw:style-name="gr18" draw:text-style-name="P2" draw:layer="layout" svg:x1="8.912cm" svg:y1="8.822cm" svg:x2="4.118cm" svg:y2="8.827cm">
                  <text:p/>
                </draw:line>
                <draw:line draw:style-name="gr18" draw:text-style-name="P2" draw:layer="layout" svg:x1="8.882cm" svg:y1="8.822cm" svg:x2="9.789cm" svg:y2="9.821cm">
                  <text:p/>
                </draw:line>
                <draw:line draw:style-name="gr18" draw:text-style-name="P2" draw:layer="layout" svg:x1="3.18cm" svg:y1="9.822cm" svg:x2="4.118cm" svg:y2="8.827cm">
                  <text:p/>
                </draw:line>
              </draw:g>
            </draw:g>
          </draw:g>
          <draw:g>
            <draw:line draw:style-name="gr6" draw:text-style-name="P3" draw:layer="layout" svg:x1="6.413cm" svg:y1="6.874cm" svg:x2="4.332cm" svg:y2="8.827cm">
              <text:p/>
            </draw:line>
            <draw:line draw:style-name="gr6" draw:text-style-name="P3" draw:layer="layout" svg:x1="6.413cm" svg:y1="6.874cm" svg:x2="8.64cm" svg:y2="8.822cm">
              <text:p/>
            </draw:line>
            <draw:line draw:style-name="gr19" draw:text-style-name="P3" draw:layer="layout" svg:x1="4.064cm" svg:y1="6.834cm" svg:x2="8.839cm" svg:y2="6.834cm">
              <text:p/>
            </draw:line>
          </draw:g>
          <draw:custom-shape draw:style-name="gr20" draw:text-style-name="P2" draw:layer="layout" svg:width="3.302cm" svg:height="2.032cm" svg:x="4.826cm" svg:y="10.3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46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g xml:id="id16" draw:id="id16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7" draw:id="id17" draw:layer="layout" draw:type="curve" svg:x1="12.332cm" svg:y1="16.492cm" svg:x2="20cm" svg:y2="17.878cm" draw:start-shape="id16" draw:start-glue-point="1" svg:d="M12332 16492c6147 0 2313 1386 7668 1386" svg:viewBox="0 0 7669 1387">
          <text:p/>
        </draw:connector>
        <draw:connector draw:style-name="gr25" draw:text-style-name="P3" xml:id="id18" draw:id="id18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7" draw:start-glue-point="3" draw:end-shape="id18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2cm" svg:y="12.60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38" draw:text-style-name="P6" draw:layer="layout" svg:width="0.914cm" svg:height="0.66cm" svg:x="23.14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4cm" svg:y="5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4cm" svg:y="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4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7" draw:layer="layout" svg:width="4.764cm" svg:height="1.939cm" svg:x="4.118cm" svg:y="8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5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5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496cm" svg:x2="9.789cm" svg:y2="12.1cm">
                  <text:p/>
                </draw:line>
                <draw:line draw:style-name="gr18" draw:text-style-name="P2" draw:layer="layout" svg:x1="9.79cm" svg:y1="12.1cm" svg:x2="3.18cm" svg:y2="12.1cm">
                  <text:p/>
                </draw:line>
                <draw:line draw:style-name="gr18" draw:text-style-name="P2" draw:layer="layout" svg:x1="3.18cm" svg:y1="12.1cm" svg:x2="3.18cm" svg:y2="9.522cm">
                  <text:p/>
                </draw:line>
                <draw:line draw:style-name="gr18" draw:text-style-name="P2" draw:layer="layout" svg:x1="8.912cm" svg:y1="8.522cm" svg:x2="4.118cm" svg:y2="8.527cm">
                  <text:p/>
                </draw:line>
                <draw:line draw:style-name="gr18" draw:text-style-name="P2" draw:layer="layout" svg:x1="8.882cm" svg:y1="8.522cm" svg:x2="9.789cm" svg:y2="9.521cm">
                  <text:p/>
                </draw:line>
                <draw:line draw:style-name="gr18" draw:text-style-name="P2" draw:layer="layout" svg:x1="3.18cm" svg:y1="9.522cm" svg:x2="4.118cm" svg:y2="8.527cm">
                  <text:p/>
                </draw:line>
              </draw:g>
            </draw:g>
          </draw:g>
          <draw:g>
            <draw:line draw:style-name="gr6" draw:text-style-name="P3" draw:layer="layout" svg:x1="6.413cm" svg:y1="6.574cm" svg:x2="4.332cm" svg:y2="8.527cm">
              <text:p/>
            </draw:line>
            <draw:line draw:style-name="gr6" draw:text-style-name="P3" draw:layer="layout" svg:x1="6.413cm" svg:y1="6.574cm" svg:x2="8.64cm" svg:y2="8.522cm">
              <text:p/>
            </draw:line>
            <draw:line draw:style-name="gr19" draw:text-style-name="P3" draw:layer="layout" svg:x1="4.064cm" svg:y1="6.534cm" svg:x2="8.839cm" svg:y2="6.534cm">
              <text:p/>
            </draw:line>
          </draw:g>
          <draw:custom-shape draw:style-name="gr20" draw:text-style-name="P2" draw:layer="layout" svg:width="3.302cm" svg:height="2.032cm" svg:x="4.826cm" svg:y="10.027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5" draw:layer="layout" svg:width="0.4cm" svg:height="0.4cm" svg:x="22.039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0.16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g xml:id="id19" draw:id="id19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20" draw:id="id20" draw:layer="layout" draw:type="curve" svg:x1="12.332cm" svg:y1="16.492cm" svg:x2="20cm" svg:y2="17.878cm" draw:start-shape="id19" draw:start-glue-point="1" svg:d="M12332 16492c6147 0 2313 1386 7668 1386" svg:viewBox="0 0 7669 1387">
          <text:p/>
        </draw:connector>
        <draw:connector draw:style-name="gr25" draw:text-style-name="P3" xml:id="id21" draw:id="id21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20" draw:start-glue-point="3" draw:end-shape="id21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2cm" svg:y="12.60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1" draw:text-style-name="P5" draw:layer="layout" svg:width="0.61cm" svg:height="0.61cm" svg:x="21.933cm" svg:y="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8" draw:layer="layout" svg:width="3.81cm" svg:height="3.81cm" svg:x="21.048cm" svg:y="4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2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2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2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196cm" svg:x2="9.789cm" svg:y2="11.8cm">
                  <text:p/>
                </draw:line>
                <draw:line draw:style-name="gr18" draw:text-style-name="P2" draw:layer="layout" svg:x1="9.79cm" svg:y1="11.8cm" svg:x2="3.18cm" svg:y2="11.8cm">
                  <text:p/>
                </draw:line>
                <draw:line draw:style-name="gr18" draw:text-style-name="P2" draw:layer="layout" svg:x1="3.18cm" svg:y1="11.8cm" svg:x2="3.18cm" svg:y2="9.222cm">
                  <text:p/>
                </draw:line>
                <draw:line draw:style-name="gr18" draw:text-style-name="P2" draw:layer="layout" svg:x1="8.912cm" svg:y1="8.222cm" svg:x2="4.118cm" svg:y2="8.227cm">
                  <text:p/>
                </draw:line>
                <draw:line draw:style-name="gr18" draw:text-style-name="P2" draw:layer="layout" svg:x1="8.882cm" svg:y1="8.222cm" svg:x2="9.789cm" svg:y2="9.221cm">
                  <text:p/>
                </draw:line>
                <draw:line draw:style-name="gr18" draw:text-style-name="P2" draw:layer="layout" svg:x1="3.18cm" svg:y1="9.222cm" svg:x2="4.118cm" svg:y2="8.227cm">
                  <text:p/>
                </draw:line>
              </draw:g>
            </draw:g>
          </draw:g>
          <draw:g>
            <draw:line draw:style-name="gr6" draw:text-style-name="P3" draw:layer="layout" svg:x1="6.413cm" svg:y1="6.274cm" svg:x2="4.332cm" svg:y2="8.227cm">
              <text:p/>
            </draw:line>
            <draw:line draw:style-name="gr6" draw:text-style-name="P3" draw:layer="layout" svg:x1="6.413cm" svg:y1="6.274cm" svg:x2="8.64cm" svg:y2="8.222cm">
              <text:p/>
            </draw:line>
            <draw:line draw:style-name="gr19" draw:text-style-name="P3" draw:layer="layout" svg:x1="4.064cm" svg:y1="6.234cm" svg:x2="8.839cm" svg:y2="6.234cm">
              <text:p/>
            </draw:line>
          </draw:g>
          <draw:custom-shape draw:style-name="gr20" draw:text-style-name="P2" draw:layer="layout" svg:width="3.302cm" svg:height="2.032cm" svg:x="4.826cm" svg:y="9.7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9.859cm">
          <draw:text-box>
            <text:p text:style-name="P8"><text:span text:style-name="T1">Water objective</text:span></text:p>
          </draw:text-box>
        </draw:frame>
        <draw:g xml:id="id22" draw:id="id22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23" draw:id="id23" draw:layer="layout" draw:type="curve" svg:x1="12.332cm" svg:y1="16.492cm" svg:x2="20cm" svg:y2="17.878cm" draw:start-shape="id22" draw:start-glue-point="1" svg:d="M12332 16492c6147 0 2313 1386 7668 1386" svg:viewBox="0 0 7669 1387">
          <text:p/>
        </draw:connector>
        <draw:connector draw:style-name="gr25" draw:text-style-name="P3" xml:id="id24" draw:id="id24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23" draw:start-glue-point="3" draw:end-shape="id24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38" draw:text-style-name="P6" draw:layer="layout" svg:width="0.914cm" svg:height="0.66cm" svg:x="23.14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5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5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496cm" svg:x2="9.789cm" svg:y2="12.1cm">
                  <text:p/>
                </draw:line>
                <draw:line draw:style-name="gr18" draw:text-style-name="P2" draw:layer="layout" svg:x1="9.79cm" svg:y1="12.1cm" svg:x2="3.18cm" svg:y2="12.1cm">
                  <text:p/>
                </draw:line>
                <draw:line draw:style-name="gr18" draw:text-style-name="P2" draw:layer="layout" svg:x1="3.18cm" svg:y1="12.1cm" svg:x2="3.18cm" svg:y2="9.522cm">
                  <text:p/>
                </draw:line>
                <draw:line draw:style-name="gr18" draw:text-style-name="P2" draw:layer="layout" svg:x1="8.912cm" svg:y1="8.522cm" svg:x2="4.118cm" svg:y2="8.527cm">
                  <text:p/>
                </draw:line>
                <draw:line draw:style-name="gr18" draw:text-style-name="P2" draw:layer="layout" svg:x1="8.882cm" svg:y1="8.522cm" svg:x2="9.789cm" svg:y2="9.521cm">
                  <text:p/>
                </draw:line>
                <draw:line draw:style-name="gr18" draw:text-style-name="P2" draw:layer="layout" svg:x1="3.18cm" svg:y1="9.522cm" svg:x2="4.118cm" svg:y2="8.527cm">
                  <text:p/>
                </draw:line>
              </draw:g>
            </draw:g>
          </draw:g>
          <draw:g>
            <draw:line draw:style-name="gr6" draw:text-style-name="P3" draw:layer="layout" svg:x1="6.413cm" svg:y1="6.574cm" svg:x2="4.332cm" svg:y2="8.527cm">
              <text:p/>
            </draw:line>
            <draw:line draw:style-name="gr6" draw:text-style-name="P3" draw:layer="layout" svg:x1="6.413cm" svg:y1="6.574cm" svg:x2="8.64cm" svg:y2="8.522cm">
              <text:p/>
            </draw:line>
            <draw:line draw:style-name="gr19" draw:text-style-name="P3" draw:layer="layout" svg:x1="4.064cm" svg:y1="6.534cm" svg:x2="8.839cm" svg:y2="6.534cm">
              <text:p/>
            </draw:line>
          </draw:g>
          <draw:custom-shape draw:style-name="gr20" draw:text-style-name="P2" draw:layer="layout" svg:width="3.302cm" svg:height="2.032cm" svg:x="4.826cm" svg:y="10.027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5" draw:layer="layout" svg:width="0.4cm" svg:height="0.4cm" svg:x="22.04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0.1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g xml:id="id25" draw:id="id25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26" draw:id="id26" draw:layer="layout" draw:type="curve" svg:x1="12.332cm" svg:y1="16.492cm" svg:x2="20cm" svg:y2="17.878cm" draw:start-shape="id25" draw:start-glue-point="1" svg:d="M12332 16492c6147 0 2313 1386 7668 1386" svg:viewBox="0 0 7669 1387">
          <text:p/>
        </draw:connector>
        <draw:connector draw:style-name="gr25" draw:text-style-name="P3" xml:id="id27" draw:id="id27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26" draw:start-glue-point="3" draw:end-shape="id27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2cm" svg:y="12.60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36" draw:text-style-name="P6" draw:layer="layout" svg:width="1.118cm" svg:height="0.788cm" svg:x="23.044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8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8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796cm" svg:x2="9.789cm" svg:y2="12.4cm">
                  <text:p/>
                </draw:line>
                <draw:line draw:style-name="gr18" draw:text-style-name="P2" draw:layer="layout" svg:x1="9.79cm" svg:y1="12.4cm" svg:x2="3.18cm" svg:y2="12.4cm">
                  <text:p/>
                </draw:line>
                <draw:line draw:style-name="gr18" draw:text-style-name="P2" draw:layer="layout" svg:x1="3.18cm" svg:y1="12.4cm" svg:x2="3.18cm" svg:y2="9.822cm">
                  <text:p/>
                </draw:line>
                <draw:line draw:style-name="gr18" draw:text-style-name="P2" draw:layer="layout" svg:x1="8.912cm" svg:y1="8.822cm" svg:x2="4.118cm" svg:y2="8.827cm">
                  <text:p/>
                </draw:line>
                <draw:line draw:style-name="gr18" draw:text-style-name="P2" draw:layer="layout" svg:x1="8.882cm" svg:y1="8.822cm" svg:x2="9.789cm" svg:y2="9.821cm">
                  <text:p/>
                </draw:line>
                <draw:line draw:style-name="gr18" draw:text-style-name="P2" draw:layer="layout" svg:x1="3.18cm" svg:y1="9.822cm" svg:x2="4.118cm" svg:y2="8.827cm">
                  <text:p/>
                </draw:line>
              </draw:g>
            </draw:g>
          </draw:g>
          <draw:g>
            <draw:line draw:style-name="gr6" draw:text-style-name="P3" draw:layer="layout" svg:x1="6.413cm" svg:y1="6.874cm" svg:x2="4.332cm" svg:y2="8.827cm">
              <text:p/>
            </draw:line>
            <draw:line draw:style-name="gr6" draw:text-style-name="P3" draw:layer="layout" svg:x1="6.413cm" svg:y1="6.874cm" svg:x2="8.64cm" svg:y2="8.822cm">
              <text:p/>
            </draw:line>
            <draw:line draw:style-name="gr19" draw:text-style-name="P3" draw:layer="layout" svg:x1="4.064cm" svg:y1="6.834cm" svg:x2="8.839cm" svg:y2="6.834cm">
              <text:p/>
            </draw:line>
          </draw:g>
          <draw:custom-shape draw:style-name="gr20" draw:text-style-name="P2" draw:layer="layout" svg:width="3.302cm" svg:height="2.032cm" svg:x="4.826cm" svg:y="10.3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4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g xml:id="id28" draw:id="id28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29" draw:id="id29" draw:layer="layout" draw:type="curve" svg:x1="12.332cm" svg:y1="16.492cm" svg:x2="20cm" svg:y2="17.878cm" draw:start-shape="id28" draw:start-glue-point="1" svg:d="M12332 16492c6147 0 2313 1386 7668 1386" svg:viewBox="0 0 7669 1387">
          <text:p/>
        </draw:connector>
        <draw:connector draw:style-name="gr25" draw:text-style-name="P3" xml:id="id30" draw:id="id30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29" draw:start-glue-point="3" draw:end-shape="id30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2cm" svg:y="12.60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34" draw:text-style-name="P6" draw:layer="layout" svg:width="0.508cm" svg:height="0.382cm" svg:x="23.349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1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1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1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096cm" svg:x2="9.789cm" svg:y2="12.7cm">
                  <text:p/>
                </draw:line>
                <draw:line draw:style-name="gr18" draw:text-style-name="P2" draw:layer="layout" svg:x1="9.79cm" svg:y1="12.7cm" svg:x2="3.18cm" svg:y2="12.7cm">
                  <text:p/>
                </draw:line>
                <draw:line draw:style-name="gr18" draw:text-style-name="P2" draw:layer="layout" svg:x1="3.18cm" svg:y1="12.7cm" svg:x2="3.18cm" svg:y2="10.122cm">
                  <text:p/>
                </draw:line>
                <draw:line draw:style-name="gr18" draw:text-style-name="P2" draw:layer="layout" svg:x1="8.912cm" svg:y1="9.122cm" svg:x2="4.118cm" svg:y2="9.127cm">
                  <text:p/>
                </draw:line>
                <draw:line draw:style-name="gr18" draw:text-style-name="P2" draw:layer="layout" svg:x1="8.882cm" svg:y1="9.122cm" svg:x2="9.789cm" svg:y2="10.121cm">
                  <text:p/>
                </draw:line>
                <draw:line draw:style-name="gr18" draw:text-style-name="P2" draw:layer="layout" svg:x1="3.18cm" svg:y1="10.122cm" svg:x2="4.118cm" svg:y2="9.127cm">
                  <text:p/>
                </draw:line>
              </draw:g>
            </draw:g>
          </draw:g>
          <draw:g>
            <draw:line draw:style-name="gr6" draw:text-style-name="P3" draw:layer="layout" svg:x1="6.413cm" svg:y1="7.174cm" svg:x2="4.332cm" svg:y2="9.127cm">
              <text:p/>
            </draw:line>
            <draw:line draw:style-name="gr6" draw:text-style-name="P3" draw:layer="layout" svg:x1="6.413cm" svg:y1="7.174cm" svg:x2="8.64cm" svg:y2="9.122cm">
              <text:p/>
            </draw:line>
            <draw:line draw:style-name="gr19" draw:text-style-name="P3" draw:layer="layout" svg:x1="4.064cm" svg:y1="7.134cm" svg:x2="8.839cm" svg:y2="7.134cm">
              <text:p/>
            </draw:line>
          </draw:g>
          <draw:custom-shape draw:style-name="gr20" draw:text-style-name="P2" draw:layer="layout" svg:width="3.302cm" svg:height="2.032cm" svg:x="4.826cm" svg:y="10.6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7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g xml:id="id31" draw:id="id31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32" draw:id="id32" draw:layer="layout" draw:type="curve" svg:x1="12.332cm" svg:y1="16.492cm" svg:x2="20cm" svg:y2="17.878cm" draw:start-shape="id31" draw:start-glue-point="1" svg:d="M12332 16492c6147 0 2313 1386 7668 1386" svg:viewBox="0 0 7669 1387">
          <text:p/>
        </draw:connector>
        <draw:connector draw:style-name="gr25" draw:text-style-name="P3" xml:id="id33" draw:id="id33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32" draw:start-glue-point="3" draw:end-shape="id33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4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4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4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396cm" svg:x2="9.789cm" svg:y2="13cm">
                  <text:p/>
                </draw:line>
                <draw:line draw:style-name="gr18" draw:text-style-name="P2" draw:layer="layout" svg:x1="9.79cm" svg:y1="13cm" svg:x2="3.18cm" svg:y2="13cm">
                  <text:p/>
                </draw:line>
                <draw:line draw:style-name="gr18" draw:text-style-name="P2" draw:layer="layout" svg:x1="3.18cm" svg:y1="13cm" svg:x2="3.18cm" svg:y2="10.422cm">
                  <text:p/>
                </draw:line>
                <draw:line draw:style-name="gr18" draw:text-style-name="P2" draw:layer="layout" svg:x1="8.912cm" svg:y1="9.422cm" svg:x2="4.118cm" svg:y2="9.427cm">
                  <text:p/>
                </draw:line>
                <draw:line draw:style-name="gr18" draw:text-style-name="P2" draw:layer="layout" svg:x1="8.882cm" svg:y1="9.422cm" svg:x2="9.789cm" svg:y2="10.421cm">
                  <text:p/>
                </draw:line>
                <draw:line draw:style-name="gr18" draw:text-style-name="P2" draw:layer="layout" svg:x1="3.18cm" svg:y1="10.422cm" svg:x2="4.118cm" svg:y2="9.427cm">
                  <text:p/>
                </draw:line>
              </draw:g>
            </draw:g>
          </draw:g>
          <draw:g>
            <draw:line draw:style-name="gr6" draw:text-style-name="P3" draw:layer="layout" svg:x1="6.413cm" svg:y1="7.474cm" svg:x2="4.332cm" svg:y2="9.427cm">
              <text:p/>
            </draw:line>
            <draw:line draw:style-name="gr6" draw:text-style-name="P3" draw:layer="layout" svg:x1="6.413cm" svg:y1="7.474cm" svg:x2="8.64cm" svg:y2="9.422cm">
              <text:p/>
            </draw:line>
            <draw:line draw:style-name="gr19" draw:text-style-name="P3" draw:layer="layout" svg:x1="4.064cm" svg:y1="7.434cm" svg:x2="8.839cm" svg:y2="7.434cm">
              <text:p/>
            </draw:line>
          </draw:g>
          <draw:custom-shape draw:style-name="gr20" draw:text-style-name="P2" draw:layer="layout" svg:width="3.302cm" svg:height="2.032cm" svg:x="4.826cm" svg:y="10.927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18" draw:layer="layout" svg:width="2.032cm" svg:height="2.032cm" svg:x="21.933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061cm">
          <draw:text-box>
            <text:p text:style-name="P8"><text:span text:style-name="T1">Water objective</text:span></text:p>
          </draw:text-box>
        </draw:frame>
        <draw:g xml:id="id34" draw:id="id34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35" draw:id="id35" draw:layer="layout" draw:type="curve" svg:x1="12.332cm" svg:y1="16.492cm" svg:x2="20cm" svg:y2="17.878cm" draw:start-shape="id34" draw:start-glue-point="1" svg:d="M12332 16492c6147 0 2313 1386 7668 1386" svg:viewBox="0 0 7669 1387">
          <text:p/>
        </draw:connector>
        <draw:connector draw:style-name="gr25" draw:text-style-name="P3" xml:id="id36" draw:id="id36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35" draw:start-glue-point="3" draw:end-shape="id36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6cm">
          <draw:text-box>
            <text:p text:style-name="P13"><text:span text:style-name="T3">(1/3)</text:span></text:p>
          </draw:text-box>
        </draw:fram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g xml:id="id37" draw:id="id37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38" draw:id="id38" draw:layer="layout" draw:type="curve" svg:x1="12.332cm" svg:y1="16.492cm" svg:x2="20cm" svg:y2="17.878cm" draw:start-shape="id37" draw:start-glue-point="1" svg:d="M12332 16492c6147 0 2313 1386 7668 1386" svg:viewBox="0 0 7669 1387">
          <text:p/>
        </draw:connector>
        <draw:connector draw:style-name="gr25" draw:text-style-name="P3" xml:id="id39" draw:id="id39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38" draw:start-glue-point="3" draw:end-shape="id39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g xml:id="id40" draw:id="id40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41" draw:id="id41" draw:layer="layout" draw:type="curve" svg:x1="12.332cm" svg:y1="16.492cm" svg:x2="20cm" svg:y2="17.878cm" draw:start-shape="id40" draw:start-glue-point="1" svg:d="M12332 16492c6147 0 2313 1386 7668 1386" svg:viewBox="0 0 7669 1387">
          <text:p/>
        </draw:connector>
        <draw:connector draw:style-name="gr25" draw:text-style-name="P3" xml:id="id42" draw:id="id42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41" draw:start-glue-point="3" draw:end-shape="id42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2cm" svg:y="12.60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g xml:id="id43" draw:id="id43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44" draw:id="id44" draw:layer="layout" draw:type="curve" svg:x1="12.332cm" svg:y1="16.492cm" svg:x2="20cm" svg:y2="17.878cm" draw:start-shape="id43" draw:start-glue-point="1" svg:d="M12332 16492c6147 0 2313 1386 7668 1386" svg:viewBox="0 0 7669 1387">
          <text:p/>
        </draw:connector>
        <draw:connector draw:style-name="gr25" draw:text-style-name="P3" xml:id="id45" draw:id="id45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44" draw:start-glue-point="3" draw:end-shape="id45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8.158cm">
          <draw:text-box>
            <text:p text:style-name="P8"><text:span text:style-name="T1">Water immersion</text:span></text:p>
          </draw:text-box>
        </draw:frame>
        <draw:frame draw:style-name="gr26" draw:text-style-name="P10" draw:layer="layout" svg:width="7.62cm" svg:height="1.247cm" svg:x="10.514cm" svg:y="4.759cm">
          <draw:text-box>
            <text:p text:style-name="P8"><text:span text:style-name="T1">Watery sample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2cm" svg:y="12.60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4cm">
          <draw:text-box>
            <text:p text:style-name="P15"><text:span text:style-name="T4">needs matched refractive index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59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46" draw:id="id46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47" draw:id="id47" draw:layer="layout" draw:type="curve" svg:x1="12.332cm" svg:y1="16.492cm" svg:x2="20cm" svg:y2="17.878cm" draw:start-shape="id46" draw:start-glue-point="1" svg:d="M12332 16492c6147 0 2313 1386 7668 1386" svg:viewBox="0 0 7669 1387">
          <text:p/>
        </draw:connector>
        <draw:connector draw:style-name="gr25" draw:text-style-name="P3" xml:id="id48" draw:id="id48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47" draw:start-glue-point="3" draw:end-shape="id48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59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2/3)</text:span></text:p>
          </draw:text-box>
        </draw:frame>
        <draw:custom-shape draw:style-name="gr45" draw:text-style-name="P21" draw:layer="layout" svg:width="1.412cm" svg:height="0.912cm" svg:x="11.06cm" svg:y="12.6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5cm">
          <draw:text-box>
            <text:p text:style-name="P23"><text:span text:style-name="T4">disrupted by spherical aberration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49" draw:id="id49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50" draw:id="id50" draw:layer="layout" draw:type="curve" svg:x1="12.332cm" svg:y1="16.492cm" svg:x2="20cm" svg:y2="17.878cm" draw:start-shape="id49" draw:start-glue-point="1" svg:d="M12332 16492c6147 0 2313 1386 7668 1386" svg:viewBox="0 0 7669 1387">
          <text:p/>
        </draw:connector>
        <draw:connector draw:style-name="gr25" draw:text-style-name="P3" xml:id="id51" draw:id="id51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50" draw:start-glue-point="3" draw:end-shape="id51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52" draw:id="id52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53" draw:id="id53" draw:layer="layout" draw:type="curve" svg:x1="12.332cm" svg:y1="16.492cm" svg:x2="20cm" svg:y2="17.878cm" draw:start-shape="id52" draw:start-glue-point="1" svg:d="M12332 16492c6147 0 2313 1386 7668 1386" svg:viewBox="0 0 7669 1387">
          <text:p/>
        </draw:connector>
        <draw:connector draw:style-name="gr25" draw:text-style-name="P3" xml:id="id54" draw:id="id54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53" draw:start-glue-point="3" draw:end-shape="id54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6" draw:text-style-name="P18" draw:layer="layout" svg:width="2.032cm" svg:height="2.032cm" svg:x="21.93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4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4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4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396cm" svg:x2="9.789cm" svg:y2="13cm">
                  <text:p/>
                </draw:line>
                <draw:line draw:style-name="gr18" draw:text-style-name="P2" draw:layer="layout" svg:x1="9.79cm" svg:y1="13cm" svg:x2="3.18cm" svg:y2="13cm">
                  <text:p/>
                </draw:line>
                <draw:line draw:style-name="gr18" draw:text-style-name="P2" draw:layer="layout" svg:x1="3.18cm" svg:y1="13cm" svg:x2="3.18cm" svg:y2="10.422cm">
                  <text:p/>
                </draw:line>
                <draw:line draw:style-name="gr18" draw:text-style-name="P2" draw:layer="layout" svg:x1="8.912cm" svg:y1="9.422cm" svg:x2="4.118cm" svg:y2="9.427cm">
                  <text:p/>
                </draw:line>
                <draw:line draw:style-name="gr18" draw:text-style-name="P2" draw:layer="layout" svg:x1="8.882cm" svg:y1="9.422cm" svg:x2="9.789cm" svg:y2="10.421cm">
                  <text:p/>
                </draw:line>
                <draw:line draw:style-name="gr18" draw:text-style-name="P2" draw:layer="layout" svg:x1="3.18cm" svg:y1="10.422cm" svg:x2="4.118cm" svg:y2="9.427cm">
                  <text:p/>
                </draw:line>
              </draw:g>
            </draw:g>
          </draw:g>
          <draw:g>
            <draw:line draw:style-name="gr6" draw:text-style-name="P3" draw:layer="layout" svg:x1="6.413cm" svg:y1="7.474cm" svg:x2="4.332cm" svg:y2="9.427cm">
              <text:p/>
            </draw:line>
            <draw:line draw:style-name="gr6" draw:text-style-name="P3" draw:layer="layout" svg:x1="6.413cm" svg:y1="7.474cm" svg:x2="8.64cm" svg:y2="9.422cm">
              <text:p/>
            </draw:line>
            <draw:line draw:style-name="gr19" draw:text-style-name="P3" draw:layer="layout" svg:x1="4.064cm" svg:y1="7.434cm" svg:x2="8.839cm" svg:y2="7.434cm">
              <text:p/>
            </draw:line>
          </draw:g>
          <draw:custom-shape draw:style-name="gr20" draw:text-style-name="P2" draw:layer="layout" svg:width="3.302cm" svg:height="2.032cm" svg:x="4.826cm" svg:y="10.9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062cm">
          <draw:text-box>
            <text:p text:style-name="P8"><text:span text:style-name="T1">Air objective</text:span></text:p>
          </draw:text-box>
        </draw:frame>
        <draw:g xml:id="id55" draw:id="id55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56" draw:id="id56" draw:layer="layout" draw:type="curve" svg:x1="12.332cm" svg:y1="16.492cm" svg:x2="20cm" svg:y2="17.878cm" draw:start-shape="id55" draw:start-glue-point="1" svg:d="M12332 16492c6147 0 2313 1386 7668 1386" svg:viewBox="0 0 7669 1387">
          <text:p/>
        </draw:connector>
        <draw:connector draw:style-name="gr25" draw:text-style-name="P3" xml:id="id57" draw:id="id57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56" draw:start-glue-point="3" draw:end-shape="id57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7" draw:text-style-name="P24" draw:layer="layout" svg:width="0.814cm" svg:height="0.61cm" svg:x="23.196cm" svg:y="6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1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1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1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096cm" svg:x2="9.789cm" svg:y2="12.7cm">
                  <text:p/>
                </draw:line>
                <draw:line draw:style-name="gr18" draw:text-style-name="P2" draw:layer="layout" svg:x1="9.79cm" svg:y1="12.7cm" svg:x2="3.18cm" svg:y2="12.7cm">
                  <text:p/>
                </draw:line>
                <draw:line draw:style-name="gr18" draw:text-style-name="P2" draw:layer="layout" svg:x1="3.18cm" svg:y1="12.7cm" svg:x2="3.18cm" svg:y2="10.122cm">
                  <text:p/>
                </draw:line>
                <draw:line draw:style-name="gr18" draw:text-style-name="P2" draw:layer="layout" svg:x1="8.912cm" svg:y1="9.122cm" svg:x2="4.118cm" svg:y2="9.127cm">
                  <text:p/>
                </draw:line>
                <draw:line draw:style-name="gr18" draw:text-style-name="P2" draw:layer="layout" svg:x1="8.882cm" svg:y1="9.122cm" svg:x2="9.789cm" svg:y2="10.121cm">
                  <text:p/>
                </draw:line>
                <draw:line draw:style-name="gr18" draw:text-style-name="P2" draw:layer="layout" svg:x1="3.18cm" svg:y1="10.122cm" svg:x2="4.118cm" svg:y2="9.127cm">
                  <text:p/>
                </draw:line>
              </draw:g>
            </draw:g>
          </draw:g>
          <draw:g>
            <draw:line draw:style-name="gr6" draw:text-style-name="P3" draw:layer="layout" svg:x1="6.413cm" svg:y1="7.174cm" svg:x2="4.332cm" svg:y2="9.127cm">
              <text:p/>
            </draw:line>
            <draw:line draw:style-name="gr6" draw:text-style-name="P3" draw:layer="layout" svg:x1="6.413cm" svg:y1="7.174cm" svg:x2="8.64cm" svg:y2="9.122cm">
              <text:p/>
            </draw:line>
            <draw:line draw:style-name="gr19" draw:text-style-name="P3" draw:layer="layout" svg:x1="4.064cm" svg:y1="7.134cm" svg:x2="8.839cm" svg:y2="7.134cm">
              <text:p/>
            </draw:line>
          </draw:g>
          <draw:custom-shape draw:style-name="gr20" draw:text-style-name="P2" draw:layer="layout" svg:width="3.302cm" svg:height="2.032cm" svg:x="4.826cm" svg:y="10.6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762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58" draw:id="id58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59" draw:id="id59" draw:layer="layout" draw:type="curve" svg:x1="12.332cm" svg:y1="16.492cm" svg:x2="20cm" svg:y2="17.878cm" draw:start-shape="id58" draw:start-glue-point="1" svg:d="M12332 16492c6147 0 2313 1386 7668 1386" svg:viewBox="0 0 7669 1387">
          <text:p/>
        </draw:connector>
        <draw:connector draw:style-name="gr25" draw:text-style-name="P3" xml:id="id60" draw:id="id60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59" draw:start-glue-point="3" draw:end-shape="id60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9" draw:text-style-name="P25" draw:layer="layout" svg:width="1.574cm" svg:height="1.092cm" svg:x="22.816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8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8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796cm" svg:x2="9.789cm" svg:y2="12.4cm">
                  <text:p/>
                </draw:line>
                <draw:line draw:style-name="gr18" draw:text-style-name="P2" draw:layer="layout" svg:x1="9.79cm" svg:y1="12.4cm" svg:x2="3.18cm" svg:y2="12.4cm">
                  <text:p/>
                </draw:line>
                <draw:line draw:style-name="gr18" draw:text-style-name="P2" draw:layer="layout" svg:x1="3.18cm" svg:y1="12.4cm" svg:x2="3.18cm" svg:y2="9.822cm">
                  <text:p/>
                </draw:line>
                <draw:line draw:style-name="gr18" draw:text-style-name="P2" draw:layer="layout" svg:x1="8.912cm" svg:y1="8.822cm" svg:x2="4.118cm" svg:y2="8.827cm">
                  <text:p/>
                </draw:line>
                <draw:line draw:style-name="gr18" draw:text-style-name="P2" draw:layer="layout" svg:x1="8.882cm" svg:y1="8.822cm" svg:x2="9.789cm" svg:y2="9.821cm">
                  <text:p/>
                </draw:line>
                <draw:line draw:style-name="gr18" draw:text-style-name="P2" draw:layer="layout" svg:x1="3.18cm" svg:y1="9.822cm" svg:x2="4.118cm" svg:y2="8.827cm">
                  <text:p/>
                </draw:line>
              </draw:g>
            </draw:g>
          </draw:g>
          <draw:g>
            <draw:line draw:style-name="gr6" draw:text-style-name="P3" draw:layer="layout" svg:x1="6.413cm" svg:y1="6.874cm" svg:x2="4.332cm" svg:y2="8.827cm">
              <text:p/>
            </draw:line>
            <draw:line draw:style-name="gr6" draw:text-style-name="P3" draw:layer="layout" svg:x1="6.413cm" svg:y1="6.874cm" svg:x2="8.64cm" svg:y2="8.822cm">
              <text:p/>
            </draw:line>
            <draw:line draw:style-name="gr19" draw:text-style-name="P3" draw:layer="layout" svg:x1="4.064cm" svg:y1="6.834cm" svg:x2="8.839cm" svg:y2="6.834cm">
              <text:p/>
            </draw:line>
          </draw:g>
          <draw:custom-shape draw:style-name="gr20" draw:text-style-name="P2" draw:layer="layout" svg:width="3.302cm" svg:height="2.032cm" svg:x="4.826cm" svg:y="10.3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462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61" draw:id="id61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62" draw:id="id62" draw:layer="layout" draw:type="curve" svg:x1="12.332cm" svg:y1="16.492cm" svg:x2="20cm" svg:y2="17.878cm" draw:start-shape="id61" draw:start-glue-point="1" svg:d="M12332 16492c6147 0 2313 1386 7668 1386" svg:viewBox="0 0 7669 1387">
          <text:p/>
        </draw:connector>
        <draw:connector draw:style-name="gr25" draw:text-style-name="P3" xml:id="id63" draw:id="id63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62" draw:start-glue-point="3" draw:end-shape="id63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51" draw:text-style-name="P26" draw:layer="layout" svg:width="1.524cm" svg:height="1.118cm" svg:x="22.841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4cm" svg:y="5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4cm" svg:y="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4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2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7" draw:layer="layout" svg:width="4.764cm" svg:height="1.939cm" svg:x="4.118cm" svg:y="8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5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5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496cm" svg:x2="9.789cm" svg:y2="12.1cm">
                  <text:p/>
                </draw:line>
                <draw:line draw:style-name="gr18" draw:text-style-name="P2" draw:layer="layout" svg:x1="9.79cm" svg:y1="12.1cm" svg:x2="3.18cm" svg:y2="12.1cm">
                  <text:p/>
                </draw:line>
                <draw:line draw:style-name="gr18" draw:text-style-name="P2" draw:layer="layout" svg:x1="3.18cm" svg:y1="12.1cm" svg:x2="3.18cm" svg:y2="9.522cm">
                  <text:p/>
                </draw:line>
                <draw:line draw:style-name="gr18" draw:text-style-name="P2" draw:layer="layout" svg:x1="8.912cm" svg:y1="8.522cm" svg:x2="4.118cm" svg:y2="8.527cm">
                  <text:p/>
                </draw:line>
                <draw:line draw:style-name="gr18" draw:text-style-name="P2" draw:layer="layout" svg:x1="8.882cm" svg:y1="8.522cm" svg:x2="9.789cm" svg:y2="9.521cm">
                  <text:p/>
                </draw:line>
                <draw:line draw:style-name="gr18" draw:text-style-name="P2" draw:layer="layout" svg:x1="3.18cm" svg:y1="9.522cm" svg:x2="4.118cm" svg:y2="8.527cm">
                  <text:p/>
                </draw:line>
              </draw:g>
            </draw:g>
          </draw:g>
          <draw:g>
            <draw:line draw:style-name="gr6" draw:text-style-name="P3" draw:layer="layout" svg:x1="6.413cm" svg:y1="6.574cm" svg:x2="4.332cm" svg:y2="8.527cm">
              <text:p/>
            </draw:line>
            <draw:line draw:style-name="gr6" draw:text-style-name="P3" draw:layer="layout" svg:x1="6.413cm" svg:y1="6.574cm" svg:x2="8.64cm" svg:y2="8.522cm">
              <text:p/>
            </draw:line>
            <draw:line draw:style-name="gr19" draw:text-style-name="P3" draw:layer="layout" svg:x1="4.064cm" svg:y1="6.534cm" svg:x2="8.839cm" svg:y2="6.534cm">
              <text:p/>
            </draw:line>
          </draw:g>
          <draw:custom-shape draw:style-name="gr20" draw:text-style-name="P2" draw:layer="layout" svg:width="3.302cm" svg:height="2.032cm" svg:x="4.826cm" svg:y="10.027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7" draw:layer="layout" svg:width="1.016cm" svg:height="1.016cm" svg:x="21.731cm" svg:y="5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0.162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64" draw:id="id64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65" draw:id="id65" draw:layer="layout" draw:type="curve" svg:x1="12.332cm" svg:y1="16.492cm" svg:x2="20cm" svg:y2="17.878cm" draw:start-shape="id64" draw:start-glue-point="1" svg:d="M12332 16492c6147 0 2313 1386 7668 1386" svg:viewBox="0 0 7669 1387">
          <text:p/>
        </draw:connector>
        <draw:connector draw:style-name="gr25" draw:text-style-name="P3" xml:id="id66" draw:id="id66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65" draw:start-glue-point="3" draw:end-shape="id66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54" draw:text-style-name="P28" draw:layer="layout" svg:width="1.372cm" svg:height="1.372cm" svg:x="21.552cm" svg:y="5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8" draw:layer="layout" svg:width="3.81cm" svg:height="3.81cm" svg:x="21.048cm" svg:y="4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2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2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2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196cm" svg:x2="9.789cm" svg:y2="11.8cm">
                  <text:p/>
                </draw:line>
                <draw:line draw:style-name="gr18" draw:text-style-name="P2" draw:layer="layout" svg:x1="9.79cm" svg:y1="11.8cm" svg:x2="3.18cm" svg:y2="11.8cm">
                  <text:p/>
                </draw:line>
                <draw:line draw:style-name="gr18" draw:text-style-name="P2" draw:layer="layout" svg:x1="3.18cm" svg:y1="11.8cm" svg:x2="3.18cm" svg:y2="9.222cm">
                  <text:p/>
                </draw:line>
                <draw:line draw:style-name="gr18" draw:text-style-name="P2" draw:layer="layout" svg:x1="8.912cm" svg:y1="8.222cm" svg:x2="4.118cm" svg:y2="8.227cm">
                  <text:p/>
                </draw:line>
                <draw:line draw:style-name="gr18" draw:text-style-name="P2" draw:layer="layout" svg:x1="8.882cm" svg:y1="8.222cm" svg:x2="9.789cm" svg:y2="9.221cm">
                  <text:p/>
                </draw:line>
                <draw:line draw:style-name="gr18" draw:text-style-name="P2" draw:layer="layout" svg:x1="3.18cm" svg:y1="9.222cm" svg:x2="4.118cm" svg:y2="8.227cm">
                  <text:p/>
                </draw:line>
              </draw:g>
            </draw:g>
          </draw:g>
          <draw:g>
            <draw:line draw:style-name="gr6" draw:text-style-name="P3" draw:layer="layout" svg:x1="6.413cm" svg:y1="6.274cm" svg:x2="4.332cm" svg:y2="8.227cm">
              <text:p/>
            </draw:line>
            <draw:line draw:style-name="gr6" draw:text-style-name="P3" draw:layer="layout" svg:x1="6.413cm" svg:y1="6.274cm" svg:x2="8.64cm" svg:y2="8.222cm">
              <text:p/>
            </draw:line>
            <draw:line draw:style-name="gr19" draw:text-style-name="P3" draw:layer="layout" svg:x1="4.064cm" svg:y1="6.234cm" svg:x2="8.839cm" svg:y2="6.234cm">
              <text:p/>
            </draw:line>
          </draw:g>
          <draw:custom-shape draw:style-name="gr20" draw:text-style-name="P2" draw:layer="layout" svg:width="3.302cm" svg:height="2.032cm" svg:x="4.826cm" svg:y="9.7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9.862cm">
          <draw:text-box>
            <text:p text:style-name="P8"><text:span text:style-name="T1">Air objective</text:span></text:p>
          </draw:text-box>
        </draw:frame>
        <draw:g xml:id="id67" draw:id="id67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68" draw:id="id68" draw:layer="layout" draw:type="curve" svg:x1="12.332cm" svg:y1="16.492cm" svg:x2="20cm" svg:y2="17.878cm" draw:start-shape="id67" draw:start-glue-point="1" svg:d="M12332 16492c6147 0 2313 1386 7668 1386" svg:viewBox="0 0 7669 1387">
          <text:p/>
        </draw:connector>
        <draw:connector draw:style-name="gr25" draw:text-style-name="P3" xml:id="id69" draw:id="id69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68" draw:start-glue-point="3" draw:end-shape="id69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51" draw:text-style-name="P26" draw:layer="layout" svg:width="1.524cm" svg:height="1.118cm" svg:x="22.841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4cm" svg:y="5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4cm" svg:y="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4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2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7" draw:layer="layout" svg:width="4.764cm" svg:height="1.939cm" svg:x="4.118cm" svg:y="8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5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5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496cm" svg:x2="9.789cm" svg:y2="12.1cm">
                  <text:p/>
                </draw:line>
                <draw:line draw:style-name="gr18" draw:text-style-name="P2" draw:layer="layout" svg:x1="9.79cm" svg:y1="12.1cm" svg:x2="3.18cm" svg:y2="12.1cm">
                  <text:p/>
                </draw:line>
                <draw:line draw:style-name="gr18" draw:text-style-name="P2" draw:layer="layout" svg:x1="3.18cm" svg:y1="12.1cm" svg:x2="3.18cm" svg:y2="9.522cm">
                  <text:p/>
                </draw:line>
                <draw:line draw:style-name="gr18" draw:text-style-name="P2" draw:layer="layout" svg:x1="8.912cm" svg:y1="8.522cm" svg:x2="4.118cm" svg:y2="8.527cm">
                  <text:p/>
                </draw:line>
                <draw:line draw:style-name="gr18" draw:text-style-name="P2" draw:layer="layout" svg:x1="8.882cm" svg:y1="8.522cm" svg:x2="9.789cm" svg:y2="9.521cm">
                  <text:p/>
                </draw:line>
                <draw:line draw:style-name="gr18" draw:text-style-name="P2" draw:layer="layout" svg:x1="3.18cm" svg:y1="9.522cm" svg:x2="4.118cm" svg:y2="8.527cm">
                  <text:p/>
                </draw:line>
              </draw:g>
            </draw:g>
          </draw:g>
          <draw:g>
            <draw:line draw:style-name="gr6" draw:text-style-name="P3" draw:layer="layout" svg:x1="6.413cm" svg:y1="6.574cm" svg:x2="4.332cm" svg:y2="8.527cm">
              <text:p/>
            </draw:line>
            <draw:line draw:style-name="gr6" draw:text-style-name="P3" draw:layer="layout" svg:x1="6.413cm" svg:y1="6.574cm" svg:x2="8.64cm" svg:y2="8.522cm">
              <text:p/>
            </draw:line>
            <draw:line draw:style-name="gr19" draw:text-style-name="P3" draw:layer="layout" svg:x1="4.064cm" svg:y1="6.534cm" svg:x2="8.839cm" svg:y2="6.534cm">
              <text:p/>
            </draw:line>
          </draw:g>
          <draw:custom-shape draw:style-name="gr20" draw:text-style-name="P2" draw:layer="layout" svg:width="3.302cm" svg:height="2.032cm" svg:x="4.826cm" svg:y="10.027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7" draw:layer="layout" svg:width="1.016cm" svg:height="1.016cm" svg:x="21.731cm" svg:y="5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0.162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70" draw:id="id70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71" draw:id="id71" draw:layer="layout" draw:type="curve" svg:x1="12.332cm" svg:y1="16.492cm" svg:x2="20cm" svg:y2="17.878cm" draw:start-shape="id70" draw:start-glue-point="1" svg:d="M12332 16492c6147 0 2313 1386 7668 1386" svg:viewBox="0 0 7669 1387">
          <text:p/>
        </draw:connector>
        <draw:connector draw:style-name="gr25" draw:text-style-name="P3" xml:id="id72" draw:id="id72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71" draw:start-glue-point="3" draw:end-shape="id72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56" draw:text-style-name="P29" draw:layer="layout" svg:width="1.574cm" svg:height="1.092cm" svg:x="22.816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8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8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796cm" svg:x2="9.789cm" svg:y2="12.4cm">
                  <text:p/>
                </draw:line>
                <draw:line draw:style-name="gr18" draw:text-style-name="P2" draw:layer="layout" svg:x1="9.79cm" svg:y1="12.4cm" svg:x2="3.18cm" svg:y2="12.4cm">
                  <text:p/>
                </draw:line>
                <draw:line draw:style-name="gr18" draw:text-style-name="P2" draw:layer="layout" svg:x1="3.18cm" svg:y1="12.4cm" svg:x2="3.18cm" svg:y2="9.822cm">
                  <text:p/>
                </draw:line>
                <draw:line draw:style-name="gr18" draw:text-style-name="P2" draw:layer="layout" svg:x1="8.912cm" svg:y1="8.822cm" svg:x2="4.118cm" svg:y2="8.827cm">
                  <text:p/>
                </draw:line>
                <draw:line draw:style-name="gr18" draw:text-style-name="P2" draw:layer="layout" svg:x1="8.882cm" svg:y1="8.822cm" svg:x2="9.789cm" svg:y2="9.821cm">
                  <text:p/>
                </draw:line>
                <draw:line draw:style-name="gr18" draw:text-style-name="P2" draw:layer="layout" svg:x1="3.18cm" svg:y1="9.822cm" svg:x2="4.118cm" svg:y2="8.827cm">
                  <text:p/>
                </draw:line>
              </draw:g>
            </draw:g>
          </draw:g>
          <draw:g>
            <draw:line draw:style-name="gr6" draw:text-style-name="P3" draw:layer="layout" svg:x1="6.413cm" svg:y1="6.874cm" svg:x2="4.332cm" svg:y2="8.827cm">
              <text:p/>
            </draw:line>
            <draw:line draw:style-name="gr6" draw:text-style-name="P3" draw:layer="layout" svg:x1="6.413cm" svg:y1="6.874cm" svg:x2="8.64cm" svg:y2="8.822cm">
              <text:p/>
            </draw:line>
            <draw:line draw:style-name="gr19" draw:text-style-name="P3" draw:layer="layout" svg:x1="4.064cm" svg:y1="6.834cm" svg:x2="8.839cm" svg:y2="6.834cm">
              <text:p/>
            </draw:line>
          </draw:g>
          <draw:custom-shape draw:style-name="gr20" draw:text-style-name="P2" draw:layer="layout" svg:width="3.302cm" svg:height="2.032cm" svg:x="4.826cm" svg:y="10.3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462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73" draw:id="id73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74" draw:id="id74" draw:layer="layout" draw:type="curve" svg:x1="12.332cm" svg:y1="16.492cm" svg:x2="20cm" svg:y2="17.878cm" draw:start-shape="id73" draw:start-glue-point="1" svg:d="M12332 16492c6147 0 2313 1386 7668 1386" svg:viewBox="0 0 7669 1387">
          <text:p/>
        </draw:connector>
        <draw:connector draw:style-name="gr25" draw:text-style-name="P3" xml:id="id75" draw:id="id75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74" draw:start-glue-point="3" draw:end-shape="id75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7" draw:text-style-name="P24" draw:layer="layout" svg:width="0.814cm" svg:height="0.61cm" svg:x="23.196cm" svg:y="6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1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1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1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096cm" svg:x2="9.789cm" svg:y2="12.7cm">
                  <text:p/>
                </draw:line>
                <draw:line draw:style-name="gr18" draw:text-style-name="P2" draw:layer="layout" svg:x1="9.79cm" svg:y1="12.7cm" svg:x2="3.18cm" svg:y2="12.7cm">
                  <text:p/>
                </draw:line>
                <draw:line draw:style-name="gr18" draw:text-style-name="P2" draw:layer="layout" svg:x1="3.18cm" svg:y1="12.7cm" svg:x2="3.18cm" svg:y2="10.122cm">
                  <text:p/>
                </draw:line>
                <draw:line draw:style-name="gr18" draw:text-style-name="P2" draw:layer="layout" svg:x1="8.912cm" svg:y1="9.122cm" svg:x2="4.118cm" svg:y2="9.127cm">
                  <text:p/>
                </draw:line>
                <draw:line draw:style-name="gr18" draw:text-style-name="P2" draw:layer="layout" svg:x1="8.882cm" svg:y1="9.122cm" svg:x2="9.789cm" svg:y2="10.121cm">
                  <text:p/>
                </draw:line>
                <draw:line draw:style-name="gr18" draw:text-style-name="P2" draw:layer="layout" svg:x1="3.18cm" svg:y1="10.122cm" svg:x2="4.118cm" svg:y2="9.127cm">
                  <text:p/>
                </draw:line>
              </draw:g>
            </draw:g>
          </draw:g>
          <draw:g>
            <draw:line draw:style-name="gr6" draw:text-style-name="P3" draw:layer="layout" svg:x1="6.413cm" svg:y1="7.174cm" svg:x2="4.332cm" svg:y2="9.127cm">
              <text:p/>
            </draw:line>
            <draw:line draw:style-name="gr6" draw:text-style-name="P3" draw:layer="layout" svg:x1="6.413cm" svg:y1="7.174cm" svg:x2="8.64cm" svg:y2="9.122cm">
              <text:p/>
            </draw:line>
            <draw:line draw:style-name="gr19" draw:text-style-name="P3" draw:layer="layout" svg:x1="4.064cm" svg:y1="7.134cm" svg:x2="8.839cm" svg:y2="7.134cm">
              <text:p/>
            </draw:line>
          </draw:g>
          <draw:custom-shape draw:style-name="gr20" draw:text-style-name="P2" draw:layer="layout" svg:width="3.302cm" svg:height="2.032cm" svg:x="4.826cm" svg:y="10.6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762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76" draw:id="id76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77" draw:id="id77" draw:layer="layout" draw:type="curve" svg:x1="12.332cm" svg:y1="16.492cm" svg:x2="20cm" svg:y2="17.878cm" draw:start-shape="id76" draw:start-glue-point="1" svg:d="M12332 16492c6147 0 2313 1386 7668 1386" svg:viewBox="0 0 7669 1387">
          <text:p/>
        </draw:connector>
        <draw:connector draw:style-name="gr25" draw:text-style-name="P3" xml:id="id78" draw:id="id78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77" draw:start-glue-point="3" draw:end-shape="id78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6" draw:text-style-name="P18" draw:layer="layout" svg:width="2.032cm" svg:height="2.032cm" svg:x="21.93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4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4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4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396cm" svg:x2="9.789cm" svg:y2="13cm">
                  <text:p/>
                </draw:line>
                <draw:line draw:style-name="gr18" draw:text-style-name="P2" draw:layer="layout" svg:x1="9.79cm" svg:y1="13cm" svg:x2="3.18cm" svg:y2="13cm">
                  <text:p/>
                </draw:line>
                <draw:line draw:style-name="gr18" draw:text-style-name="P2" draw:layer="layout" svg:x1="3.18cm" svg:y1="13cm" svg:x2="3.18cm" svg:y2="10.422cm">
                  <text:p/>
                </draw:line>
                <draw:line draw:style-name="gr18" draw:text-style-name="P2" draw:layer="layout" svg:x1="8.912cm" svg:y1="9.422cm" svg:x2="4.118cm" svg:y2="9.427cm">
                  <text:p/>
                </draw:line>
                <draw:line draw:style-name="gr18" draw:text-style-name="P2" draw:layer="layout" svg:x1="8.882cm" svg:y1="9.422cm" svg:x2="9.789cm" svg:y2="10.421cm">
                  <text:p/>
                </draw:line>
                <draw:line draw:style-name="gr18" draw:text-style-name="P2" draw:layer="layout" svg:x1="3.18cm" svg:y1="10.422cm" svg:x2="4.118cm" svg:y2="9.427cm">
                  <text:p/>
                </draw:line>
              </draw:g>
            </draw:g>
          </draw:g>
          <draw:g>
            <draw:line draw:style-name="gr6" draw:text-style-name="P3" draw:layer="layout" svg:x1="6.413cm" svg:y1="7.474cm" svg:x2="4.332cm" svg:y2="9.427cm">
              <text:p/>
            </draw:line>
            <draw:line draw:style-name="gr6" draw:text-style-name="P3" draw:layer="layout" svg:x1="6.413cm" svg:y1="7.474cm" svg:x2="8.64cm" svg:y2="9.422cm">
              <text:p/>
            </draw:line>
            <draw:line draw:style-name="gr19" draw:text-style-name="P3" draw:layer="layout" svg:x1="4.064cm" svg:y1="7.434cm" svg:x2="8.839cm" svg:y2="7.434cm">
              <text:p/>
            </draw:line>
          </draw:g>
          <draw:custom-shape draw:style-name="gr20" draw:text-style-name="P2" draw:layer="layout" svg:width="3.302cm" svg:height="2.032cm" svg:x="4.826cm" svg:y="10.9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062cm">
          <draw:text-box>
            <text:p text:style-name="P8"><text:span text:style-name="T1">Air objective</text:span></text:p>
          </draw:text-box>
        </draw:frame>
        <draw:g xml:id="id79" draw:id="id79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80" draw:id="id80" draw:layer="layout" draw:type="curve" svg:x1="12.332cm" svg:y1="16.492cm" svg:x2="20cm" svg:y2="17.878cm" draw:start-shape="id79" draw:start-glue-point="1" svg:d="M12332 16492c6147 0 2313 1386 7668 1386" svg:viewBox="0 0 7669 1387">
          <text:p/>
        </draw:connector>
        <draw:connector draw:style-name="gr25" draw:text-style-name="P3" xml:id="id81" draw:id="id81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80" draw:start-glue-point="3" draw:end-shape="id81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82" draw:id="id82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83" draw:id="id83" draw:layer="layout" draw:type="curve" svg:x1="12.332cm" svg:y1="16.492cm" svg:x2="20cm" svg:y2="17.878cm" draw:start-shape="id82" draw:start-glue-point="1" svg:d="M12332 16492c6147 0 2313 1386 7668 1386" svg:viewBox="0 0 7669 1387">
          <text:p/>
        </draw:connector>
        <draw:connector draw:style-name="gr25" draw:text-style-name="P3" xml:id="id84" draw:id="id84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83" draw:start-glue-point="3" draw:end-shape="id84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85" draw:id="id85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86" draw:id="id86" draw:layer="layout" draw:type="curve" svg:x1="12.332cm" svg:y1="16.492cm" svg:x2="20cm" svg:y2="17.878cm" draw:start-shape="id85" draw:start-glue-point="1" svg:d="M12332 16492c6147 0 2313 1386 7668 1386" svg:viewBox="0 0 7669 1387">
          <text:p/>
        </draw:connector>
        <draw:connector draw:style-name="gr25" draw:text-style-name="P3" xml:id="id87" draw:id="id87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86" draw:start-glue-point="3" draw:end-shape="id87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2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Air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88" draw:id="id88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89" draw:id="id89" draw:layer="layout" draw:type="curve" svg:x1="12.332cm" svg:y1="16.492cm" svg:x2="20cm" svg:y2="17.878cm" draw:start-shape="id88" draw:start-glue-point="1" svg:d="M12332 16492c6147 0 2313 1386 7668 1386" svg:viewBox="0 0 7669 1387">
          <text:p/>
        </draw:connector>
        <draw:connector draw:style-name="gr25" draw:text-style-name="P3" xml:id="id90" draw:id="id90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89" draw:start-glue-point="3" draw:end-shape="id90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91" draw:id="id91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92" draw:id="id92" draw:layer="layout" draw:type="curve" svg:x1="12.332cm" svg:y1="16.492cm" svg:x2="20cm" svg:y2="17.878cm" draw:start-shape="id91" draw:start-glue-point="1" svg:d="M12332 16492c6147 0 2313 1386 7668 1386" svg:viewBox="0 0 7669 1387">
          <text:p/>
        </draw:connector>
        <draw:connector draw:style-name="gr25" draw:text-style-name="P3" xml:id="id93" draw:id="id93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92" draw:start-glue-point="3" draw:end-shape="id93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6cm" svg:y="7.48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4cm" svg:y="6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94" draw:id="id94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95" draw:id="id95" draw:layer="layout" draw:type="curve" svg:x1="12.332cm" svg:y1="16.492cm" svg:x2="20cm" svg:y2="17.878cm" draw:start-shape="id94" draw:start-glue-point="1" svg:d="M12332 16492c6147 0 2313 1386 7668 1386" svg:viewBox="0 0 7669 1387">
          <text:p/>
        </draw:connector>
        <draw:connector draw:style-name="gr25" draw:text-style-name="P3" xml:id="id96" draw:id="id96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95" draw:start-glue-point="3" draw:end-shape="id96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6cm" svg:y="7.48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4cm" svg:y="6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97" draw:id="id97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98" draw:id="id98" draw:layer="layout" draw:type="curve" svg:x1="12.332cm" svg:y1="16.492cm" svg:x2="20cm" svg:y2="17.878cm" draw:start-shape="id97" draw:start-glue-point="1" svg:d="M12332 16492c6147 0 2313 1386 7668 1386" svg:viewBox="0 0 7669 1387">
          <text:p/>
        </draw:connector>
        <draw:connector draw:style-name="gr25" draw:text-style-name="P3" xml:id="id99" draw:id="id99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98" draw:start-glue-point="3" draw:end-shape="id99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6" draw:text-style-name="P18" draw:layer="layout" svg:width="2.032cm" svg:height="2.032cm" svg:x="21.93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4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4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4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396cm" svg:x2="9.789cm" svg:y2="13cm">
                  <text:p/>
                </draw:line>
                <draw:line draw:style-name="gr18" draw:text-style-name="P2" draw:layer="layout" svg:x1="9.79cm" svg:y1="13cm" svg:x2="3.18cm" svg:y2="13cm">
                  <text:p/>
                </draw:line>
                <draw:line draw:style-name="gr18" draw:text-style-name="P2" draw:layer="layout" svg:x1="3.18cm" svg:y1="13cm" svg:x2="3.18cm" svg:y2="10.422cm">
                  <text:p/>
                </draw:line>
                <draw:line draw:style-name="gr18" draw:text-style-name="P2" draw:layer="layout" svg:x1="8.912cm" svg:y1="9.422cm" svg:x2="4.118cm" svg:y2="9.427cm">
                  <text:p/>
                </draw:line>
                <draw:line draw:style-name="gr18" draw:text-style-name="P2" draw:layer="layout" svg:x1="8.882cm" svg:y1="9.422cm" svg:x2="9.789cm" svg:y2="10.421cm">
                  <text:p/>
                </draw:line>
                <draw:line draw:style-name="gr18" draw:text-style-name="P2" draw:layer="layout" svg:x1="3.18cm" svg:y1="10.422cm" svg:x2="4.118cm" svg:y2="9.427cm">
                  <text:p/>
                </draw:line>
              </draw:g>
            </draw:g>
          </draw:g>
          <draw:g>
            <draw:line draw:style-name="gr6" draw:text-style-name="P3" draw:layer="layout" svg:x1="6.413cm" svg:y1="7.474cm" svg:x2="4.332cm" svg:y2="9.427cm">
              <text:p/>
            </draw:line>
            <draw:line draw:style-name="gr6" draw:text-style-name="P3" draw:layer="layout" svg:x1="6.413cm" svg:y1="7.474cm" svg:x2="8.64cm" svg:y2="9.422cm">
              <text:p/>
            </draw:line>
            <draw:line draw:style-name="gr19" draw:text-style-name="P3" draw:layer="layout" svg:x1="4.064cm" svg:y1="7.434cm" svg:x2="8.839cm" svg:y2="7.434cm">
              <text:p/>
            </draw:line>
          </draw:g>
          <draw:custom-shape draw:style-name="gr20" draw:text-style-name="P2" draw:layer="layout" svg:width="3.302cm" svg:height="2.032cm" svg:x="4.826cm" svg:y="10.9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062cm">
          <draw:text-box>
            <text:p text:style-name="P8"><text:span text:style-name="T1">Oil objective</text:span></text:p>
          </draw:text-box>
        </draw:frame>
        <draw:g xml:id="id100" draw:id="id100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01" draw:id="id101" draw:layer="layout" draw:type="curve" svg:x1="12.332cm" svg:y1="16.492cm" svg:x2="20cm" svg:y2="17.878cm" draw:start-shape="id100" draw:start-glue-point="1" svg:d="M12332 16492c6147 0 2313 1386 7668 1386" svg:viewBox="0 0 7669 1387">
          <text:p/>
        </draw:connector>
        <draw:connector draw:style-name="gr25" draw:text-style-name="P3" xml:id="id102" draw:id="id102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01" draw:start-glue-point="3" draw:end-shape="id102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7" draw:text-style-name="P24" draw:layer="layout" svg:width="0.814cm" svg:height="0.61cm" svg:x="23.196cm" svg:y="6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1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1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1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096cm" svg:x2="9.789cm" svg:y2="12.7cm">
                  <text:p/>
                </draw:line>
                <draw:line draw:style-name="gr18" draw:text-style-name="P2" draw:layer="layout" svg:x1="9.79cm" svg:y1="12.7cm" svg:x2="3.18cm" svg:y2="12.7cm">
                  <text:p/>
                </draw:line>
                <draw:line draw:style-name="gr18" draw:text-style-name="P2" draw:layer="layout" svg:x1="3.18cm" svg:y1="12.7cm" svg:x2="3.18cm" svg:y2="10.122cm">
                  <text:p/>
                </draw:line>
                <draw:line draw:style-name="gr18" draw:text-style-name="P2" draw:layer="layout" svg:x1="8.912cm" svg:y1="9.122cm" svg:x2="4.118cm" svg:y2="9.127cm">
                  <text:p/>
                </draw:line>
                <draw:line draw:style-name="gr18" draw:text-style-name="P2" draw:layer="layout" svg:x1="8.882cm" svg:y1="9.122cm" svg:x2="9.789cm" svg:y2="10.121cm">
                  <text:p/>
                </draw:line>
                <draw:line draw:style-name="gr18" draw:text-style-name="P2" draw:layer="layout" svg:x1="3.18cm" svg:y1="10.122cm" svg:x2="4.118cm" svg:y2="9.127cm">
                  <text:p/>
                </draw:line>
              </draw:g>
            </draw:g>
          </draw:g>
          <draw:g>
            <draw:line draw:style-name="gr6" draw:text-style-name="P3" draw:layer="layout" svg:x1="6.413cm" svg:y1="7.174cm" svg:x2="4.332cm" svg:y2="9.127cm">
              <text:p/>
            </draw:line>
            <draw:line draw:style-name="gr6" draw:text-style-name="P3" draw:layer="layout" svg:x1="6.413cm" svg:y1="7.174cm" svg:x2="8.64cm" svg:y2="9.122cm">
              <text:p/>
            </draw:line>
            <draw:line draw:style-name="gr19" draw:text-style-name="P3" draw:layer="layout" svg:x1="4.064cm" svg:y1="7.134cm" svg:x2="8.839cm" svg:y2="7.134cm">
              <text:p/>
            </draw:line>
          </draw:g>
          <draw:custom-shape draw:style-name="gr20" draw:text-style-name="P2" draw:layer="layout" svg:width="3.302cm" svg:height="2.032cm" svg:x="4.826cm" svg:y="10.6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762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103" draw:id="id103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04" draw:id="id104" draw:layer="layout" draw:type="curve" svg:x1="12.332cm" svg:y1="16.492cm" svg:x2="20cm" svg:y2="17.878cm" draw:start-shape="id103" draw:start-glue-point="1" svg:d="M12332 16492c6147 0 2313 1386 7668 1386" svg:viewBox="0 0 7669 1387">
          <text:p/>
        </draw:connector>
        <draw:connector draw:style-name="gr25" draw:text-style-name="P3" xml:id="id105" draw:id="id105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04" draw:start-glue-point="3" draw:end-shape="id105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9" draw:text-style-name="P25" draw:layer="layout" svg:width="1.574cm" svg:height="1.092cm" svg:x="22.816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8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8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796cm" svg:x2="9.789cm" svg:y2="12.4cm">
                  <text:p/>
                </draw:line>
                <draw:line draw:style-name="gr18" draw:text-style-name="P2" draw:layer="layout" svg:x1="9.79cm" svg:y1="12.4cm" svg:x2="3.18cm" svg:y2="12.4cm">
                  <text:p/>
                </draw:line>
                <draw:line draw:style-name="gr18" draw:text-style-name="P2" draw:layer="layout" svg:x1="3.18cm" svg:y1="12.4cm" svg:x2="3.18cm" svg:y2="9.822cm">
                  <text:p/>
                </draw:line>
                <draw:line draw:style-name="gr18" draw:text-style-name="P2" draw:layer="layout" svg:x1="8.912cm" svg:y1="8.822cm" svg:x2="4.118cm" svg:y2="8.827cm">
                  <text:p/>
                </draw:line>
                <draw:line draw:style-name="gr18" draw:text-style-name="P2" draw:layer="layout" svg:x1="8.882cm" svg:y1="8.822cm" svg:x2="9.789cm" svg:y2="9.821cm">
                  <text:p/>
                </draw:line>
                <draw:line draw:style-name="gr18" draw:text-style-name="P2" draw:layer="layout" svg:x1="3.18cm" svg:y1="9.822cm" svg:x2="4.118cm" svg:y2="8.827cm">
                  <text:p/>
                </draw:line>
              </draw:g>
            </draw:g>
          </draw:g>
          <draw:g>
            <draw:line draw:style-name="gr6" draw:text-style-name="P3" draw:layer="layout" svg:x1="6.413cm" svg:y1="6.874cm" svg:x2="4.332cm" svg:y2="8.827cm">
              <text:p/>
            </draw:line>
            <draw:line draw:style-name="gr6" draw:text-style-name="P3" draw:layer="layout" svg:x1="6.413cm" svg:y1="6.874cm" svg:x2="8.64cm" svg:y2="8.822cm">
              <text:p/>
            </draw:line>
            <draw:line draw:style-name="gr19" draw:text-style-name="P3" draw:layer="layout" svg:x1="4.064cm" svg:y1="6.834cm" svg:x2="8.839cm" svg:y2="6.834cm">
              <text:p/>
            </draw:line>
          </draw:g>
          <draw:custom-shape draw:style-name="gr20" draw:text-style-name="P2" draw:layer="layout" svg:width="3.302cm" svg:height="2.032cm" svg:x="4.826cm" svg:y="10.3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462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106" draw:id="id106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07" draw:id="id107" draw:layer="layout" draw:type="curve" svg:x1="12.332cm" svg:y1="16.492cm" svg:x2="20cm" svg:y2="17.878cm" draw:start-shape="id106" draw:start-glue-point="1" svg:d="M12332 16492c6147 0 2313 1386 7668 1386" svg:viewBox="0 0 7669 1387">
          <text:p/>
        </draw:connector>
        <draw:connector draw:style-name="gr25" draw:text-style-name="P3" xml:id="id108" draw:id="id108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07" draw:start-glue-point="3" draw:end-shape="id108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51" draw:text-style-name="P26" draw:layer="layout" svg:width="1.524cm" svg:height="1.118cm" svg:x="22.841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4cm" svg:y="5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4cm" svg:y="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4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2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7" draw:layer="layout" svg:width="4.764cm" svg:height="1.939cm" svg:x="4.118cm" svg:y="8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5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5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496cm" svg:x2="9.789cm" svg:y2="12.1cm">
                  <text:p/>
                </draw:line>
                <draw:line draw:style-name="gr18" draw:text-style-name="P2" draw:layer="layout" svg:x1="9.79cm" svg:y1="12.1cm" svg:x2="3.18cm" svg:y2="12.1cm">
                  <text:p/>
                </draw:line>
                <draw:line draw:style-name="gr18" draw:text-style-name="P2" draw:layer="layout" svg:x1="3.18cm" svg:y1="12.1cm" svg:x2="3.18cm" svg:y2="9.522cm">
                  <text:p/>
                </draw:line>
                <draw:line draw:style-name="gr18" draw:text-style-name="P2" draw:layer="layout" svg:x1="8.912cm" svg:y1="8.522cm" svg:x2="4.118cm" svg:y2="8.527cm">
                  <text:p/>
                </draw:line>
                <draw:line draw:style-name="gr18" draw:text-style-name="P2" draw:layer="layout" svg:x1="8.882cm" svg:y1="8.522cm" svg:x2="9.789cm" svg:y2="9.521cm">
                  <text:p/>
                </draw:line>
                <draw:line draw:style-name="gr18" draw:text-style-name="P2" draw:layer="layout" svg:x1="3.18cm" svg:y1="9.522cm" svg:x2="4.118cm" svg:y2="8.527cm">
                  <text:p/>
                </draw:line>
              </draw:g>
            </draw:g>
          </draw:g>
          <draw:g>
            <draw:line draw:style-name="gr6" draw:text-style-name="P3" draw:layer="layout" svg:x1="6.413cm" svg:y1="6.574cm" svg:x2="4.332cm" svg:y2="8.527cm">
              <text:p/>
            </draw:line>
            <draw:line draw:style-name="gr6" draw:text-style-name="P3" draw:layer="layout" svg:x1="6.413cm" svg:y1="6.574cm" svg:x2="8.64cm" svg:y2="8.522cm">
              <text:p/>
            </draw:line>
            <draw:line draw:style-name="gr19" draw:text-style-name="P3" draw:layer="layout" svg:x1="4.064cm" svg:y1="6.534cm" svg:x2="8.839cm" svg:y2="6.534cm">
              <text:p/>
            </draw:line>
          </draw:g>
          <draw:custom-shape draw:style-name="gr20" draw:text-style-name="P2" draw:layer="layout" svg:width="3.302cm" svg:height="2.032cm" svg:x="4.826cm" svg:y="10.027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7" draw:layer="layout" svg:width="1.016cm" svg:height="1.016cm" svg:x="21.731cm" svg:y="5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0.162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109" draw:id="id109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10" draw:id="id110" draw:layer="layout" draw:type="curve" svg:x1="12.332cm" svg:y1="16.492cm" svg:x2="20cm" svg:y2="17.878cm" draw:start-shape="id109" draw:start-glue-point="1" svg:d="M12332 16492c6147 0 2313 1386 7668 1386" svg:viewBox="0 0 7669 1387">
          <text:p/>
        </draw:connector>
        <draw:connector draw:style-name="gr25" draw:text-style-name="P3" xml:id="id111" draw:id="id111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10" draw:start-glue-point="3" draw:end-shape="id111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54" draw:text-style-name="P28" draw:layer="layout" svg:width="1.372cm" svg:height="1.372cm" svg:x="21.552cm" svg:y="5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8" draw:layer="layout" svg:width="3.81cm" svg:height="3.81cm" svg:x="21.048cm" svg:y="4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2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2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2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196cm" svg:x2="9.789cm" svg:y2="11.8cm">
                  <text:p/>
                </draw:line>
                <draw:line draw:style-name="gr18" draw:text-style-name="P2" draw:layer="layout" svg:x1="9.79cm" svg:y1="11.8cm" svg:x2="3.18cm" svg:y2="11.8cm">
                  <text:p/>
                </draw:line>
                <draw:line draw:style-name="gr18" draw:text-style-name="P2" draw:layer="layout" svg:x1="3.18cm" svg:y1="11.8cm" svg:x2="3.18cm" svg:y2="9.222cm">
                  <text:p/>
                </draw:line>
                <draw:line draw:style-name="gr18" draw:text-style-name="P2" draw:layer="layout" svg:x1="8.912cm" svg:y1="8.222cm" svg:x2="4.118cm" svg:y2="8.227cm">
                  <text:p/>
                </draw:line>
                <draw:line draw:style-name="gr18" draw:text-style-name="P2" draw:layer="layout" svg:x1="8.882cm" svg:y1="8.222cm" svg:x2="9.789cm" svg:y2="9.221cm">
                  <text:p/>
                </draw:line>
                <draw:line draw:style-name="gr18" draw:text-style-name="P2" draw:layer="layout" svg:x1="3.18cm" svg:y1="9.222cm" svg:x2="4.118cm" svg:y2="8.227cm">
                  <text:p/>
                </draw:line>
              </draw:g>
            </draw:g>
          </draw:g>
          <draw:g>
            <draw:line draw:style-name="gr6" draw:text-style-name="P3" draw:layer="layout" svg:x1="6.413cm" svg:y1="6.274cm" svg:x2="4.332cm" svg:y2="8.227cm">
              <text:p/>
            </draw:line>
            <draw:line draw:style-name="gr6" draw:text-style-name="P3" draw:layer="layout" svg:x1="6.413cm" svg:y1="6.274cm" svg:x2="8.64cm" svg:y2="8.222cm">
              <text:p/>
            </draw:line>
            <draw:line draw:style-name="gr19" draw:text-style-name="P3" draw:layer="layout" svg:x1="4.064cm" svg:y1="6.234cm" svg:x2="8.839cm" svg:y2="6.234cm">
              <text:p/>
            </draw:line>
          </draw:g>
          <draw:custom-shape draw:style-name="gr20" draw:text-style-name="P2" draw:layer="layout" svg:width="3.302cm" svg:height="2.032cm" svg:x="4.826cm" svg:y="9.7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9.862cm">
          <draw:text-box>
            <text:p text:style-name="P8"><text:span text:style-name="T1">Oil objective</text:span></text:p>
          </draw:text-box>
        </draw:frame>
        <draw:g xml:id="id112" draw:id="id112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13" draw:id="id113" draw:layer="layout" draw:type="curve" svg:x1="12.332cm" svg:y1="16.492cm" svg:x2="20cm" svg:y2="17.878cm" draw:start-shape="id112" draw:start-glue-point="1" svg:d="M12332 16492c6147 0 2313 1386 7668 1386" svg:viewBox="0 0 7669 1387">
          <text:p/>
        </draw:connector>
        <draw:connector draw:style-name="gr25" draw:text-style-name="P3" xml:id="id114" draw:id="id114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13" draw:start-glue-point="3" draw:end-shape="id114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51" draw:text-style-name="P26" draw:layer="layout" svg:width="1.524cm" svg:height="1.118cm" svg:x="22.841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4cm" svg:y="5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4cm" svg:y="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4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2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7" draw:layer="layout" svg:width="4.764cm" svg:height="1.939cm" svg:x="4.118cm" svg:y="8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5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5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496cm" svg:x2="9.789cm" svg:y2="12.1cm">
                  <text:p/>
                </draw:line>
                <draw:line draw:style-name="gr18" draw:text-style-name="P2" draw:layer="layout" svg:x1="9.79cm" svg:y1="12.1cm" svg:x2="3.18cm" svg:y2="12.1cm">
                  <text:p/>
                </draw:line>
                <draw:line draw:style-name="gr18" draw:text-style-name="P2" draw:layer="layout" svg:x1="3.18cm" svg:y1="12.1cm" svg:x2="3.18cm" svg:y2="9.522cm">
                  <text:p/>
                </draw:line>
                <draw:line draw:style-name="gr18" draw:text-style-name="P2" draw:layer="layout" svg:x1="8.912cm" svg:y1="8.522cm" svg:x2="4.118cm" svg:y2="8.527cm">
                  <text:p/>
                </draw:line>
                <draw:line draw:style-name="gr18" draw:text-style-name="P2" draw:layer="layout" svg:x1="8.882cm" svg:y1="8.522cm" svg:x2="9.789cm" svg:y2="9.521cm">
                  <text:p/>
                </draw:line>
                <draw:line draw:style-name="gr18" draw:text-style-name="P2" draw:layer="layout" svg:x1="3.18cm" svg:y1="9.522cm" svg:x2="4.118cm" svg:y2="8.527cm">
                  <text:p/>
                </draw:line>
              </draw:g>
            </draw:g>
          </draw:g>
          <draw:g>
            <draw:line draw:style-name="gr6" draw:text-style-name="P3" draw:layer="layout" svg:x1="6.413cm" svg:y1="6.574cm" svg:x2="4.332cm" svg:y2="8.527cm">
              <text:p/>
            </draw:line>
            <draw:line draw:style-name="gr6" draw:text-style-name="P3" draw:layer="layout" svg:x1="6.413cm" svg:y1="6.574cm" svg:x2="8.64cm" svg:y2="8.522cm">
              <text:p/>
            </draw:line>
            <draw:line draw:style-name="gr19" draw:text-style-name="P3" draw:layer="layout" svg:x1="4.064cm" svg:y1="6.534cm" svg:x2="8.839cm" svg:y2="6.534cm">
              <text:p/>
            </draw:line>
          </draw:g>
          <draw:custom-shape draw:style-name="gr20" draw:text-style-name="P2" draw:layer="layout" svg:width="3.302cm" svg:height="2.032cm" svg:x="4.826cm" svg:y="10.027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7" draw:layer="layout" svg:width="1.016cm" svg:height="1.016cm" svg:x="21.731cm" svg:y="5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0.162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115" draw:id="id115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16" draw:id="id116" draw:layer="layout" draw:type="curve" svg:x1="12.332cm" svg:y1="16.492cm" svg:x2="20cm" svg:y2="17.878cm" draw:start-shape="id115" draw:start-glue-point="1" svg:d="M12332 16492c6147 0 2313 1386 7668 1386" svg:viewBox="0 0 7669 1387">
          <text:p/>
        </draw:connector>
        <draw:connector draw:style-name="gr25" draw:text-style-name="P3" xml:id="id117" draw:id="id117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16" draw:start-glue-point="3" draw:end-shape="id117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3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56" draw:text-style-name="P29" draw:layer="layout" svg:width="1.574cm" svg:height="1.092cm" svg:x="22.816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8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8.8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8.8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9.796cm" svg:x2="9.789cm" svg:y2="12.4cm">
                  <text:p/>
                </draw:line>
                <draw:line draw:style-name="gr18" draw:text-style-name="P2" draw:layer="layout" svg:x1="9.79cm" svg:y1="12.4cm" svg:x2="3.18cm" svg:y2="12.4cm">
                  <text:p/>
                </draw:line>
                <draw:line draw:style-name="gr18" draw:text-style-name="P2" draw:layer="layout" svg:x1="3.18cm" svg:y1="12.4cm" svg:x2="3.18cm" svg:y2="9.822cm">
                  <text:p/>
                </draw:line>
                <draw:line draw:style-name="gr18" draw:text-style-name="P2" draw:layer="layout" svg:x1="8.912cm" svg:y1="8.822cm" svg:x2="4.118cm" svg:y2="8.827cm">
                  <text:p/>
                </draw:line>
                <draw:line draw:style-name="gr18" draw:text-style-name="P2" draw:layer="layout" svg:x1="8.882cm" svg:y1="8.822cm" svg:x2="9.789cm" svg:y2="9.821cm">
                  <text:p/>
                </draw:line>
                <draw:line draw:style-name="gr18" draw:text-style-name="P2" draw:layer="layout" svg:x1="3.18cm" svg:y1="9.822cm" svg:x2="4.118cm" svg:y2="8.827cm">
                  <text:p/>
                </draw:line>
              </draw:g>
            </draw:g>
          </draw:g>
          <draw:g>
            <draw:line draw:style-name="gr6" draw:text-style-name="P3" draw:layer="layout" svg:x1="6.413cm" svg:y1="6.874cm" svg:x2="4.332cm" svg:y2="8.827cm">
              <text:p/>
            </draw:line>
            <draw:line draw:style-name="gr6" draw:text-style-name="P3" draw:layer="layout" svg:x1="6.413cm" svg:y1="6.874cm" svg:x2="8.64cm" svg:y2="8.822cm">
              <text:p/>
            </draw:line>
            <draw:line draw:style-name="gr19" draw:text-style-name="P3" draw:layer="layout" svg:x1="4.064cm" svg:y1="6.834cm" svg:x2="8.839cm" svg:y2="6.834cm">
              <text:p/>
            </draw:line>
          </draw:g>
          <draw:custom-shape draw:style-name="gr20" draw:text-style-name="P2" draw:layer="layout" svg:width="3.302cm" svg:height="2.032cm" svg:x="4.826cm" svg:y="10.3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462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118" draw:id="id118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19" draw:id="id119" draw:layer="layout" draw:type="curve" svg:x1="12.332cm" svg:y1="16.492cm" svg:x2="20cm" svg:y2="17.878cm" draw:start-shape="id118" draw:start-glue-point="1" svg:d="M12332 16492c6147 0 2313 1386 7668 1386" svg:viewBox="0 0 7669 1387">
          <text:p/>
        </draw:connector>
        <draw:connector draw:style-name="gr25" draw:text-style-name="P3" xml:id="id120" draw:id="id120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19" draw:start-glue-point="3" draw:end-shape="id120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7" draw:text-style-name="P24" draw:layer="layout" svg:width="0.814cm" svg:height="0.61cm" svg:x="23.196cm" svg:y="6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1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1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1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096cm" svg:x2="9.789cm" svg:y2="12.7cm">
                  <text:p/>
                </draw:line>
                <draw:line draw:style-name="gr18" draw:text-style-name="P2" draw:layer="layout" svg:x1="9.79cm" svg:y1="12.7cm" svg:x2="3.18cm" svg:y2="12.7cm">
                  <text:p/>
                </draw:line>
                <draw:line draw:style-name="gr18" draw:text-style-name="P2" draw:layer="layout" svg:x1="3.18cm" svg:y1="12.7cm" svg:x2="3.18cm" svg:y2="10.122cm">
                  <text:p/>
                </draw:line>
                <draw:line draw:style-name="gr18" draw:text-style-name="P2" draw:layer="layout" svg:x1="8.912cm" svg:y1="9.122cm" svg:x2="4.118cm" svg:y2="9.127cm">
                  <text:p/>
                </draw:line>
                <draw:line draw:style-name="gr18" draw:text-style-name="P2" draw:layer="layout" svg:x1="8.882cm" svg:y1="9.122cm" svg:x2="9.789cm" svg:y2="10.121cm">
                  <text:p/>
                </draw:line>
                <draw:line draw:style-name="gr18" draw:text-style-name="P2" draw:layer="layout" svg:x1="3.18cm" svg:y1="10.122cm" svg:x2="4.118cm" svg:y2="9.127cm">
                  <text:p/>
                </draw:line>
              </draw:g>
            </draw:g>
          </draw:g>
          <draw:g>
            <draw:line draw:style-name="gr6" draw:text-style-name="P3" draw:layer="layout" svg:x1="6.413cm" svg:y1="7.174cm" svg:x2="4.332cm" svg:y2="9.127cm">
              <text:p/>
            </draw:line>
            <draw:line draw:style-name="gr6" draw:text-style-name="P3" draw:layer="layout" svg:x1="6.413cm" svg:y1="7.174cm" svg:x2="8.64cm" svg:y2="9.122cm">
              <text:p/>
            </draw:line>
            <draw:line draw:style-name="gr19" draw:text-style-name="P3" draw:layer="layout" svg:x1="4.064cm" svg:y1="7.134cm" svg:x2="8.839cm" svg:y2="7.134cm">
              <text:p/>
            </draw:line>
          </draw:g>
          <draw:custom-shape draw:style-name="gr20" draw:text-style-name="P2" draw:layer="layout" svg:width="3.302cm" svg:height="2.032cm" svg:x="4.826cm" svg:y="10.6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0.762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121" draw:id="id121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22" draw:id="id122" draw:layer="layout" draw:type="curve" svg:x1="12.332cm" svg:y1="16.492cm" svg:x2="20cm" svg:y2="17.878cm" draw:start-shape="id121" draw:start-glue-point="1" svg:d="M12332 16492c6147 0 2313 1386 7668 1386" svg:viewBox="0 0 7669 1387">
          <text:p/>
        </draw:connector>
        <draw:connector draw:style-name="gr25" draw:text-style-name="P3" xml:id="id123" draw:id="id123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22" draw:start-glue-point="3" draw:end-shape="id123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46" draw:text-style-name="P18" draw:layer="layout" svg:width="2.032cm" svg:height="2.032cm" svg:x="21.93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4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4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4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396cm" svg:x2="9.789cm" svg:y2="13cm">
                  <text:p/>
                </draw:line>
                <draw:line draw:style-name="gr18" draw:text-style-name="P2" draw:layer="layout" svg:x1="9.79cm" svg:y1="13cm" svg:x2="3.18cm" svg:y2="13cm">
                  <text:p/>
                </draw:line>
                <draw:line draw:style-name="gr18" draw:text-style-name="P2" draw:layer="layout" svg:x1="3.18cm" svg:y1="13cm" svg:x2="3.18cm" svg:y2="10.422cm">
                  <text:p/>
                </draw:line>
                <draw:line draw:style-name="gr18" draw:text-style-name="P2" draw:layer="layout" svg:x1="8.912cm" svg:y1="9.422cm" svg:x2="4.118cm" svg:y2="9.427cm">
                  <text:p/>
                </draw:line>
                <draw:line draw:style-name="gr18" draw:text-style-name="P2" draw:layer="layout" svg:x1="8.882cm" svg:y1="9.422cm" svg:x2="9.789cm" svg:y2="10.421cm">
                  <text:p/>
                </draw:line>
                <draw:line draw:style-name="gr18" draw:text-style-name="P2" draw:layer="layout" svg:x1="3.18cm" svg:y1="10.422cm" svg:x2="4.118cm" svg:y2="9.427cm">
                  <text:p/>
                </draw:line>
              </draw:g>
            </draw:g>
          </draw:g>
          <draw:g>
            <draw:line draw:style-name="gr6" draw:text-style-name="P3" draw:layer="layout" svg:x1="6.413cm" svg:y1="7.474cm" svg:x2="4.332cm" svg:y2="9.427cm">
              <text:p/>
            </draw:line>
            <draw:line draw:style-name="gr6" draw:text-style-name="P3" draw:layer="layout" svg:x1="6.413cm" svg:y1="7.474cm" svg:x2="8.64cm" svg:y2="9.422cm">
              <text:p/>
            </draw:line>
            <draw:line draw:style-name="gr19" draw:text-style-name="P3" draw:layer="layout" svg:x1="4.064cm" svg:y1="7.434cm" svg:x2="8.839cm" svg:y2="7.434cm">
              <text:p/>
            </draw:line>
          </draw:g>
          <draw:custom-shape draw:style-name="gr20" draw:text-style-name="P2" draw:layer="layout" svg:width="3.302cm" svg:height="2.032cm" svg:x="4.826cm" svg:y="10.9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062cm">
          <draw:text-box>
            <text:p text:style-name="P8"><text:span text:style-name="T1">Oil objective</text:span></text:p>
          </draw:text-box>
        </draw:frame>
        <draw:g xml:id="id124" draw:id="id124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25" draw:id="id125" draw:layer="layout" draw:type="curve" svg:x1="12.332cm" svg:y1="16.492cm" svg:x2="20cm" svg:y2="17.878cm" draw:start-shape="id124" draw:start-glue-point="1" svg:d="M12332 16492c6147 0 2313 1386 7668 1386" svg:viewBox="0 0 7669 1387">
          <text:p/>
        </draw:connector>
        <draw:connector draw:style-name="gr25" draw:text-style-name="P3" xml:id="id126" draw:id="id126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25" draw:start-glue-point="3" draw:end-shape="id126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6cm" svg:y="7.48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4cm" svg:y="6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127" draw:id="id127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28" draw:id="id128" draw:layer="layout" draw:type="curve" svg:x1="12.332cm" svg:y1="16.492cm" svg:x2="20cm" svg:y2="17.878cm" draw:start-shape="id127" draw:start-glue-point="1" svg:d="M12332 16492c6147 0 2313 1386 7668 1386" svg:viewBox="0 0 7669 1387">
          <text:p/>
        </draw:connector>
        <draw:connector draw:style-name="gr25" draw:text-style-name="P3" xml:id="id129" draw:id="id129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28" draw:start-glue-point="3" draw:end-shape="id129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6cm" svg:y="7.48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4cm" svg:y="6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130" draw:id="id130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31" draw:id="id131" draw:layer="layout" draw:type="curve" svg:x1="12.332cm" svg:y1="16.492cm" svg:x2="20cm" svg:y2="17.878cm" draw:start-shape="id130" draw:start-glue-point="1" svg:d="M12332 16492c6147 0 2313 1386 7668 1386" svg:viewBox="0 0 7669 1387">
          <text:p/>
        </draw:connector>
        <draw:connector draw:style-name="gr25" draw:text-style-name="P3" xml:id="id132" draw:id="id132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31" draw:start-glue-point="3" draw:end-shape="id132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6cm" svg:y="7.48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4cm" svg:y="6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Oil objective</text:span></text:p>
          </draw:text-box>
        </draw:frame>
        <draw:custom-shape draw:style-name="gr43" draw:text-style-name="P21" draw:layer="layout" svg:width="1.078cm" svg:height="1.078cm" draw:transform="rotate (0.785398163397448) translate (23.96cm 7.99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96.037785358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 xml:id="id133" draw:id="id133">
          <draw:custom-shape draw:style-name="gr22" draw:text-style-name="P3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10.138cm" svg:y1="16.094cm" svg:x2="9.588cm" svg:y2="15.565cm">
            <text:p/>
          </draw:line>
          <draw:line draw:style-name="gr23" draw:text-style-name="P3" draw:layer="layout" svg:x1="9.588cm" svg:y1="15.565cm" svg:x2="9.585cm" svg:y2="17.414cm">
            <text:p/>
          </draw:line>
          <draw:line draw:style-name="gr23" draw:text-style-name="P3" draw:layer="layout" svg:x1="9.585cm" svg:y1="17.414cm" svg:x2="10.136cm" svg:y2="16.887cm">
            <text:p/>
          </draw:line>
        </draw:g>
        <draw:line draw:style-name="gr6" draw:text-style-name="P3" draw:layer="layout" svg:x1="9.587cm" svg:y1="16.469cm" svg:x2="8.888cm" svg:y2="17.069cm">
          <text:p/>
        </draw:line>
        <draw:line draw:style-name="gr6" draw:text-style-name="P3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xml:id="id134" draw:id="id134" draw:layer="layout" draw:type="curve" svg:x1="12.332cm" svg:y1="16.492cm" svg:x2="20cm" svg:y2="17.878cm" draw:start-shape="id133" draw:start-glue-point="1" svg:d="M12332 16492c6147 0 2313 1386 7668 1386" svg:viewBox="0 0 7669 1387">
          <text:p/>
        </draw:connector>
        <draw:connector draw:style-name="gr25" draw:text-style-name="P3" xml:id="id135" draw:id="id135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3" draw:layer="layout" draw:type="curve" svg:x1="20cm" svg:y1="17.878cm" svg:x2="24.61cm" svg:y2="15.485cm" draw:start-shape="id134" draw:start-glue-point="3" draw:end-shape="id135" draw:end-glue-point="2" svg:d="M20000 17878c3074 0 4610-797 4610-2393" svg:viewBox="0 0 4611 2394">
          <text:p/>
        </draw:connector>
        <draw:line draw:style-name="gr11" draw:text-style-name="P4" draw:layer="layout" svg:x1="22.901cm" svg:y1="2.987cm" svg:x2="22.901cm" svg:y2="1.003cm">
          <text:p/>
        </draw:lin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2" draw:layer="layout" svg:width="21.082cm" svg:height="2.139cm" svg:x="3.556cm" svg:y="1.303cm">
          <draw:text-box>
            <text:p text:style-name="P11"><text:span text:style-name="T2">Standard focus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76cm">
          <draw:text-box>
            <text:p text:style-name="P23"><text:span text:style-name="T4">disrupted by spherical aberration</text:span></text:p>
          </draw:text-box>
        </draw:frame>
        <draw:custom-shape draw:style-name="gr45" draw:text-style-name="P21" draw:layer="layout" svg:width="1.412cm" svg:height="0.912cm" svg:x="11.061cm" svg:y="12.60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7.739cm" svg:height="1.473cm" svg:x="10.732cm" svg:y="10.978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36" draw:id="id136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37" draw:id="id137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36" draw:start-glue-point="2" draw:end-shape="id137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1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2cm" svg:y="12.60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7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38" draw:id="id138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39" draw:id="id139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38" draw:start-glue-point="2" draw:end-shape="id139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40" draw:id="id140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41" draw:id="id141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40" draw:start-glue-point="2" draw:end-shape="id141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5cm" svg:y="6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42" draw:id="id142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43" draw:id="id143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956cm" svg:y1="16.475cm" svg:x2="17.364cm" svg:y2="17.272cm">
            <text:p/>
          </draw:line>
          <draw:line draw:style-name="gr6" draw:text-style-name="P3" draw:layer="layout" svg:x1="17.363cm" svg:y1="15.748cm" svg:x2="16.956cm" svg:y2="16.475cm">
            <text:p/>
          </draw:line>
          <draw:g>
            <draw:g>
              <draw:line draw:style-name="gr23" draw:text-style-name="P4" draw:layer="layout" svg:x1="17.942cm" svg:y1="14.512cm" svg:x2="20.027cm" svg:y2="14.498cm">
                <text:p/>
              </draw:line>
              <draw:line draw:style-name="gr23" draw:text-style-name="P4" draw:layer="layout" svg:x1="20.027cm" svg:y1="14.482cm" svg:x2="20.03cm" svg:y2="18.505cm">
                <text:p/>
              </draw:line>
              <draw:line draw:style-name="gr23" draw:text-style-name="P4" draw:layer="layout" svg:x1="20.03cm" svg:y1="18.511cm" svg:x2="17.945cm" svg:y2="18.525cm">
                <text:p/>
              </draw:line>
              <draw:line draw:style-name="gr23" draw:text-style-name="P4" draw:layer="layout" svg:x1="17.942cm" svg:y1="14.513cm" svg:x2="17.362cm" svg:y2="14.988cm">
                <text:p/>
              </draw:line>
              <draw:line draw:style-name="gr23" draw:text-style-name="P4" draw:layer="layout" svg:x1="17.945cm" svg:y1="18.536cm" svg:x2="17.363cm" svg:y2="18.036cm">
                <text:p/>
              </draw:line>
              <draw:line draw:style-name="gr23" draw:text-style-name="P4" draw:layer="layout" svg:x1="17.363cm" svg:y1="14.988cm" svg:x2="17.362cm" svg:y2="18.036cm">
                <text:p/>
              </draw:line>
            </draw:g>
          </draw:g>
          <draw:line draw:style-name="gr62" draw:text-style-name="P3" draw:layer="layout" svg:x1="16.95cm" svg:y1="15.15cm" svg:x2="16.95cm" svg:y2="17.69cm">
            <text:p/>
          </draw:line>
          <draw:custom-shape draw:style-name="gr63" draw:text-style-name="P2" draw:layer="layout" svg:width="1.077cm" svg:height="2.032cm" svg:x="18.8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42" draw:start-glue-point="2" draw:end-shape="id143" draw:end-glue-point="1" svg:d="M22884 9106c0 3202 1033 2668 1651 3714s822 3672-403 3672" svg:viewBox="0 0 2144 7387">
          <text:p/>
        </draw:connector>
        <draw:custom-shape draw:style-name="gr33" draw:text-style-name="P18" draw:layer="layout" svg:width="2.032cm" svg:height="2.032cm" svg:x="21.93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line draw:style-name="gr19" draw:text-style-name="P3" draw:layer="layout" svg:x1="4.065cm" svg:y1="7.434cm" svg:x2="8.84cm" svg:y2="7.4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4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44" draw:id="id14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45" draw:id="id145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856cm" svg:y1="16.475cm" svg:x2="17.264cm" svg:y2="17.272cm">
            <text:p/>
          </draw:line>
          <draw:line draw:style-name="gr6" draw:text-style-name="P3" draw:layer="layout" svg:x1="17.263cm" svg:y1="15.748cm" svg:x2="16.856cm" svg:y2="16.475cm">
            <text:p/>
          </draw:line>
          <draw:g>
            <draw:g>
              <draw:line draw:style-name="gr23" draw:text-style-name="P4" draw:layer="layout" svg:x1="17.842cm" svg:y1="14.512cm" svg:x2="19.927cm" svg:y2="14.498cm">
                <text:p/>
              </draw:line>
              <draw:line draw:style-name="gr23" draw:text-style-name="P4" draw:layer="layout" svg:x1="19.927cm" svg:y1="14.482cm" svg:x2="19.93cm" svg:y2="18.505cm">
                <text:p/>
              </draw:line>
              <draw:line draw:style-name="gr23" draw:text-style-name="P4" draw:layer="layout" svg:x1="19.93cm" svg:y1="18.511cm" svg:x2="17.845cm" svg:y2="18.525cm">
                <text:p/>
              </draw:line>
              <draw:line draw:style-name="gr23" draw:text-style-name="P4" draw:layer="layout" svg:x1="17.842cm" svg:y1="14.513cm" svg:x2="17.262cm" svg:y2="14.988cm">
                <text:p/>
              </draw:line>
              <draw:line draw:style-name="gr23" draw:text-style-name="P4" draw:layer="layout" svg:x1="17.845cm" svg:y1="18.536cm" svg:x2="17.263cm" svg:y2="18.036cm">
                <text:p/>
              </draw:line>
              <draw:line draw:style-name="gr23" draw:text-style-name="P4" draw:layer="layout" svg:x1="17.263cm" svg:y1="14.988cm" svg:x2="17.262cm" svg:y2="18.036cm">
                <text:p/>
              </draw:line>
            </draw:g>
          </draw:g>
          <draw:line draw:style-name="gr62" draw:text-style-name="P3" draw:layer="layout" svg:x1="16.85cm" svg:y1="15.15cm" svg:x2="16.85cm" svg:y2="17.69cm">
            <text:p/>
          </draw:line>
          <draw:custom-shape draw:style-name="gr63" draw:text-style-name="P2" draw:layer="layout" svg:width="1.077cm" svg:height="2.032cm" svg:x="18.7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508cm" svg:height="0.382cm" svg:x="23.349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44" draw:start-glue-point="2" draw:end-shape="id145" draw:end-glue-point="1" svg:d="M22884 9106c0 3202 1033 2668 1651 3714s822 3672-403 3672" svg:viewBox="0 0 2144 7387">
          <text:p/>
        </draw:connector>
        <draw:custom-shape draw:style-name="gr35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5cm" svg:y1="7.134cm" svg:x2="8.84cm" svg:y2="7.1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46" draw:id="id146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47" draw:id="id147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756cm" svg:y1="16.475cm" svg:x2="17.164cm" svg:y2="17.272cm">
            <text:p/>
          </draw:line>
          <draw:line draw:style-name="gr6" draw:text-style-name="P3" draw:layer="layout" svg:x1="17.163cm" svg:y1="15.748cm" svg:x2="16.756cm" svg:y2="16.475cm">
            <text:p/>
          </draw:line>
          <draw:g>
            <draw:g>
              <draw:line draw:style-name="gr23" draw:text-style-name="P4" draw:layer="layout" svg:x1="17.742cm" svg:y1="14.512cm" svg:x2="19.827cm" svg:y2="14.498cm">
                <text:p/>
              </draw:line>
              <draw:line draw:style-name="gr23" draw:text-style-name="P4" draw:layer="layout" svg:x1="19.827cm" svg:y1="14.482cm" svg:x2="19.83cm" svg:y2="18.505cm">
                <text:p/>
              </draw:line>
              <draw:line draw:style-name="gr23" draw:text-style-name="P4" draw:layer="layout" svg:x1="19.83cm" svg:y1="18.511cm" svg:x2="17.745cm" svg:y2="18.525cm">
                <text:p/>
              </draw:line>
              <draw:line draw:style-name="gr23" draw:text-style-name="P4" draw:layer="layout" svg:x1="17.742cm" svg:y1="14.513cm" svg:x2="17.162cm" svg:y2="14.988cm">
                <text:p/>
              </draw:line>
              <draw:line draw:style-name="gr23" draw:text-style-name="P4" draw:layer="layout" svg:x1="17.745cm" svg:y1="18.536cm" svg:x2="17.163cm" svg:y2="18.036cm">
                <text:p/>
              </draw:line>
              <draw:line draw:style-name="gr23" draw:text-style-name="P4" draw:layer="layout" svg:x1="17.163cm" svg:y1="14.988cm" svg:x2="17.162cm" svg:y2="18.036cm">
                <text:p/>
              </draw:line>
            </draw:g>
          </draw:g>
          <draw:line draw:style-name="gr62" draw:text-style-name="P3" draw:layer="layout" svg:x1="16.75cm" svg:y1="15.15cm" svg:x2="16.75cm" svg:y2="17.69cm">
            <text:p/>
          </draw:line>
          <draw:custom-shape draw:style-name="gr63" draw:text-style-name="P2" draw:layer="layout" svg:width="1.077cm" svg:height="2.032cm" svg:x="18.6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1.118cm" svg:height="0.788cm" svg:x="23.044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46" draw:start-glue-point="2" draw:end-shape="id147" draw:end-glue-point="1" svg:d="M22884 9106c0 3202 1033 2668 1651 3714s822 3672-403 3672" svg:viewBox="0 0 2144 7387">
          <text:p/>
        </draw:connector>
        <draw:custom-shape draw:style-name="gr3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5cm" svg:y1="7.734cm" svg:x2="8.84cm" svg:y2="7.734cm">
          <text:p/>
        </draw:line>
        <draw:line draw:style-name="gr19" draw:text-style-name="P3" draw:layer="layout" svg:x1="4.065cm" svg:y1="6.834cm" svg:x2="8.84cm" svg:y2="6.8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48" draw:id="id148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49" draw:id="id149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656cm" svg:y1="16.475cm" svg:x2="17.064cm" svg:y2="17.272cm">
            <text:p/>
          </draw:line>
          <draw:line draw:style-name="gr6" draw:text-style-name="P3" draw:layer="layout" svg:x1="17.063cm" svg:y1="15.748cm" svg:x2="16.656cm" svg:y2="16.475cm">
            <text:p/>
          </draw:line>
          <draw:g>
            <draw:g>
              <draw:line draw:style-name="gr23" draw:text-style-name="P4" draw:layer="layout" svg:x1="17.642cm" svg:y1="14.512cm" svg:x2="19.727cm" svg:y2="14.498cm">
                <text:p/>
              </draw:line>
              <draw:line draw:style-name="gr23" draw:text-style-name="P4" draw:layer="layout" svg:x1="19.727cm" svg:y1="14.482cm" svg:x2="19.73cm" svg:y2="18.505cm">
                <text:p/>
              </draw:line>
              <draw:line draw:style-name="gr23" draw:text-style-name="P4" draw:layer="layout" svg:x1="19.73cm" svg:y1="18.511cm" svg:x2="17.645cm" svg:y2="18.525cm">
                <text:p/>
              </draw:line>
              <draw:line draw:style-name="gr23" draw:text-style-name="P4" draw:layer="layout" svg:x1="17.642cm" svg:y1="14.513cm" svg:x2="17.062cm" svg:y2="14.988cm">
                <text:p/>
              </draw:line>
              <draw:line draw:style-name="gr23" draw:text-style-name="P4" draw:layer="layout" svg:x1="17.645cm" svg:y1="18.536cm" svg:x2="17.063cm" svg:y2="18.036cm">
                <text:p/>
              </draw:line>
              <draw:line draw:style-name="gr23" draw:text-style-name="P4" draw:layer="layout" svg:x1="17.063cm" svg:y1="14.988cm" svg:x2="17.062cm" svg:y2="18.036cm">
                <text:p/>
              </draw:line>
            </draw:g>
          </draw:g>
          <draw:line draw:style-name="gr62" draw:text-style-name="P3" draw:layer="layout" svg:x1="16.65cm" svg:y1="15.15cm" svg:x2="16.65cm" svg:y2="17.69cm">
            <text:p/>
          </draw:line>
          <draw:custom-shape draw:style-name="gr63" draw:text-style-name="P2" draw:layer="layout" svg:width="1.077cm" svg:height="2.032cm" svg:x="18.5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914cm" svg:height="0.66cm" svg:x="23.14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48" draw:start-glue-point="2" draw:end-shape="id149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4cm" svg:y="5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4cm" svg:y="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4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5" draw:layer="layout" svg:width="0.4cm" svg:height="0.4cm" svg:x="22.039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5cm" svg:y1="6.534cm" svg:x2="8.84cm" svg:y2="6.5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50" draw:id="id150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61cm" svg:height="0.61cm" svg:x="21.933cm" svg:y="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51" draw:id="id151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556cm" svg:y1="16.475cm" svg:x2="16.964cm" svg:y2="17.272cm">
            <text:p/>
          </draw:line>
          <draw:line draw:style-name="gr6" draw:text-style-name="P3" draw:layer="layout" svg:x1="16.963cm" svg:y1="15.748cm" svg:x2="16.556cm" svg:y2="16.475cm">
            <text:p/>
          </draw:line>
          <draw:g>
            <draw:g>
              <draw:line draw:style-name="gr23" draw:text-style-name="P4" draw:layer="layout" svg:x1="17.542cm" svg:y1="14.512cm" svg:x2="19.627cm" svg:y2="14.498cm">
                <text:p/>
              </draw:line>
              <draw:line draw:style-name="gr23" draw:text-style-name="P4" draw:layer="layout" svg:x1="19.627cm" svg:y1="14.482cm" svg:x2="19.63cm" svg:y2="18.505cm">
                <text:p/>
              </draw:line>
              <draw:line draw:style-name="gr23" draw:text-style-name="P4" draw:layer="layout" svg:x1="19.63cm" svg:y1="18.511cm" svg:x2="17.545cm" svg:y2="18.525cm">
                <text:p/>
              </draw:line>
              <draw:line draw:style-name="gr23" draw:text-style-name="P4" draw:layer="layout" svg:x1="17.542cm" svg:y1="14.513cm" svg:x2="16.962cm" svg:y2="14.988cm">
                <text:p/>
              </draw:line>
              <draw:line draw:style-name="gr23" draw:text-style-name="P4" draw:layer="layout" svg:x1="17.545cm" svg:y1="18.536cm" svg:x2="16.963cm" svg:y2="18.036cm">
                <text:p/>
              </draw:line>
              <draw:line draw:style-name="gr23" draw:text-style-name="P4" draw:layer="layout" svg:x1="16.963cm" svg:y1="14.988cm" svg:x2="16.962cm" svg:y2="18.036cm">
                <text:p/>
              </draw:line>
            </draw:g>
          </draw:g>
          <draw:line draw:style-name="gr62" draw:text-style-name="P3" draw:layer="layout" svg:x1="16.55cm" svg:y1="15.15cm" svg:x2="16.55cm" svg:y2="17.69cm">
            <text:p/>
          </draw:line>
          <draw:custom-shape draw:style-name="gr63" draw:text-style-name="P2" draw:layer="layout" svg:width="1.077cm" svg:height="2.032cm" svg:x="18.4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50" draw:start-glue-point="2" draw:end-shape="id151" draw:end-glue-point="1" svg:d="M22884 9106c0 3202 1033 2668 1651 3714s822 3672-403 3672" svg:viewBox="0 0 2144 7387">
          <text:p/>
        </draw:connector>
        <draw:custom-shape draw:style-name="gr42" draw:text-style-name="P18" draw:layer="layout" svg:width="3.81cm" svg:height="3.81cm" svg:x="21.048cm" svg:y="4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line draw:style-name="gr19" draw:text-style-name="P3" draw:layer="layout" svg:x1="4.065cm" svg:y1="6.234cm" svg:x2="8.84cm" svg:y2="6.2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52" draw:id="id152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53" draw:id="id153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656cm" svg:y1="16.475cm" svg:x2="17.064cm" svg:y2="17.272cm">
            <text:p/>
          </draw:line>
          <draw:line draw:style-name="gr6" draw:text-style-name="P3" draw:layer="layout" svg:x1="17.063cm" svg:y1="15.748cm" svg:x2="16.656cm" svg:y2="16.475cm">
            <text:p/>
          </draw:line>
          <draw:g>
            <draw:g>
              <draw:line draw:style-name="gr23" draw:text-style-name="P4" draw:layer="layout" svg:x1="17.642cm" svg:y1="14.512cm" svg:x2="19.727cm" svg:y2="14.498cm">
                <text:p/>
              </draw:line>
              <draw:line draw:style-name="gr23" draw:text-style-name="P4" draw:layer="layout" svg:x1="19.727cm" svg:y1="14.482cm" svg:x2="19.73cm" svg:y2="18.505cm">
                <text:p/>
              </draw:line>
              <draw:line draw:style-name="gr23" draw:text-style-name="P4" draw:layer="layout" svg:x1="19.73cm" svg:y1="18.511cm" svg:x2="17.645cm" svg:y2="18.525cm">
                <text:p/>
              </draw:line>
              <draw:line draw:style-name="gr23" draw:text-style-name="P4" draw:layer="layout" svg:x1="17.642cm" svg:y1="14.513cm" svg:x2="17.062cm" svg:y2="14.988cm">
                <text:p/>
              </draw:line>
              <draw:line draw:style-name="gr23" draw:text-style-name="P4" draw:layer="layout" svg:x1="17.645cm" svg:y1="18.536cm" svg:x2="17.063cm" svg:y2="18.036cm">
                <text:p/>
              </draw:line>
              <draw:line draw:style-name="gr23" draw:text-style-name="P4" draw:layer="layout" svg:x1="17.063cm" svg:y1="14.988cm" svg:x2="17.062cm" svg:y2="18.036cm">
                <text:p/>
              </draw:line>
            </draw:g>
          </draw:g>
          <draw:line draw:style-name="gr62" draw:text-style-name="P3" draw:layer="layout" svg:x1="16.65cm" svg:y1="15.15cm" svg:x2="16.65cm" svg:y2="17.69cm">
            <text:p/>
          </draw:line>
          <draw:custom-shape draw:style-name="gr63" draw:text-style-name="P2" draw:layer="layout" svg:width="1.077cm" svg:height="2.032cm" svg:x="18.5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914cm" svg:height="0.66cm" svg:x="23.14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52" draw:start-glue-point="2" draw:end-shape="id153" draw:end-glue-point="1" svg:d="M22884 9106c0 3202 1033 2668 1651 3714s822 3672-403 3672" svg:viewBox="0 0 2144 7387">
          <text:p/>
        </draw:connector>
        <draw:custom-shape draw:style-name="gr39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5" draw:layer="layout" svg:width="0.4cm" svg:height="0.4cm" svg:x="22.04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5cm" svg:y1="6.534cm" svg:x2="8.84cm" svg:y2="6.5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54" draw:id="id15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55" draw:id="id155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756cm" svg:y1="16.475cm" svg:x2="17.164cm" svg:y2="17.272cm">
            <text:p/>
          </draw:line>
          <draw:line draw:style-name="gr6" draw:text-style-name="P3" draw:layer="layout" svg:x1="17.163cm" svg:y1="15.748cm" svg:x2="16.756cm" svg:y2="16.475cm">
            <text:p/>
          </draw:line>
          <draw:g>
            <draw:g>
              <draw:line draw:style-name="gr23" draw:text-style-name="P4" draw:layer="layout" svg:x1="17.742cm" svg:y1="14.512cm" svg:x2="19.827cm" svg:y2="14.498cm">
                <text:p/>
              </draw:line>
              <draw:line draw:style-name="gr23" draw:text-style-name="P4" draw:layer="layout" svg:x1="19.827cm" svg:y1="14.482cm" svg:x2="19.83cm" svg:y2="18.505cm">
                <text:p/>
              </draw:line>
              <draw:line draw:style-name="gr23" draw:text-style-name="P4" draw:layer="layout" svg:x1="19.83cm" svg:y1="18.511cm" svg:x2="17.745cm" svg:y2="18.525cm">
                <text:p/>
              </draw:line>
              <draw:line draw:style-name="gr23" draw:text-style-name="P4" draw:layer="layout" svg:x1="17.742cm" svg:y1="14.513cm" svg:x2="17.162cm" svg:y2="14.988cm">
                <text:p/>
              </draw:line>
              <draw:line draw:style-name="gr23" draw:text-style-name="P4" draw:layer="layout" svg:x1="17.745cm" svg:y1="18.536cm" svg:x2="17.163cm" svg:y2="18.036cm">
                <text:p/>
              </draw:line>
              <draw:line draw:style-name="gr23" draw:text-style-name="P4" draw:layer="layout" svg:x1="17.163cm" svg:y1="14.988cm" svg:x2="17.162cm" svg:y2="18.036cm">
                <text:p/>
              </draw:line>
            </draw:g>
          </draw:g>
          <draw:line draw:style-name="gr62" draw:text-style-name="P3" draw:layer="layout" svg:x1="16.75cm" svg:y1="15.15cm" svg:x2="16.75cm" svg:y2="17.69cm">
            <text:p/>
          </draw:line>
          <draw:custom-shape draw:style-name="gr63" draw:text-style-name="P2" draw:layer="layout" svg:width="1.077cm" svg:height="2.032cm" svg:x="18.6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1.118cm" svg:height="0.788cm" svg:x="23.044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54" draw:start-glue-point="2" draw:end-shape="id155" draw:end-glue-point="1" svg:d="M22884 9106c0 3202 1033 2668 1651 3714s822 3672-403 3672" svg:viewBox="0 0 2144 7387">
          <text:p/>
        </draw:connector>
        <draw:custom-shape draw:style-name="gr3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5cm" svg:y1="6.834cm" svg:x2="8.84cm" svg:y2="6.8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4cm" svg:y="6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56" draw:id="id156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57" draw:id="id157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856cm" svg:y1="16.475cm" svg:x2="17.264cm" svg:y2="17.272cm">
            <text:p/>
          </draw:line>
          <draw:line draw:style-name="gr6" draw:text-style-name="P3" draw:layer="layout" svg:x1="17.263cm" svg:y1="15.748cm" svg:x2="16.856cm" svg:y2="16.475cm">
            <text:p/>
          </draw:line>
          <draw:g>
            <draw:g>
              <draw:line draw:style-name="gr23" draw:text-style-name="P4" draw:layer="layout" svg:x1="17.842cm" svg:y1="14.512cm" svg:x2="19.927cm" svg:y2="14.498cm">
                <text:p/>
              </draw:line>
              <draw:line draw:style-name="gr23" draw:text-style-name="P4" draw:layer="layout" svg:x1="19.927cm" svg:y1="14.482cm" svg:x2="19.93cm" svg:y2="18.505cm">
                <text:p/>
              </draw:line>
              <draw:line draw:style-name="gr23" draw:text-style-name="P4" draw:layer="layout" svg:x1="19.93cm" svg:y1="18.511cm" svg:x2="17.845cm" svg:y2="18.525cm">
                <text:p/>
              </draw:line>
              <draw:line draw:style-name="gr23" draw:text-style-name="P4" draw:layer="layout" svg:x1="17.842cm" svg:y1="14.513cm" svg:x2="17.262cm" svg:y2="14.988cm">
                <text:p/>
              </draw:line>
              <draw:line draw:style-name="gr23" draw:text-style-name="P4" draw:layer="layout" svg:x1="17.845cm" svg:y1="18.536cm" svg:x2="17.263cm" svg:y2="18.036cm">
                <text:p/>
              </draw:line>
              <draw:line draw:style-name="gr23" draw:text-style-name="P4" draw:layer="layout" svg:x1="17.263cm" svg:y1="14.988cm" svg:x2="17.262cm" svg:y2="18.036cm">
                <text:p/>
              </draw:line>
            </draw:g>
          </draw:g>
          <draw:line draw:style-name="gr62" draw:text-style-name="P3" draw:layer="layout" svg:x1="16.85cm" svg:y1="15.15cm" svg:x2="16.85cm" svg:y2="17.69cm">
            <text:p/>
          </draw:line>
          <draw:custom-shape draw:style-name="gr63" draw:text-style-name="P2" draw:layer="layout" svg:width="1.077cm" svg:height="2.032cm" svg:x="18.7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508cm" svg:height="0.382cm" svg:x="23.349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56" draw:start-glue-point="2" draw:end-shape="id157" draw:end-glue-point="1" svg:d="M22884 9106c0 3202 1033 2668 1651 3714s822 3672-403 3672" svg:viewBox="0 0 2144 7387">
          <text:p/>
        </draw:connector>
        <draw:custom-shape draw:style-name="gr35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5cm" svg:y1="7.134cm" svg:x2="8.84cm" svg:y2="7.1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3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2cm" svg:y="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58" draw:id="id158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59" draw:id="id159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956cm" svg:y1="16.475cm" svg:x2="17.364cm" svg:y2="17.272cm">
            <text:p/>
          </draw:line>
          <draw:line draw:style-name="gr6" draw:text-style-name="P3" draw:layer="layout" svg:x1="17.363cm" svg:y1="15.748cm" svg:x2="16.956cm" svg:y2="16.475cm">
            <text:p/>
          </draw:line>
          <draw:g>
            <draw:g>
              <draw:line draw:style-name="gr23" draw:text-style-name="P4" draw:layer="layout" svg:x1="17.942cm" svg:y1="14.512cm" svg:x2="20.027cm" svg:y2="14.498cm">
                <text:p/>
              </draw:line>
              <draw:line draw:style-name="gr23" draw:text-style-name="P4" draw:layer="layout" svg:x1="20.027cm" svg:y1="14.482cm" svg:x2="20.03cm" svg:y2="18.505cm">
                <text:p/>
              </draw:line>
              <draw:line draw:style-name="gr23" draw:text-style-name="P4" draw:layer="layout" svg:x1="20.03cm" svg:y1="18.511cm" svg:x2="17.945cm" svg:y2="18.525cm">
                <text:p/>
              </draw:line>
              <draw:line draw:style-name="gr23" draw:text-style-name="P4" draw:layer="layout" svg:x1="17.942cm" svg:y1="14.513cm" svg:x2="17.362cm" svg:y2="14.988cm">
                <text:p/>
              </draw:line>
              <draw:line draw:style-name="gr23" draw:text-style-name="P4" draw:layer="layout" svg:x1="17.945cm" svg:y1="18.536cm" svg:x2="17.363cm" svg:y2="18.036cm">
                <text:p/>
              </draw:line>
              <draw:line draw:style-name="gr23" draw:text-style-name="P4" draw:layer="layout" svg:x1="17.363cm" svg:y1="14.988cm" svg:x2="17.362cm" svg:y2="18.036cm">
                <text:p/>
              </draw:line>
            </draw:g>
          </draw:g>
          <draw:line draw:style-name="gr62" draw:text-style-name="P3" draw:layer="layout" svg:x1="16.95cm" svg:y1="15.15cm" svg:x2="16.95cm" svg:y2="17.69cm">
            <text:p/>
          </draw:line>
          <draw:custom-shape draw:style-name="gr63" draw:text-style-name="P2" draw:layer="layout" svg:width="1.077cm" svg:height="2.032cm" svg:x="18.8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58" draw:start-glue-point="2" draw:end-shape="id159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3" draw:layer="layout" svg:x1="4.065cm" svg:y1="7.434cm" svg:x2="8.84cm" svg:y2="7.434cm">
            <text:p/>
          </draw:line>
        </draw:g>
        <draw:custom-shape draw:style-name="gr33" draw:text-style-name="P18" draw:layer="layout" svg:width="2.032cm" svg:height="2.032cm" svg:x="21.933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60" draw:id="id160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61" draw:id="id161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60" draw:start-glue-point="2" draw:end-shape="id161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62" draw:id="id162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63" draw:id="id163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62" draw:start-glue-point="2" draw:end-shape="id163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5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1" draw:text-style-name="P1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4cm" svg:height="2.413cm" svg:x="4.164cm" svg:y="7.48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64" draw:id="id16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65" draw:id="id165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64" draw:start-glue-point="2" draw:end-shape="id165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1cm">
          <draw:text-box>
            <text:p text:style-name="P8"><text:span text:style-name="T1">Wate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26" draw:text-style-name="P10" draw:layer="layout" svg:width="7.62cm" svg:height="1.247cm" svg:x="10.514cm" svg:y="8.159cm">
          <draw:text-box>
            <text:p text:style-name="P8"><text:span text:style-name="T1">Wate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1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extra rang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66" draw:id="id166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67" draw:id="id167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66" draw:start-glue-point="2" draw:end-shape="id167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7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8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68" draw:id="id168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69" draw:id="id169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68" draw:start-glue-point="2" draw:end-shape="id169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70" draw:id="id170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71" draw:id="id171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70" draw:start-glue-point="2" draw:end-shape="id171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72" draw:id="id172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73" draw:id="id173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956cm" svg:y1="16.475cm" svg:x2="17.364cm" svg:y2="17.272cm">
            <text:p/>
          </draw:line>
          <draw:line draw:style-name="gr6" draw:text-style-name="P3" draw:layer="layout" svg:x1="17.363cm" svg:y1="15.748cm" svg:x2="16.956cm" svg:y2="16.475cm">
            <text:p/>
          </draw:line>
          <draw:g>
            <draw:g>
              <draw:line draw:style-name="gr23" draw:text-style-name="P4" draw:layer="layout" svg:x1="17.942cm" svg:y1="14.512cm" svg:x2="20.027cm" svg:y2="14.498cm">
                <text:p/>
              </draw:line>
              <draw:line draw:style-name="gr23" draw:text-style-name="P4" draw:layer="layout" svg:x1="20.027cm" svg:y1="14.482cm" svg:x2="20.03cm" svg:y2="18.505cm">
                <text:p/>
              </draw:line>
              <draw:line draw:style-name="gr23" draw:text-style-name="P4" draw:layer="layout" svg:x1="20.03cm" svg:y1="18.511cm" svg:x2="17.945cm" svg:y2="18.525cm">
                <text:p/>
              </draw:line>
              <draw:line draw:style-name="gr23" draw:text-style-name="P4" draw:layer="layout" svg:x1="17.942cm" svg:y1="14.513cm" svg:x2="17.362cm" svg:y2="14.988cm">
                <text:p/>
              </draw:line>
              <draw:line draw:style-name="gr23" draw:text-style-name="P4" draw:layer="layout" svg:x1="17.945cm" svg:y1="18.536cm" svg:x2="17.363cm" svg:y2="18.036cm">
                <text:p/>
              </draw:line>
              <draw:line draw:style-name="gr23" draw:text-style-name="P4" draw:layer="layout" svg:x1="17.363cm" svg:y1="14.988cm" svg:x2="17.362cm" svg:y2="18.036cm">
                <text:p/>
              </draw:line>
            </draw:g>
          </draw:g>
          <draw:line draw:style-name="gr62" draw:text-style-name="P3" draw:layer="layout" svg:x1="16.95cm" svg:y1="15.15cm" svg:x2="16.95cm" svg:y2="17.69cm">
            <text:p/>
          </draw:line>
          <draw:custom-shape draw:style-name="gr63" draw:text-style-name="P2" draw:layer="layout" svg:width="1.077cm" svg:height="2.032cm" svg:x="18.8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72" draw:start-glue-point="2" draw:end-shape="id173" draw:end-glue-point="1" svg:d="M22884 9106c0 3202 1033 2668 1651 3714s822 3672-403 3672" svg:viewBox="0 0 2144 7387">
          <text:p/>
        </draw:connector>
        <draw:custom-shape draw:style-name="gr33" draw:text-style-name="P18" draw:layer="layout" svg:width="2.032cm" svg:height="2.032cm" svg:x="21.93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Air objective</text:span></text:p>
          </draw:text-box>
        </draw:frame>
        <draw:line draw:style-name="gr19" draw:text-style-name="P3" draw:layer="layout" svg:x1="4.066cm" svg:y1="7.434cm" svg:x2="8.841cm" svg:y2="7.4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74" draw:id="id17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75" draw:id="id175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856cm" svg:y1="16.475cm" svg:x2="17.264cm" svg:y2="17.272cm">
            <text:p/>
          </draw:line>
          <draw:line draw:style-name="gr6" draw:text-style-name="P3" draw:layer="layout" svg:x1="17.263cm" svg:y1="15.748cm" svg:x2="16.856cm" svg:y2="16.475cm">
            <text:p/>
          </draw:line>
          <draw:g>
            <draw:g>
              <draw:line draw:style-name="gr23" draw:text-style-name="P4" draw:layer="layout" svg:x1="17.842cm" svg:y1="14.512cm" svg:x2="19.927cm" svg:y2="14.498cm">
                <text:p/>
              </draw:line>
              <draw:line draw:style-name="gr23" draw:text-style-name="P4" draw:layer="layout" svg:x1="19.927cm" svg:y1="14.482cm" svg:x2="19.93cm" svg:y2="18.505cm">
                <text:p/>
              </draw:line>
              <draw:line draw:style-name="gr23" draw:text-style-name="P4" draw:layer="layout" svg:x1="19.93cm" svg:y1="18.511cm" svg:x2="17.845cm" svg:y2="18.525cm">
                <text:p/>
              </draw:line>
              <draw:line draw:style-name="gr23" draw:text-style-name="P4" draw:layer="layout" svg:x1="17.842cm" svg:y1="14.513cm" svg:x2="17.262cm" svg:y2="14.988cm">
                <text:p/>
              </draw:line>
              <draw:line draw:style-name="gr23" draw:text-style-name="P4" draw:layer="layout" svg:x1="17.845cm" svg:y1="18.536cm" svg:x2="17.263cm" svg:y2="18.036cm">
                <text:p/>
              </draw:line>
              <draw:line draw:style-name="gr23" draw:text-style-name="P4" draw:layer="layout" svg:x1="17.263cm" svg:y1="14.988cm" svg:x2="17.262cm" svg:y2="18.036cm">
                <text:p/>
              </draw:line>
            </draw:g>
          </draw:g>
          <draw:line draw:style-name="gr62" draw:text-style-name="P3" draw:layer="layout" svg:x1="16.85cm" svg:y1="15.15cm" svg:x2="16.85cm" svg:y2="17.69cm">
            <text:p/>
          </draw:line>
          <draw:custom-shape draw:style-name="gr63" draw:text-style-name="P2" draw:layer="layout" svg:width="1.077cm" svg:height="2.032cm" svg:x="18.7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508cm" svg:height="0.382cm" svg:x="23.349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74" draw:start-glue-point="2" draw:end-shape="id175" draw:end-glue-point="1" svg:d="M22884 9106c0 3202 1033 2668 1651 3714s822 3672-403 3672" svg:viewBox="0 0 2144 7387">
          <text:p/>
        </draw:connector>
        <draw:custom-shape draw:style-name="gr35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6cm" svg:y1="7.134cm" svg:x2="8.841cm" svg:y2="7.1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76" draw:id="id176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77" draw:id="id177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756cm" svg:y1="16.475cm" svg:x2="17.164cm" svg:y2="17.272cm">
            <text:p/>
          </draw:line>
          <draw:line draw:style-name="gr6" draw:text-style-name="P3" draw:layer="layout" svg:x1="17.163cm" svg:y1="15.748cm" svg:x2="16.756cm" svg:y2="16.475cm">
            <text:p/>
          </draw:line>
          <draw:g>
            <draw:g>
              <draw:line draw:style-name="gr23" draw:text-style-name="P4" draw:layer="layout" svg:x1="17.742cm" svg:y1="14.512cm" svg:x2="19.827cm" svg:y2="14.498cm">
                <text:p/>
              </draw:line>
              <draw:line draw:style-name="gr23" draw:text-style-name="P4" draw:layer="layout" svg:x1="19.827cm" svg:y1="14.482cm" svg:x2="19.83cm" svg:y2="18.505cm">
                <text:p/>
              </draw:line>
              <draw:line draw:style-name="gr23" draw:text-style-name="P4" draw:layer="layout" svg:x1="19.83cm" svg:y1="18.511cm" svg:x2="17.745cm" svg:y2="18.525cm">
                <text:p/>
              </draw:line>
              <draw:line draw:style-name="gr23" draw:text-style-name="P4" draw:layer="layout" svg:x1="17.742cm" svg:y1="14.513cm" svg:x2="17.162cm" svg:y2="14.988cm">
                <text:p/>
              </draw:line>
              <draw:line draw:style-name="gr23" draw:text-style-name="P4" draw:layer="layout" svg:x1="17.745cm" svg:y1="18.536cm" svg:x2="17.163cm" svg:y2="18.036cm">
                <text:p/>
              </draw:line>
              <draw:line draw:style-name="gr23" draw:text-style-name="P4" draw:layer="layout" svg:x1="17.163cm" svg:y1="14.988cm" svg:x2="17.162cm" svg:y2="18.036cm">
                <text:p/>
              </draw:line>
            </draw:g>
          </draw:g>
          <draw:line draw:style-name="gr62" draw:text-style-name="P3" draw:layer="layout" svg:x1="16.75cm" svg:y1="15.15cm" svg:x2="16.75cm" svg:y2="17.69cm">
            <text:p/>
          </draw:line>
          <draw:custom-shape draw:style-name="gr63" draw:text-style-name="P2" draw:layer="layout" svg:width="1.077cm" svg:height="2.032cm" svg:x="18.6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1.118cm" svg:height="0.788cm" svg:x="23.044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76" draw:start-glue-point="2" draw:end-shape="id177" draw:end-glue-point="1" svg:d="M22884 9106c0 3202 1033 2668 1651 3714s822 3672-403 3672" svg:viewBox="0 0 2144 7387">
          <text:p/>
        </draw:connector>
        <draw:custom-shape draw:style-name="gr3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6cm" svg:y1="6.834cm" svg:x2="8.841cm" svg:y2="6.8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78" draw:id="id178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79" draw:id="id179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656cm" svg:y1="16.475cm" svg:x2="17.064cm" svg:y2="17.272cm">
            <text:p/>
          </draw:line>
          <draw:line draw:style-name="gr6" draw:text-style-name="P3" draw:layer="layout" svg:x1="17.063cm" svg:y1="15.748cm" svg:x2="16.656cm" svg:y2="16.475cm">
            <text:p/>
          </draw:line>
          <draw:g>
            <draw:g>
              <draw:line draw:style-name="gr23" draw:text-style-name="P4" draw:layer="layout" svg:x1="17.642cm" svg:y1="14.512cm" svg:x2="19.727cm" svg:y2="14.498cm">
                <text:p/>
              </draw:line>
              <draw:line draw:style-name="gr23" draw:text-style-name="P4" draw:layer="layout" svg:x1="19.727cm" svg:y1="14.482cm" svg:x2="19.73cm" svg:y2="18.505cm">
                <text:p/>
              </draw:line>
              <draw:line draw:style-name="gr23" draw:text-style-name="P4" draw:layer="layout" svg:x1="19.73cm" svg:y1="18.511cm" svg:x2="17.645cm" svg:y2="18.525cm">
                <text:p/>
              </draw:line>
              <draw:line draw:style-name="gr23" draw:text-style-name="P4" draw:layer="layout" svg:x1="17.642cm" svg:y1="14.513cm" svg:x2="17.062cm" svg:y2="14.988cm">
                <text:p/>
              </draw:line>
              <draw:line draw:style-name="gr23" draw:text-style-name="P4" draw:layer="layout" svg:x1="17.645cm" svg:y1="18.536cm" svg:x2="17.063cm" svg:y2="18.036cm">
                <text:p/>
              </draw:line>
              <draw:line draw:style-name="gr23" draw:text-style-name="P4" draw:layer="layout" svg:x1="17.063cm" svg:y1="14.988cm" svg:x2="17.062cm" svg:y2="18.036cm">
                <text:p/>
              </draw:line>
            </draw:g>
          </draw:g>
          <draw:line draw:style-name="gr62" draw:text-style-name="P3" draw:layer="layout" svg:x1="16.65cm" svg:y1="15.15cm" svg:x2="16.65cm" svg:y2="17.69cm">
            <text:p/>
          </draw:line>
          <draw:custom-shape draw:style-name="gr63" draw:text-style-name="P2" draw:layer="layout" svg:width="1.077cm" svg:height="2.032cm" svg:x="18.5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914cm" svg:height="0.66cm" svg:x="23.14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78" draw:start-glue-point="2" draw:end-shape="id179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4cm" svg:y="5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4cm" svg:y="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4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5" draw:layer="layout" svg:width="0.4cm" svg:height="0.4cm" svg:x="22.039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363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6cm" svg:y1="6.534cm" svg:x2="8.841cm" svg:y2="6.5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80" draw:id="id180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61cm" svg:height="0.61cm" svg:x="21.933cm" svg:y="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81" draw:id="id181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556cm" svg:y1="16.475cm" svg:x2="16.964cm" svg:y2="17.272cm">
            <text:p/>
          </draw:line>
          <draw:line draw:style-name="gr6" draw:text-style-name="P3" draw:layer="layout" svg:x1="16.963cm" svg:y1="15.748cm" svg:x2="16.556cm" svg:y2="16.475cm">
            <text:p/>
          </draw:line>
          <draw:g>
            <draw:g>
              <draw:line draw:style-name="gr23" draw:text-style-name="P4" draw:layer="layout" svg:x1="17.542cm" svg:y1="14.512cm" svg:x2="19.627cm" svg:y2="14.498cm">
                <text:p/>
              </draw:line>
              <draw:line draw:style-name="gr23" draw:text-style-name="P4" draw:layer="layout" svg:x1="19.627cm" svg:y1="14.482cm" svg:x2="19.63cm" svg:y2="18.505cm">
                <text:p/>
              </draw:line>
              <draw:line draw:style-name="gr23" draw:text-style-name="P4" draw:layer="layout" svg:x1="19.63cm" svg:y1="18.511cm" svg:x2="17.545cm" svg:y2="18.525cm">
                <text:p/>
              </draw:line>
              <draw:line draw:style-name="gr23" draw:text-style-name="P4" draw:layer="layout" svg:x1="17.542cm" svg:y1="14.513cm" svg:x2="16.962cm" svg:y2="14.988cm">
                <text:p/>
              </draw:line>
              <draw:line draw:style-name="gr23" draw:text-style-name="P4" draw:layer="layout" svg:x1="17.545cm" svg:y1="18.536cm" svg:x2="16.963cm" svg:y2="18.036cm">
                <text:p/>
              </draw:line>
              <draw:line draw:style-name="gr23" draw:text-style-name="P4" draw:layer="layout" svg:x1="16.963cm" svg:y1="14.988cm" svg:x2="16.962cm" svg:y2="18.036cm">
                <text:p/>
              </draw:line>
            </draw:g>
          </draw:g>
          <draw:line draw:style-name="gr62" draw:text-style-name="P3" draw:layer="layout" svg:x1="16.55cm" svg:y1="15.15cm" svg:x2="16.55cm" svg:y2="17.69cm">
            <text:p/>
          </draw:line>
          <draw:custom-shape draw:style-name="gr63" draw:text-style-name="P2" draw:layer="layout" svg:width="1.077cm" svg:height="2.032cm" svg:x="18.4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80" draw:start-glue-point="2" draw:end-shape="id181" draw:end-glue-point="1" svg:d="M22884 9106c0 3202 1033 2668 1651 3714s822 3672-403 3672" svg:viewBox="0 0 2144 7387">
          <text:p/>
        </draw:connector>
        <draw:custom-shape draw:style-name="gr42" draw:text-style-name="P18" draw:layer="layout" svg:width="3.81cm" svg:height="3.81cm" svg:x="21.048cm" svg:y="4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Air objective</text:span></text:p>
          </draw:text-box>
        </draw:frame>
        <draw:line draw:style-name="gr19" draw:text-style-name="P3" draw:layer="layout" svg:x1="4.066cm" svg:y1="6.234cm" svg:x2="8.841cm" svg:y2="6.2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82" draw:id="id182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83" draw:id="id183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656cm" svg:y1="16.475cm" svg:x2="17.064cm" svg:y2="17.272cm">
            <text:p/>
          </draw:line>
          <draw:line draw:style-name="gr6" draw:text-style-name="P3" draw:layer="layout" svg:x1="17.063cm" svg:y1="15.748cm" svg:x2="16.656cm" svg:y2="16.475cm">
            <text:p/>
          </draw:line>
          <draw:g>
            <draw:g>
              <draw:line draw:style-name="gr23" draw:text-style-name="P4" draw:layer="layout" svg:x1="17.642cm" svg:y1="14.512cm" svg:x2="19.727cm" svg:y2="14.498cm">
                <text:p/>
              </draw:line>
              <draw:line draw:style-name="gr23" draw:text-style-name="P4" draw:layer="layout" svg:x1="19.727cm" svg:y1="14.482cm" svg:x2="19.73cm" svg:y2="18.505cm">
                <text:p/>
              </draw:line>
              <draw:line draw:style-name="gr23" draw:text-style-name="P4" draw:layer="layout" svg:x1="19.73cm" svg:y1="18.511cm" svg:x2="17.645cm" svg:y2="18.525cm">
                <text:p/>
              </draw:line>
              <draw:line draw:style-name="gr23" draw:text-style-name="P4" draw:layer="layout" svg:x1="17.642cm" svg:y1="14.513cm" svg:x2="17.062cm" svg:y2="14.988cm">
                <text:p/>
              </draw:line>
              <draw:line draw:style-name="gr23" draw:text-style-name="P4" draw:layer="layout" svg:x1="17.645cm" svg:y1="18.536cm" svg:x2="17.063cm" svg:y2="18.036cm">
                <text:p/>
              </draw:line>
              <draw:line draw:style-name="gr23" draw:text-style-name="P4" draw:layer="layout" svg:x1="17.063cm" svg:y1="14.988cm" svg:x2="17.062cm" svg:y2="18.036cm">
                <text:p/>
              </draw:line>
            </draw:g>
          </draw:g>
          <draw:line draw:style-name="gr62" draw:text-style-name="P3" draw:layer="layout" svg:x1="16.65cm" svg:y1="15.15cm" svg:x2="16.65cm" svg:y2="17.69cm">
            <text:p/>
          </draw:line>
          <draw:custom-shape draw:style-name="gr63" draw:text-style-name="P2" draw:layer="layout" svg:width="1.077cm" svg:height="2.032cm" svg:x="18.5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914cm" svg:height="0.66cm" svg:x="23.14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82" draw:start-glue-point="2" draw:end-shape="id183" draw:end-glue-point="1" svg:d="M22884 9106c0 3202 1033 2668 1651 3714s822 3672-403 3672" svg:viewBox="0 0 2144 7387">
          <text:p/>
        </draw:connector>
        <draw:custom-shape draw:style-name="gr39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5" draw:layer="layout" svg:width="0.4cm" svg:height="0.4cm" svg:x="22.04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363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6cm" svg:y1="6.534cm" svg:x2="8.841cm" svg:y2="6.5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6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84" draw:id="id18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85" draw:id="id185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756cm" svg:y1="16.475cm" svg:x2="17.164cm" svg:y2="17.272cm">
            <text:p/>
          </draw:line>
          <draw:line draw:style-name="gr6" draw:text-style-name="P3" draw:layer="layout" svg:x1="17.163cm" svg:y1="15.748cm" svg:x2="16.756cm" svg:y2="16.475cm">
            <text:p/>
          </draw:line>
          <draw:g>
            <draw:g>
              <draw:line draw:style-name="gr23" draw:text-style-name="P4" draw:layer="layout" svg:x1="17.742cm" svg:y1="14.512cm" svg:x2="19.827cm" svg:y2="14.498cm">
                <text:p/>
              </draw:line>
              <draw:line draw:style-name="gr23" draw:text-style-name="P4" draw:layer="layout" svg:x1="19.827cm" svg:y1="14.482cm" svg:x2="19.83cm" svg:y2="18.505cm">
                <text:p/>
              </draw:line>
              <draw:line draw:style-name="gr23" draw:text-style-name="P4" draw:layer="layout" svg:x1="19.83cm" svg:y1="18.511cm" svg:x2="17.745cm" svg:y2="18.525cm">
                <text:p/>
              </draw:line>
              <draw:line draw:style-name="gr23" draw:text-style-name="P4" draw:layer="layout" svg:x1="17.742cm" svg:y1="14.513cm" svg:x2="17.162cm" svg:y2="14.988cm">
                <text:p/>
              </draw:line>
              <draw:line draw:style-name="gr23" draw:text-style-name="P4" draw:layer="layout" svg:x1="17.745cm" svg:y1="18.536cm" svg:x2="17.163cm" svg:y2="18.036cm">
                <text:p/>
              </draw:line>
              <draw:line draw:style-name="gr23" draw:text-style-name="P4" draw:layer="layout" svg:x1="17.163cm" svg:y1="14.988cm" svg:x2="17.162cm" svg:y2="18.036cm">
                <text:p/>
              </draw:line>
            </draw:g>
          </draw:g>
          <draw:line draw:style-name="gr62" draw:text-style-name="P3" draw:layer="layout" svg:x1="16.75cm" svg:y1="15.15cm" svg:x2="16.75cm" svg:y2="17.69cm">
            <text:p/>
          </draw:line>
          <draw:custom-shape draw:style-name="gr63" draw:text-style-name="P2" draw:layer="layout" svg:width="1.077cm" svg:height="2.032cm" svg:x="18.6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1.118cm" svg:height="0.788cm" svg:x="23.044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84" draw:start-glue-point="2" draw:end-shape="id185" draw:end-glue-point="1" svg:d="M22884 9106c0 3202 1033 2668 1651 3714s822 3672-403 3672" svg:viewBox="0 0 2144 7387">
          <text:p/>
        </draw:connector>
        <draw:custom-shape draw:style-name="gr3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6cm" svg:y1="6.834cm" svg:x2="8.841cm" svg:y2="6.8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86" draw:id="id186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87" draw:id="id187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856cm" svg:y1="16.475cm" svg:x2="17.264cm" svg:y2="17.272cm">
            <text:p/>
          </draw:line>
          <draw:line draw:style-name="gr6" draw:text-style-name="P3" draw:layer="layout" svg:x1="17.263cm" svg:y1="15.748cm" svg:x2="16.856cm" svg:y2="16.475cm">
            <text:p/>
          </draw:line>
          <draw:g>
            <draw:g>
              <draw:line draw:style-name="gr23" draw:text-style-name="P4" draw:layer="layout" svg:x1="17.842cm" svg:y1="14.512cm" svg:x2="19.927cm" svg:y2="14.498cm">
                <text:p/>
              </draw:line>
              <draw:line draw:style-name="gr23" draw:text-style-name="P4" draw:layer="layout" svg:x1="19.927cm" svg:y1="14.482cm" svg:x2="19.93cm" svg:y2="18.505cm">
                <text:p/>
              </draw:line>
              <draw:line draw:style-name="gr23" draw:text-style-name="P4" draw:layer="layout" svg:x1="19.93cm" svg:y1="18.511cm" svg:x2="17.845cm" svg:y2="18.525cm">
                <text:p/>
              </draw:line>
              <draw:line draw:style-name="gr23" draw:text-style-name="P4" draw:layer="layout" svg:x1="17.842cm" svg:y1="14.513cm" svg:x2="17.262cm" svg:y2="14.988cm">
                <text:p/>
              </draw:line>
              <draw:line draw:style-name="gr23" draw:text-style-name="P4" draw:layer="layout" svg:x1="17.845cm" svg:y1="18.536cm" svg:x2="17.263cm" svg:y2="18.036cm">
                <text:p/>
              </draw:line>
              <draw:line draw:style-name="gr23" draw:text-style-name="P4" draw:layer="layout" svg:x1="17.263cm" svg:y1="14.988cm" svg:x2="17.262cm" svg:y2="18.036cm">
                <text:p/>
              </draw:line>
            </draw:g>
          </draw:g>
          <draw:line draw:style-name="gr62" draw:text-style-name="P3" draw:layer="layout" svg:x1="16.85cm" svg:y1="15.15cm" svg:x2="16.85cm" svg:y2="17.69cm">
            <text:p/>
          </draw:line>
          <draw:custom-shape draw:style-name="gr63" draw:text-style-name="P2" draw:layer="layout" svg:width="1.077cm" svg:height="2.032cm" svg:x="18.7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508cm" svg:height="0.382cm" svg:x="23.349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86" draw:start-glue-point="2" draw:end-shape="id187" draw:end-glue-point="1" svg:d="M22884 9106c0 3202 1033 2668 1651 3714s822 3672-403 3672" svg:viewBox="0 0 2144 7387">
          <text:p/>
        </draw:connector>
        <draw:custom-shape draw:style-name="gr35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6cm" svg:y1="7.134cm" svg:x2="8.841cm" svg:y2="7.1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88" draw:id="id188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89" draw:id="id189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956cm" svg:y1="16.475cm" svg:x2="17.364cm" svg:y2="17.272cm">
            <text:p/>
          </draw:line>
          <draw:line draw:style-name="gr6" draw:text-style-name="P3" draw:layer="layout" svg:x1="17.363cm" svg:y1="15.748cm" svg:x2="16.956cm" svg:y2="16.475cm">
            <text:p/>
          </draw:line>
          <draw:g>
            <draw:g>
              <draw:line draw:style-name="gr23" draw:text-style-name="P4" draw:layer="layout" svg:x1="17.942cm" svg:y1="14.512cm" svg:x2="20.027cm" svg:y2="14.498cm">
                <text:p/>
              </draw:line>
              <draw:line draw:style-name="gr23" draw:text-style-name="P4" draw:layer="layout" svg:x1="20.027cm" svg:y1="14.482cm" svg:x2="20.03cm" svg:y2="18.505cm">
                <text:p/>
              </draw:line>
              <draw:line draw:style-name="gr23" draw:text-style-name="P4" draw:layer="layout" svg:x1="20.03cm" svg:y1="18.511cm" svg:x2="17.945cm" svg:y2="18.525cm">
                <text:p/>
              </draw:line>
              <draw:line draw:style-name="gr23" draw:text-style-name="P4" draw:layer="layout" svg:x1="17.942cm" svg:y1="14.513cm" svg:x2="17.362cm" svg:y2="14.988cm">
                <text:p/>
              </draw:line>
              <draw:line draw:style-name="gr23" draw:text-style-name="P4" draw:layer="layout" svg:x1="17.945cm" svg:y1="18.536cm" svg:x2="17.363cm" svg:y2="18.036cm">
                <text:p/>
              </draw:line>
              <draw:line draw:style-name="gr23" draw:text-style-name="P4" draw:layer="layout" svg:x1="17.363cm" svg:y1="14.988cm" svg:x2="17.362cm" svg:y2="18.036cm">
                <text:p/>
              </draw:line>
            </draw:g>
          </draw:g>
          <draw:line draw:style-name="gr62" draw:text-style-name="P3" draw:layer="layout" svg:x1="16.95cm" svg:y1="15.15cm" svg:x2="16.95cm" svg:y2="17.69cm">
            <text:p/>
          </draw:line>
          <draw:custom-shape draw:style-name="gr63" draw:text-style-name="P2" draw:layer="layout" svg:width="1.077cm" svg:height="2.032cm" svg:x="18.8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88" draw:start-glue-point="2" draw:end-shape="id189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18" draw:layer="layout" svg:width="2.032cm" svg:height="2.032cm" svg:x="21.933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363cm">
          <draw:text-box>
            <text:p text:style-name="P8"><text:span text:style-name="T1">Air objective</text:span></text:p>
          </draw:text-box>
        </draw:frame>
        <draw:line draw:style-name="gr19" draw:text-style-name="P3" draw:layer="layout" svg:x1="4.066cm" svg:y1="7.434cm" svg:x2="8.841cm" svg:y2="7.4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90" draw:id="id190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91" draw:id="id191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90" draw:start-glue-point="2" draw:end-shape="id191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92" draw:id="id192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93" draw:id="id193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92" draw:start-glue-point="2" draw:end-shape="id193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94" draw:id="id19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95" draw:id="id195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94" draw:start-glue-point="2" draw:end-shape="id195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Air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44" draw:text-style-name="P22" draw:layer="layout" svg:width="7.62cm" svg:height="1.247cm" svg:x="10.514cm" svg:y="8.16cm">
          <draw:text-box>
            <text:p text:style-name="P8"><text:span text:style-name="T1">Air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2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immersion-free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96" draw:id="id196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97" draw:id="id197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96" draw:start-glue-point="2" draw:end-shape="id197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8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79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98" draw:id="id198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199" draw:id="id199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198" draw:start-glue-point="2" draw:end-shape="id199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00" draw:id="id200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01" draw:id="id201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00" draw:start-glue-point="2" draw:end-shape="id201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02" draw:id="id202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03" draw:id="id203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956cm" svg:y1="16.475cm" svg:x2="17.364cm" svg:y2="17.272cm">
            <text:p/>
          </draw:line>
          <draw:line draw:style-name="gr6" draw:text-style-name="P3" draw:layer="layout" svg:x1="17.363cm" svg:y1="15.748cm" svg:x2="16.956cm" svg:y2="16.475cm">
            <text:p/>
          </draw:line>
          <draw:g>
            <draw:g>
              <draw:line draw:style-name="gr23" draw:text-style-name="P4" draw:layer="layout" svg:x1="17.942cm" svg:y1="14.512cm" svg:x2="20.027cm" svg:y2="14.498cm">
                <text:p/>
              </draw:line>
              <draw:line draw:style-name="gr23" draw:text-style-name="P4" draw:layer="layout" svg:x1="20.027cm" svg:y1="14.482cm" svg:x2="20.03cm" svg:y2="18.505cm">
                <text:p/>
              </draw:line>
              <draw:line draw:style-name="gr23" draw:text-style-name="P4" draw:layer="layout" svg:x1="20.03cm" svg:y1="18.511cm" svg:x2="17.945cm" svg:y2="18.525cm">
                <text:p/>
              </draw:line>
              <draw:line draw:style-name="gr23" draw:text-style-name="P4" draw:layer="layout" svg:x1="17.942cm" svg:y1="14.513cm" svg:x2="17.362cm" svg:y2="14.988cm">
                <text:p/>
              </draw:line>
              <draw:line draw:style-name="gr23" draw:text-style-name="P4" draw:layer="layout" svg:x1="17.945cm" svg:y1="18.536cm" svg:x2="17.363cm" svg:y2="18.036cm">
                <text:p/>
              </draw:line>
              <draw:line draw:style-name="gr23" draw:text-style-name="P4" draw:layer="layout" svg:x1="17.363cm" svg:y1="14.988cm" svg:x2="17.362cm" svg:y2="18.036cm">
                <text:p/>
              </draw:line>
            </draw:g>
          </draw:g>
          <draw:line draw:style-name="gr62" draw:text-style-name="P3" draw:layer="layout" svg:x1="16.95cm" svg:y1="15.15cm" svg:x2="16.95cm" svg:y2="17.69cm">
            <text:p/>
          </draw:line>
          <draw:custom-shape draw:style-name="gr63" draw:text-style-name="P2" draw:layer="layout" svg:width="1.077cm" svg:height="2.032cm" svg:x="18.8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02" draw:start-glue-point="2" draw:end-shape="id203" draw:end-glue-point="1" svg:d="M22884 9106c0 3202 1033 2668 1651 3714s822 3672-403 3672" svg:viewBox="0 0 2144 7387">
          <text:p/>
        </draw:connector>
        <draw:custom-shape draw:style-name="gr33" draw:text-style-name="P18" draw:layer="layout" svg:width="2.032cm" svg:height="2.032cm" svg:x="21.93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Oil objective</text:span></text:p>
          </draw:text-box>
        </draw:frame>
        <draw:line draw:style-name="gr19" draw:text-style-name="P3" draw:layer="layout" svg:x1="4.067cm" svg:y1="7.434cm" svg:x2="8.842cm" svg:y2="7.4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7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04" draw:id="id20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05" draw:id="id205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856cm" svg:y1="16.475cm" svg:x2="17.264cm" svg:y2="17.272cm">
            <text:p/>
          </draw:line>
          <draw:line draw:style-name="gr6" draw:text-style-name="P3" draw:layer="layout" svg:x1="17.263cm" svg:y1="15.748cm" svg:x2="16.856cm" svg:y2="16.475cm">
            <text:p/>
          </draw:line>
          <draw:g>
            <draw:g>
              <draw:line draw:style-name="gr23" draw:text-style-name="P4" draw:layer="layout" svg:x1="17.842cm" svg:y1="14.512cm" svg:x2="19.927cm" svg:y2="14.498cm">
                <text:p/>
              </draw:line>
              <draw:line draw:style-name="gr23" draw:text-style-name="P4" draw:layer="layout" svg:x1="19.927cm" svg:y1="14.482cm" svg:x2="19.93cm" svg:y2="18.505cm">
                <text:p/>
              </draw:line>
              <draw:line draw:style-name="gr23" draw:text-style-name="P4" draw:layer="layout" svg:x1="19.93cm" svg:y1="18.511cm" svg:x2="17.845cm" svg:y2="18.525cm">
                <text:p/>
              </draw:line>
              <draw:line draw:style-name="gr23" draw:text-style-name="P4" draw:layer="layout" svg:x1="17.842cm" svg:y1="14.513cm" svg:x2="17.262cm" svg:y2="14.988cm">
                <text:p/>
              </draw:line>
              <draw:line draw:style-name="gr23" draw:text-style-name="P4" draw:layer="layout" svg:x1="17.845cm" svg:y1="18.536cm" svg:x2="17.263cm" svg:y2="18.036cm">
                <text:p/>
              </draw:line>
              <draw:line draw:style-name="gr23" draw:text-style-name="P4" draw:layer="layout" svg:x1="17.263cm" svg:y1="14.988cm" svg:x2="17.262cm" svg:y2="18.036cm">
                <text:p/>
              </draw:line>
            </draw:g>
          </draw:g>
          <draw:line draw:style-name="gr62" draw:text-style-name="P3" draw:layer="layout" svg:x1="16.85cm" svg:y1="15.15cm" svg:x2="16.85cm" svg:y2="17.69cm">
            <text:p/>
          </draw:line>
          <draw:custom-shape draw:style-name="gr63" draw:text-style-name="P2" draw:layer="layout" svg:width="1.077cm" svg:height="2.032cm" svg:x="18.7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508cm" svg:height="0.382cm" svg:x="23.349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04" draw:start-glue-point="2" draw:end-shape="id205" draw:end-glue-point="1" svg:d="M22884 9106c0 3202 1033 2668 1651 3714s822 3672-403 3672" svg:viewBox="0 0 2144 7387">
          <text:p/>
        </draw:connector>
        <draw:custom-shape draw:style-name="gr35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8cm" svg:y1="7.134cm" svg:x2="8.843cm" svg:y2="7.1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06" draw:id="id206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07" draw:id="id207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756cm" svg:y1="16.475cm" svg:x2="17.164cm" svg:y2="17.272cm">
            <text:p/>
          </draw:line>
          <draw:line draw:style-name="gr6" draw:text-style-name="P3" draw:layer="layout" svg:x1="17.163cm" svg:y1="15.748cm" svg:x2="16.756cm" svg:y2="16.475cm">
            <text:p/>
          </draw:line>
          <draw:g>
            <draw:g>
              <draw:line draw:style-name="gr23" draw:text-style-name="P4" draw:layer="layout" svg:x1="17.742cm" svg:y1="14.512cm" svg:x2="19.827cm" svg:y2="14.498cm">
                <text:p/>
              </draw:line>
              <draw:line draw:style-name="gr23" draw:text-style-name="P4" draw:layer="layout" svg:x1="19.827cm" svg:y1="14.482cm" svg:x2="19.83cm" svg:y2="18.505cm">
                <text:p/>
              </draw:line>
              <draw:line draw:style-name="gr23" draw:text-style-name="P4" draw:layer="layout" svg:x1="19.83cm" svg:y1="18.511cm" svg:x2="17.745cm" svg:y2="18.525cm">
                <text:p/>
              </draw:line>
              <draw:line draw:style-name="gr23" draw:text-style-name="P4" draw:layer="layout" svg:x1="17.742cm" svg:y1="14.513cm" svg:x2="17.162cm" svg:y2="14.988cm">
                <text:p/>
              </draw:line>
              <draw:line draw:style-name="gr23" draw:text-style-name="P4" draw:layer="layout" svg:x1="17.745cm" svg:y1="18.536cm" svg:x2="17.163cm" svg:y2="18.036cm">
                <text:p/>
              </draw:line>
              <draw:line draw:style-name="gr23" draw:text-style-name="P4" draw:layer="layout" svg:x1="17.163cm" svg:y1="14.988cm" svg:x2="17.162cm" svg:y2="18.036cm">
                <text:p/>
              </draw:line>
            </draw:g>
          </draw:g>
          <draw:line draw:style-name="gr62" draw:text-style-name="P3" draw:layer="layout" svg:x1="16.75cm" svg:y1="15.15cm" svg:x2="16.75cm" svg:y2="17.69cm">
            <text:p/>
          </draw:line>
          <draw:custom-shape draw:style-name="gr63" draw:text-style-name="P2" draw:layer="layout" svg:width="1.077cm" svg:height="2.032cm" svg:x="18.6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1.118cm" svg:height="0.788cm" svg:x="23.044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06" draw:start-glue-point="2" draw:end-shape="id207" draw:end-glue-point="1" svg:d="M22884 9106c0 3202 1033 2668 1651 3714s822 3672-403 3672" svg:viewBox="0 0 2144 7387">
          <text:p/>
        </draw:connector>
        <draw:custom-shape draw:style-name="gr3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8cm" svg:y1="6.834cm" svg:x2="8.843cm" svg:y2="6.8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08" draw:id="id208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09" draw:id="id209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656cm" svg:y1="16.475cm" svg:x2="17.064cm" svg:y2="17.272cm">
            <text:p/>
          </draw:line>
          <draw:line draw:style-name="gr6" draw:text-style-name="P3" draw:layer="layout" svg:x1="17.063cm" svg:y1="15.748cm" svg:x2="16.656cm" svg:y2="16.475cm">
            <text:p/>
          </draw:line>
          <draw:g>
            <draw:g>
              <draw:line draw:style-name="gr23" draw:text-style-name="P4" draw:layer="layout" svg:x1="17.642cm" svg:y1="14.512cm" svg:x2="19.727cm" svg:y2="14.498cm">
                <text:p/>
              </draw:line>
              <draw:line draw:style-name="gr23" draw:text-style-name="P4" draw:layer="layout" svg:x1="19.727cm" svg:y1="14.482cm" svg:x2="19.73cm" svg:y2="18.505cm">
                <text:p/>
              </draw:line>
              <draw:line draw:style-name="gr23" draw:text-style-name="P4" draw:layer="layout" svg:x1="19.73cm" svg:y1="18.511cm" svg:x2="17.645cm" svg:y2="18.525cm">
                <text:p/>
              </draw:line>
              <draw:line draw:style-name="gr23" draw:text-style-name="P4" draw:layer="layout" svg:x1="17.642cm" svg:y1="14.513cm" svg:x2="17.062cm" svg:y2="14.988cm">
                <text:p/>
              </draw:line>
              <draw:line draw:style-name="gr23" draw:text-style-name="P4" draw:layer="layout" svg:x1="17.645cm" svg:y1="18.536cm" svg:x2="17.063cm" svg:y2="18.036cm">
                <text:p/>
              </draw:line>
              <draw:line draw:style-name="gr23" draw:text-style-name="P4" draw:layer="layout" svg:x1="17.063cm" svg:y1="14.988cm" svg:x2="17.062cm" svg:y2="18.036cm">
                <text:p/>
              </draw:line>
            </draw:g>
          </draw:g>
          <draw:line draw:style-name="gr62" draw:text-style-name="P3" draw:layer="layout" svg:x1="16.65cm" svg:y1="15.15cm" svg:x2="16.65cm" svg:y2="17.69cm">
            <text:p/>
          </draw:line>
          <draw:custom-shape draw:style-name="gr63" draw:text-style-name="P2" draw:layer="layout" svg:width="1.077cm" svg:height="2.032cm" svg:x="18.5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914cm" svg:height="0.66cm" svg:x="23.14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08" draw:start-glue-point="2" draw:end-shape="id209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4cm" svg:y="5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4cm" svg:y="4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4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5" draw:layer="layout" svg:width="0.4cm" svg:height="0.4cm" svg:x="22.039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363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8cm" svg:y1="6.534cm" svg:x2="8.843cm" svg:y2="6.5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10" draw:id="id210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0.61cm" svg:height="0.61cm" svg:x="21.933cm" svg:y="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11" draw:id="id211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556cm" svg:y1="16.475cm" svg:x2="16.964cm" svg:y2="17.272cm">
            <text:p/>
          </draw:line>
          <draw:line draw:style-name="gr6" draw:text-style-name="P3" draw:layer="layout" svg:x1="16.963cm" svg:y1="15.748cm" svg:x2="16.556cm" svg:y2="16.475cm">
            <text:p/>
          </draw:line>
          <draw:g>
            <draw:g>
              <draw:line draw:style-name="gr23" draw:text-style-name="P4" draw:layer="layout" svg:x1="17.542cm" svg:y1="14.512cm" svg:x2="19.627cm" svg:y2="14.498cm">
                <text:p/>
              </draw:line>
              <draw:line draw:style-name="gr23" draw:text-style-name="P4" draw:layer="layout" svg:x1="19.627cm" svg:y1="14.482cm" svg:x2="19.63cm" svg:y2="18.505cm">
                <text:p/>
              </draw:line>
              <draw:line draw:style-name="gr23" draw:text-style-name="P4" draw:layer="layout" svg:x1="19.63cm" svg:y1="18.511cm" svg:x2="17.545cm" svg:y2="18.525cm">
                <text:p/>
              </draw:line>
              <draw:line draw:style-name="gr23" draw:text-style-name="P4" draw:layer="layout" svg:x1="17.542cm" svg:y1="14.513cm" svg:x2="16.962cm" svg:y2="14.988cm">
                <text:p/>
              </draw:line>
              <draw:line draw:style-name="gr23" draw:text-style-name="P4" draw:layer="layout" svg:x1="17.545cm" svg:y1="18.536cm" svg:x2="16.963cm" svg:y2="18.036cm">
                <text:p/>
              </draw:line>
              <draw:line draw:style-name="gr23" draw:text-style-name="P4" draw:layer="layout" svg:x1="16.963cm" svg:y1="14.988cm" svg:x2="16.962cm" svg:y2="18.036cm">
                <text:p/>
              </draw:line>
            </draw:g>
          </draw:g>
          <draw:line draw:style-name="gr62" draw:text-style-name="P3" draw:layer="layout" svg:x1="16.55cm" svg:y1="15.15cm" svg:x2="16.55cm" svg:y2="17.69cm">
            <text:p/>
          </draw:line>
          <draw:custom-shape draw:style-name="gr63" draw:text-style-name="P2" draw:layer="layout" svg:width="1.077cm" svg:height="2.032cm" svg:x="18.4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10" draw:start-glue-point="2" draw:end-shape="id211" draw:end-glue-point="1" svg:d="M22884 9106c0 3202 1033 2668 1651 3714s822 3672-403 3672" svg:viewBox="0 0 2144 7387">
          <text:p/>
        </draw:connector>
        <draw:custom-shape draw:style-name="gr42" draw:text-style-name="P18" draw:layer="layout" svg:width="3.81cm" svg:height="3.81cm" svg:x="21.048cm" svg:y="4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Oil objective</text:span></text:p>
          </draw:text-box>
        </draw:frame>
        <draw:line draw:style-name="gr19" draw:text-style-name="P3" draw:layer="layout" svg:x1="4.068cm" svg:y1="6.234cm" svg:x2="8.843cm" svg:y2="6.2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12" draw:id="id212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13" draw:id="id213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656cm" svg:y1="16.475cm" svg:x2="17.064cm" svg:y2="17.272cm">
            <text:p/>
          </draw:line>
          <draw:line draw:style-name="gr6" draw:text-style-name="P3" draw:layer="layout" svg:x1="17.063cm" svg:y1="15.748cm" svg:x2="16.656cm" svg:y2="16.475cm">
            <text:p/>
          </draw:line>
          <draw:g>
            <draw:g>
              <draw:line draw:style-name="gr23" draw:text-style-name="P4" draw:layer="layout" svg:x1="17.642cm" svg:y1="14.512cm" svg:x2="19.727cm" svg:y2="14.498cm">
                <text:p/>
              </draw:line>
              <draw:line draw:style-name="gr23" draw:text-style-name="P4" draw:layer="layout" svg:x1="19.727cm" svg:y1="14.482cm" svg:x2="19.73cm" svg:y2="18.505cm">
                <text:p/>
              </draw:line>
              <draw:line draw:style-name="gr23" draw:text-style-name="P4" draw:layer="layout" svg:x1="19.73cm" svg:y1="18.511cm" svg:x2="17.645cm" svg:y2="18.525cm">
                <text:p/>
              </draw:line>
              <draw:line draw:style-name="gr23" draw:text-style-name="P4" draw:layer="layout" svg:x1="17.642cm" svg:y1="14.513cm" svg:x2="17.062cm" svg:y2="14.988cm">
                <text:p/>
              </draw:line>
              <draw:line draw:style-name="gr23" draw:text-style-name="P4" draw:layer="layout" svg:x1="17.645cm" svg:y1="18.536cm" svg:x2="17.063cm" svg:y2="18.036cm">
                <text:p/>
              </draw:line>
              <draw:line draw:style-name="gr23" draw:text-style-name="P4" draw:layer="layout" svg:x1="17.063cm" svg:y1="14.988cm" svg:x2="17.062cm" svg:y2="18.036cm">
                <text:p/>
              </draw:line>
            </draw:g>
          </draw:g>
          <draw:line draw:style-name="gr62" draw:text-style-name="P3" draw:layer="layout" svg:x1="16.65cm" svg:y1="15.15cm" svg:x2="16.65cm" svg:y2="17.69cm">
            <text:p/>
          </draw:line>
          <draw:custom-shape draw:style-name="gr63" draw:text-style-name="P2" draw:layer="layout" svg:width="1.077cm" svg:height="2.032cm" svg:x="18.5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914cm" svg:height="0.66cm" svg:x="23.14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12" draw:start-glue-point="2" draw:end-shape="id213" draw:end-glue-point="1" svg:d="M22884 9106c0 3202 1033 2668 1651 3714s822 3672-403 3672" svg:viewBox="0 0 2144 7387">
          <text:p/>
        </draw:connector>
        <draw:custom-shape draw:style-name="gr39" draw:text-style-name="P18" draw:layer="layout" svg:width="3.708cm" svg:height="3.708cm" svg:x="21.098cm" svg:y="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5" draw:layer="layout" svg:width="0.4cm" svg:height="0.4cm" svg:x="22.04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363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8cm" svg:y1="6.534cm" svg:x2="8.843cm" svg:y2="6.5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14" draw:id="id21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15" draw:id="id215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756cm" svg:y1="16.475cm" svg:x2="17.164cm" svg:y2="17.272cm">
            <text:p/>
          </draw:line>
          <draw:line draw:style-name="gr6" draw:text-style-name="P3" draw:layer="layout" svg:x1="17.163cm" svg:y1="15.748cm" svg:x2="16.756cm" svg:y2="16.475cm">
            <text:p/>
          </draw:line>
          <draw:g>
            <draw:g>
              <draw:line draw:style-name="gr23" draw:text-style-name="P4" draw:layer="layout" svg:x1="17.742cm" svg:y1="14.512cm" svg:x2="19.827cm" svg:y2="14.498cm">
                <text:p/>
              </draw:line>
              <draw:line draw:style-name="gr23" draw:text-style-name="P4" draw:layer="layout" svg:x1="19.827cm" svg:y1="14.482cm" svg:x2="19.83cm" svg:y2="18.505cm">
                <text:p/>
              </draw:line>
              <draw:line draw:style-name="gr23" draw:text-style-name="P4" draw:layer="layout" svg:x1="19.83cm" svg:y1="18.511cm" svg:x2="17.745cm" svg:y2="18.525cm">
                <text:p/>
              </draw:line>
              <draw:line draw:style-name="gr23" draw:text-style-name="P4" draw:layer="layout" svg:x1="17.742cm" svg:y1="14.513cm" svg:x2="17.162cm" svg:y2="14.988cm">
                <text:p/>
              </draw:line>
              <draw:line draw:style-name="gr23" draw:text-style-name="P4" draw:layer="layout" svg:x1="17.745cm" svg:y1="18.536cm" svg:x2="17.163cm" svg:y2="18.036cm">
                <text:p/>
              </draw:line>
              <draw:line draw:style-name="gr23" draw:text-style-name="P4" draw:layer="layout" svg:x1="17.163cm" svg:y1="14.988cm" svg:x2="17.162cm" svg:y2="18.036cm">
                <text:p/>
              </draw:line>
            </draw:g>
          </draw:g>
          <draw:line draw:style-name="gr62" draw:text-style-name="P3" draw:layer="layout" svg:x1="16.75cm" svg:y1="15.15cm" svg:x2="16.75cm" svg:y2="17.69cm">
            <text:p/>
          </draw:line>
          <draw:custom-shape draw:style-name="gr63" draw:text-style-name="P2" draw:layer="layout" svg:width="1.077cm" svg:height="2.032cm" svg:x="18.6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1.118cm" svg:height="0.788cm" svg:x="23.044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14" draw:start-glue-point="2" draw:end-shape="id215" draw:end-glue-point="1" svg:d="M22884 9106c0 3202 1033 2668 1651 3714s822 3672-403 3672" svg:viewBox="0 0 2144 7387">
          <text:p/>
        </draw:connector>
        <draw:custom-shape draw:style-name="gr37" draw:text-style-name="P18" draw:layer="layout" svg:width="3.556cm" svg:height="3.556cm" svg:x="21.173cm" svg:y="4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8cm" svg:y1="6.834cm" svg:x2="8.843cm" svg:y2="6.8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16" draw:id="id216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17" draw:id="id217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856cm" svg:y1="16.475cm" svg:x2="17.264cm" svg:y2="17.272cm">
            <text:p/>
          </draw:line>
          <draw:line draw:style-name="gr6" draw:text-style-name="P3" draw:layer="layout" svg:x1="17.263cm" svg:y1="15.748cm" svg:x2="16.856cm" svg:y2="16.475cm">
            <text:p/>
          </draw:line>
          <draw:g>
            <draw:g>
              <draw:line draw:style-name="gr23" draw:text-style-name="P4" draw:layer="layout" svg:x1="17.842cm" svg:y1="14.512cm" svg:x2="19.927cm" svg:y2="14.498cm">
                <text:p/>
              </draw:line>
              <draw:line draw:style-name="gr23" draw:text-style-name="P4" draw:layer="layout" svg:x1="19.927cm" svg:y1="14.482cm" svg:x2="19.93cm" svg:y2="18.505cm">
                <text:p/>
              </draw:line>
              <draw:line draw:style-name="gr23" draw:text-style-name="P4" draw:layer="layout" svg:x1="19.93cm" svg:y1="18.511cm" svg:x2="17.845cm" svg:y2="18.525cm">
                <text:p/>
              </draw:line>
              <draw:line draw:style-name="gr23" draw:text-style-name="P4" draw:layer="layout" svg:x1="17.842cm" svg:y1="14.513cm" svg:x2="17.262cm" svg:y2="14.988cm">
                <text:p/>
              </draw:line>
              <draw:line draw:style-name="gr23" draw:text-style-name="P4" draw:layer="layout" svg:x1="17.845cm" svg:y1="18.536cm" svg:x2="17.263cm" svg:y2="18.036cm">
                <text:p/>
              </draw:line>
              <draw:line draw:style-name="gr23" draw:text-style-name="P4" draw:layer="layout" svg:x1="17.263cm" svg:y1="14.988cm" svg:x2="17.262cm" svg:y2="18.036cm">
                <text:p/>
              </draw:line>
            </draw:g>
          </draw:g>
          <draw:line draw:style-name="gr62" draw:text-style-name="P3" draw:layer="layout" svg:x1="16.85cm" svg:y1="15.15cm" svg:x2="16.85cm" svg:y2="17.69cm">
            <text:p/>
          </draw:line>
          <draw:custom-shape draw:style-name="gr63" draw:text-style-name="P2" draw:layer="layout" svg:width="1.077cm" svg:height="2.032cm" svg:x="18.7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0.508cm" svg:height="0.382cm" svg:x="23.349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16" draw:start-glue-point="2" draw:end-shape="id217" draw:end-glue-point="1" svg:d="M22884 9106c0 3202 1033 2668 1651 3714s822 3672-403 3672" svg:viewBox="0 0 2144 7387">
          <text:p/>
        </draw:connector>
        <draw:custom-shape draw:style-name="gr35" draw:text-style-name="P18" draw:layer="layout" svg:width="3.048cm" svg:height="3.048cm" svg:x="21.426cm" svg:y="4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3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9" draw:text-style-name="P3" draw:layer="layout" svg:x1="4.068cm" svg:y1="7.134cm" svg:x2="8.843cm" svg:y2="7.1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18" draw:id="id218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19" draw:id="id219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6.956cm" svg:y1="16.475cm" svg:x2="17.364cm" svg:y2="17.272cm">
            <text:p/>
          </draw:line>
          <draw:line draw:style-name="gr6" draw:text-style-name="P3" draw:layer="layout" svg:x1="17.363cm" svg:y1="15.748cm" svg:x2="16.956cm" svg:y2="16.475cm">
            <text:p/>
          </draw:line>
          <draw:g>
            <draw:g>
              <draw:line draw:style-name="gr23" draw:text-style-name="P4" draw:layer="layout" svg:x1="17.942cm" svg:y1="14.512cm" svg:x2="20.027cm" svg:y2="14.498cm">
                <text:p/>
              </draw:line>
              <draw:line draw:style-name="gr23" draw:text-style-name="P4" draw:layer="layout" svg:x1="20.027cm" svg:y1="14.482cm" svg:x2="20.03cm" svg:y2="18.505cm">
                <text:p/>
              </draw:line>
              <draw:line draw:style-name="gr23" draw:text-style-name="P4" draw:layer="layout" svg:x1="20.03cm" svg:y1="18.511cm" svg:x2="17.945cm" svg:y2="18.525cm">
                <text:p/>
              </draw:line>
              <draw:line draw:style-name="gr23" draw:text-style-name="P4" draw:layer="layout" svg:x1="17.942cm" svg:y1="14.513cm" svg:x2="17.362cm" svg:y2="14.988cm">
                <text:p/>
              </draw:line>
              <draw:line draw:style-name="gr23" draw:text-style-name="P4" draw:layer="layout" svg:x1="17.945cm" svg:y1="18.536cm" svg:x2="17.363cm" svg:y2="18.036cm">
                <text:p/>
              </draw:line>
              <draw:line draw:style-name="gr23" draw:text-style-name="P4" draw:layer="layout" svg:x1="17.363cm" svg:y1="14.988cm" svg:x2="17.362cm" svg:y2="18.036cm">
                <text:p/>
              </draw:line>
            </draw:g>
          </draw:g>
          <draw:line draw:style-name="gr62" draw:text-style-name="P3" draw:layer="layout" svg:x1="16.95cm" svg:y1="15.15cm" svg:x2="16.95cm" svg:y2="17.69cm">
            <text:p/>
          </draw:line>
          <draw:custom-shape draw:style-name="gr63" draw:text-style-name="P2" draw:layer="layout" svg:width="1.077cm" svg:height="2.032cm" svg:x="18.8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18" draw:start-glue-point="2" draw:end-shape="id219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18" draw:layer="layout" svg:width="2.032cm" svg:height="2.032cm" svg:x="21.933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8.508cm" svg:height="2.139cm" svg:x="2.272cm" svg:y="11.363cm">
          <draw:text-box>
            <text:p text:style-name="P8"><text:span text:style-name="T1">Oil objective</text:span></text:p>
          </draw:text-box>
        </draw:frame>
        <draw:line draw:style-name="gr19" draw:text-style-name="P3" draw:layer="layout" svg:x1="4.067cm" svg:y1="7.434cm" svg:x2="8.842cm" svg:y2="7.434cm">
          <text:p/>
        </draw:line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20" draw:id="id220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21" draw:id="id221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20" draw:start-glue-point="2" draw:end-shape="id221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22" draw:id="id222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23" draw:id="id223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22" draw:start-glue-point="2" draw:end-shape="id223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8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custom-shape draw:style-name="gr58" draw:text-style-name="P30" draw:layer="layout" svg:width="3.099cm" svg:height="1.984cm" svg:x="22.888cm" svg:y="1.00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3.404cm" svg:y1="7.899cm" svg:x2="9.424cm" svg:y2="7.899cm">
            <text:p/>
          </draw:line>
          <draw:line draw:style-name="gr5" draw:text-style-name="P3" draw:layer="layout" svg:x1="3.454cm" svg:y1="7.874cm" svg:x2="3.454cm" svg:y2="4.349cm">
            <text:p/>
          </draw:line>
          <draw:line draw:style-name="gr5" draw:text-style-name="P3" draw:layer="layout" svg:x1="9.373cm" svg:y1="7.874cm" svg:x2="9.373cm" svg:y2="4.349cm">
            <text:p/>
          </draw:line>
        </draw:g>
        <draw:line draw:style-name="gr6" draw:text-style-name="P3" draw:layer="layout" svg:x1="8.89cm" svg:y1="17.21cm" svg:x2="7.316cm" svg:y2="17.21cm">
          <text:p/>
        </draw:line>
        <draw:line draw:style-name="gr6" draw:text-style-name="P3" draw:layer="layout" svg:x1="8.94cm" svg:y1="15.71cm" svg:x2="5.616cm" svg:y2="15.71cm">
          <text:p/>
        </draw:line>
        <draw:line draw:style-name="gr6" draw:text-style-name="P3" draw:layer="layout" svg:x1="13.74cm" svg:y1="15.71cm" svg:x2="10.416cm" svg:y2="15.71cm">
          <text:p/>
        </draw:line>
        <draw:custom-shape draw:style-name="gr7" draw:text-style-name="P3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24" draw:id="id22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018cm" svg:y1="15.079cm" svg:x2="7.812cm" svg:y2="17.873cm">
          <text:p/>
        </draw:line>
        <draw:line draw:style-name="gr11" draw:text-style-name="P4" draw:layer="layout" svg:x1="2cm" svg:y1="3cm" svg:x2="26cm" svg:y2="3cm">
          <text:p/>
        </draw:line>
        <draw:g>
          <draw:line draw:style-name="gr6" draw:text-style-name="P3" draw:layer="layout" svg:x1="5.715cm" svg:y1="15.748cm" svg:x2="5.715cm" svg:y2="11.559cm">
            <text:p/>
          </draw:line>
          <draw:line draw:style-name="gr6" draw:text-style-name="P3" draw:layer="layout" svg:x1="7.315cm" svg:y1="17.372cm" svg:x2="7.315cm" svg:y2="11.559cm">
            <text:p/>
          </draw:line>
        </draw:g>
        <draw:line draw:style-name="gr6" draw:text-style-name="P3" draw:layer="layout" svg:x1="10.153cm" svg:y1="16.934cm" svg:x2="9.103cm" svg:y2="15.918cm">
          <text:p/>
        </draw:line>
        <draw:line draw:style-name="gr6" draw:text-style-name="P3" draw:layer="layout" svg:x1="9.101cm" svg:y1="16.934cm" svg:x2="10.267cm" svg:y2="15.918cm">
          <text:p/>
        </draw:line>
        <draw:line draw:style-name="gr6" draw:text-style-name="P3" draw:layer="layout" svg:x1="13.74cm" svg:y1="17.21cm" svg:x2="10.416cm" svg:y2="17.21cm">
          <text:p/>
        </draw:line>
        <draw:custom-shape draw:style-name="gr61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4" draw:layer="layout" svg:x1="15.828cm" svg:y1="18.506cm" svg:x2="13.743cm" svg:y2="18.52cm">
              <text:p/>
            </draw:line>
            <draw:line draw:style-name="gr23" draw:text-style-name="P4" draw:layer="layout" svg:x1="13.743cm" svg:y1="18.537cm" svg:x2="13.74cm" svg:y2="14.514cm">
              <text:p/>
            </draw:line>
            <draw:line draw:style-name="gr23" draw:text-style-name="P4" draw:layer="layout" svg:x1="13.74cm" svg:y1="14.508cm" svg:x2="15.825cm" svg:y2="14.494cm">
              <text:p/>
            </draw:line>
            <draw:line draw:style-name="gr23" draw:text-style-name="P4" draw:layer="layout" svg:x1="15.828cm" svg:y1="18.507cm" svg:x2="16.407cm" svg:y2="18.036cm">
              <text:p/>
            </draw:line>
            <draw:line draw:style-name="gr23" draw:text-style-name="P4" draw:layer="layout" svg:x1="15.825cm" svg:y1="14.484cm" svg:x2="16.407cm" svg:y2="14.988cm">
              <text:p/>
            </draw:line>
            <draw:line draw:style-name="gr23" draw:text-style-name="P4" draw:layer="layout" svg:x1="16.407cm" svg:y1="18.036cm" svg:x2="16.408cm" svg:y2="14.988cm">
              <text:p/>
            </draw:line>
          </draw:g>
        </draw:g>
        <draw:line draw:style-name="gr6" draw:text-style-name="P3" draw:layer="layout" svg:x1="16.764cm" svg:y1="16.512cm" svg:x2="16.4cm" svg:y2="15.75cm">
          <text:p/>
        </draw:line>
        <draw:line draw:style-name="gr6" draw:text-style-name="P3" draw:layer="layout" svg:x1="16.4cm" svg:y1="17.274cm" svg:x2="16.764cm" svg:y2="16.491cm">
          <text:p/>
        </draw:line>
        <draw:g xml:id="id225" draw:id="id225">
          <draw:custom-shape draw:style-name="gr22" draw:text-style-name="P3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21.938cm" svg:y1="16.094cm" svg:x2="21.388cm" svg:y2="15.565cm">
            <text:p/>
          </draw:line>
          <draw:line draw:style-name="gr23" draw:text-style-name="P3" draw:layer="layout" svg:x1="21.388cm" svg:y1="15.565cm" svg:x2="21.385cm" svg:y2="17.414cm">
            <text:p/>
          </draw:line>
          <draw:line draw:style-name="gr23" draw:text-style-name="P3" draw:layer="layout" svg:x1="21.385cm" svg:y1="17.414cm" svg:x2="21.936cm" svg:y2="16.887cm">
            <text:p/>
          </draw:line>
        </draw:g>
        <draw:line draw:style-name="gr6" draw:text-style-name="P3" draw:layer="layout" svg:x1="21.387cm" svg:y1="16.469cm" svg:x2="20.688cm" svg:y2="17.069cm">
          <text:p/>
        </draw:line>
        <draw:line draw:style-name="gr6" draw:text-style-name="P3" draw:layer="layout" svg:x1="21.386cm" svg:y1="16.469cm" svg:x2="20.693cm" svg:y2="15.869cm">
          <text:p/>
        </draw:line>
        <draw:line draw:style-name="gr6" draw:text-style-name="P3" draw:layer="layout" svg:x1="20.626cm" svg:y1="15.838cm" svg:x2="19.576cm" svg:y2="15.838cm">
          <text:p/>
        </draw:line>
        <draw:line draw:style-name="gr6" draw:text-style-name="P3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3" draw:layer="layout" svg:x1="17.056cm" svg:y1="16.475cm" svg:x2="17.464cm" svg:y2="17.272cm">
            <text:p/>
          </draw:line>
          <draw:line draw:style-name="gr6" draw:text-style-name="P3" draw:layer="layout" svg:x1="17.463cm" svg:y1="15.748cm" svg:x2="17.056cm" svg:y2="16.475cm">
            <text:p/>
          </draw:line>
          <draw:g>
            <draw:g>
              <draw:line draw:style-name="gr23" draw:text-style-name="P4" draw:layer="layout" svg:x1="18.042cm" svg:y1="14.512cm" svg:x2="20.127cm" svg:y2="14.498cm">
                <text:p/>
              </draw:line>
              <draw:line draw:style-name="gr23" draw:text-style-name="P4" draw:layer="layout" svg:x1="20.127cm" svg:y1="14.482cm" svg:x2="20.13cm" svg:y2="18.505cm">
                <text:p/>
              </draw:line>
              <draw:line draw:style-name="gr23" draw:text-style-name="P4" draw:layer="layout" svg:x1="20.13cm" svg:y1="18.511cm" svg:x2="18.045cm" svg:y2="18.525cm">
                <text:p/>
              </draw:line>
              <draw:line draw:style-name="gr23" draw:text-style-name="P4" draw:layer="layout" svg:x1="18.042cm" svg:y1="14.513cm" svg:x2="17.462cm" svg:y2="14.988cm">
                <text:p/>
              </draw:line>
              <draw:line draw:style-name="gr23" draw:text-style-name="P4" draw:layer="layout" svg:x1="18.045cm" svg:y1="18.536cm" svg:x2="17.463cm" svg:y2="18.036cm">
                <text:p/>
              </draw:line>
              <draw:line draw:style-name="gr23" draw:text-style-name="P4" draw:layer="layout" svg:x1="17.463cm" svg:y1="14.988cm" svg:x2="17.462cm" svg:y2="18.036cm">
                <text:p/>
              </draw:line>
            </draw:g>
          </draw:g>
          <draw:line draw:style-name="gr62" draw:text-style-name="P3" draw:layer="layout" svg:x1="17.05cm" svg:y1="15.15cm" svg:x2="17.05cm" svg:y2="17.69cm">
            <text:p/>
          </draw:line>
          <draw:custom-shape draw:style-name="gr63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5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draw:line-skew="-0.91cm 0.29cm" svg:x1="22.884cm" svg:y1="9.106cm" svg:x2="24.132cm" svg:y2="16.492cm" draw:start-shape="id224" draw:start-glue-point="2" draw:end-shape="id225" draw:end-glue-point="1" svg:d="M22884 9106c0 3202 1033 2668 1651 3714s822 3672-403 3672" svg:viewBox="0 0 2144 7387">
          <text:p/>
        </draw:connector>
        <draw:g>
          <draw:custom-shape draw:style-name="gr12" draw:text-style-name="P5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7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7" draw:layer="layout" svg:width="1.639cm" svg:height="0.383cm" svg:x="4.29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7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6" draw:text-style-name="P3" draw:layer="layout" svg:x1="6.413cm" svg:y1="7.774cm" svg:x2="4.332cm" svg:y2="9.727cm">
              <text:p/>
            </draw:line>
            <draw:line draw:style-name="gr6" draw:text-style-name="P3" draw:layer="layout" svg:x1="6.413cm" svg:y1="7.774cm" svg:x2="8.64cm" svg:y2="9.722cm">
              <text:p/>
            </draw:line>
            <draw:line draw:style-name="gr19" draw:text-style-name="P3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8.508cm" svg:height="2.139cm" svg:x="2.272cm" svg:y="11.362cm">
          <draw:text-box>
            <text:p text:style-name="P8"><text:span text:style-name="T1">Oil objective</text:span></text:p>
          </draw:text-box>
        </draw:frame>
        <draw:polygon draw:style-name="gr30" draw:text-style-name="P17" draw:layer="layout" svg:width="1.269cm" svg:height="0.913cm" svg:x="23.998cm" svg:y="7.553cm" svg:viewBox="0 0 1270 914" draw:points="0,351 423,914 1270,70 1129,0 423,563 70,281">
          <text:p/>
        </draw:polygon>
        <draw:line draw:style-name="gr11" draw:text-style-name="P4" draw:layer="layout" svg:x1="22.901cm" svg:y1="2.987cm" svg:x2="22.901cm" svg:y2="1.003cm">
          <text:p/>
        </draw:line>
        <draw:frame draw:style-name="gr21" draw:text-style-name="P12" draw:layer="layout" svg:width="21.082cm" svg:height="2.139cm" svg:x="3.556cm" svg:y="1.292cm">
          <draw:text-box>
            <text:p text:style-name="P11"><text:span text:style-name="T2">Remote refocus</text:span></text:p>
          </draw:text-box>
        </draw:frame>
        <draw:frame draw:style-name="gr26" draw:text-style-name="P10" draw:layer="layout" svg:width="7.62cm" svg:height="1.247cm" svg:x="10.514cm" svg:y="4.76cm">
          <draw:text-box>
            <text:p text:style-name="P8"><text:span text:style-name="T1">Watery sample</text:span></text:p>
          </draw:text-box>
        </draw:frame>
        <draw:frame draw:style-name="gr60" draw:text-style-name="P31" draw:layer="layout" svg:width="7.62cm" svg:height="1.247cm" svg:x="10.514cm" svg:y="8.161cm">
          <draw:text-box>
            <text:p text:style-name="P8"><text:span text:style-name="T1">Oil immersion</text:span></text:p>
          </draw:text-box>
        </draw:frame>
        <draw:frame draw:style-name="gr21" draw:text-style-name="P14" draw:layer="layout" svg:width="2.42cm" svg:height="2.139cm" svg:x="23.18cm" svg:y="1.369cm">
          <draw:text-box>
            <text:p text:style-name="P13"><text:span text:style-name="T3">(3/3)</text:span></text:p>
          </draw:text-box>
        </draw:frame>
        <draw:custom-shape draw:style-name="gr28" draw:text-style-name="P17" draw:layer="layout" svg:width="1.412cm" svg:height="0.912cm" svg:x="11.063cm" svg:y="12.6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10.656cm" svg:height="2.489cm" svg:x="12.627cm" svg:y="12.38cm">
          <draw:text-box>
            <text:p text:style-name="P23"><text:span text:style-name="T4">highest NA!</text:span></text:p>
          </draw:text-box>
        </draw:frame>
        <draw:frame draw:style-name="gr31" draw:text-style-name="P19" draw:layer="layout" svg:width="7.739cm" svg:height="1.473cm" svg:x="10.731cm" svg:y="10.977cm">
          <draw:text-box>
            <text:p text:style-name="P15"><text:span text:style-name="T5">Deep </text:span><text:span text:style-name="T4">imaging: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9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6-01T15:39:53.840000000</meta:creation-date>
    <meta:generator>LibreOffice/7.0.5.2$Windows_X86_64 LibreOffice_project/64390860c6cd0aca4beafafcfd84613dd9dfb63a</meta:generator>
    <dc:date>2022-06-07T17:16:29.855000000</dc:date>
    <meta:editing-duration>P1DT18H53M20S</meta:editing-duration>
    <meta:editing-cycles>316</meta:editing-cycles>
    <meta:document-statistic meta:object-count="7299"/>
  </office:meta>
</office:document-meta>
</file>